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83in"/>
    </style:style>
    <style:style style:name="co2" style:family="table-column">
      <style:table-column-properties fo:break-before="auto" style:column-width="0.596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2698666666666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42698666666667">
            <text:p>0.2426986667</text:p>
          </table:table-cell>
        </table:table-row>
        <table:table-row table:style-name="ro1">
          <table:table-cell office:value-type="string">
            <text:p>1.6624960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">
            <text:p>0.162496</text:p>
          </table:table-cell>
        </table:table-row>
        <table:table-row table:style-name="ro1">
          <table:table-cell office:value-type="string">
            <text:p>2.6624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">
            <text:p>0.162496</text:p>
          </table:table-cell>
        </table:table-row>
        <table:table-row table:style-name="ro1">
          <table:table-cell office:value-type="string">
            <text:p>3.6624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">
            <text:p>0.162496</text:p>
          </table:table-cell>
        </table:table-row>
        <table:table-row table:style-name="ro1">
          <table:table-cell office:value-type="string">
            <text:p>4.6624959999999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5999999999">
            <text:p>0.162496</text:p>
          </table:table-cell>
        </table:table-row>
        <table:table-row table:style-name="ro1">
          <table:table-cell office:value-type="string">
            <text:p>5.6624959999999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5999999999">
            <text:p>0.162496</text:p>
          </table:table-cell>
        </table:table-row>
        <table:table-row table:style-name="ro1">
          <table:table-cell office:value-type="string">
            <text:p>6.6624959999999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5999999999">
            <text:p>0.162496</text:p>
          </table:table-cell>
        </table:table-row>
        <table:table-row table:style-name="ro1">
          <table:table-cell office:value-type="string">
            <text:p>7.6624959999999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5999999999">
            <text:p>0.162496</text:p>
          </table:table-cell>
        </table:table-row>
        <table:table-row table:style-name="ro1">
          <table:table-cell office:value-type="string">
            <text:p>8.66249600000000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.66249600000000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10.8814826666669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381482666666917">
            <text:p>0.3814826667</text:p>
          </table:table-cell>
        </table:table-row>
        <table:table-row table:style-name="ro1">
          <table:table-cell office:value-type="string">
            <text:p>11.8990229333337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399022933333761">
            <text:p>0.3990229333</text:p>
          </table:table-cell>
        </table:table-row>
        <table:table-row table:style-name="ro1">
          <table:table-cell office:value-type="string">
            <text:p>12.7099317333341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9931733334161">
            <text:p>0.2099317333</text:p>
          </table:table-cell>
        </table:table-row>
        <table:table-row table:style-name="ro1">
          <table:table-cell office:value-type="string">
            <text:p>13.7270240000006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27024000000638">
            <text:p>0.227024</text:p>
          </table:table-cell>
        </table:table-row>
        <table:table-row table:style-name="ro1">
          <table:table-cell office:value-type="string">
            <text:p>14.6928709333339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2870933333975">
            <text:p>0.1928709333</text:p>
          </table:table-cell>
        </table:table-row>
        <table:table-row table:style-name="ro1">
          <table:table-cell office:value-type="string">
            <text:p>15.7199306666668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9930666666867">
            <text:p>0.2199306667</text:p>
          </table:table-cell>
        </table:table-row>
        <table:table-row table:style-name="ro1">
          <table:table-cell office:value-type="string">
            <text:p>16.9355632000006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35563200000615">
            <text:p>0.4355632</text:p>
          </table:table-cell>
        </table:table-row>
        <table:table-row table:style-name="ro1">
          <table:table-cell office:value-type="string">
            <text:p>17.6947882666671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4788266667199">
            <text:p>0.1947882667</text:p>
          </table:table-cell>
        </table:table-row>
        <table:table-row table:style-name="ro1">
          <table:table-cell office:value-type="string">
            <text:p>18.7098453333336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9845333333693">
            <text:p>0.2098453333</text:p>
          </table:table-cell>
        </table:table-row>
        <table:table-row table:style-name="ro1">
          <table:table-cell office:value-type="string">
            <text:p>19.98877866666762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88778666667628">
            <text:p>0.4887786667</text:p>
          </table:table-cell>
        </table:table-row>
        <table:table-row table:style-name="ro1">
          <table:table-cell office:value-type="string">
            <text:p>20.7036074666678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3607466667847">
            <text:p>0.2036074667</text:p>
          </table:table-cell>
        </table:table-row>
        <table:table-row table:style-name="ro1">
          <table:table-cell office:value-type="string">
            <text:p>21.7206954666688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20695466668836">
            <text:p>0.2206954667</text:p>
          </table:table-cell>
        </table:table-row>
        <table:table-row table:style-name="ro1">
          <table:table-cell office:value-type="string">
            <text:p>23.0380992000010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38099200001074">
            <text:p>0.5380992</text:p>
          </table:table-cell>
        </table:table-row>
        <table:table-row table:style-name="ro1">
          <table:table-cell office:value-type="string">
            <text:p>23.681273600001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8127360000117">
            <text:p>0.1812736</text:p>
          </table:table-cell>
        </table:table-row>
        <table:table-row table:style-name="ro1">
          <table:table-cell office:value-type="string">
            <text:p>24.9046511999996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04651199999698">
            <text:p>0.4046512</text:p>
          </table:table-cell>
        </table:table-row>
        <table:table-row table:style-name="ro1">
          <table:table-cell office:value-type="string">
            <text:p>25.7140922666665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4092266666572">
            <text:p>0.2140922667</text:p>
          </table:table-cell>
        </table:table-row>
        <table:table-row table:style-name="ro1">
          <table:table-cell office:value-type="string">
            <text:p>26.9552298666667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55229866666762">
            <text:p>0.4552298667</text:p>
          </table:table-cell>
        </table:table-row>
        <table:table-row table:style-name="ro1">
          <table:table-cell office:value-type="string">
            <text:p>27.7017253333334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1725333333474">
            <text:p>0.2017253333</text:p>
          </table:table-cell>
        </table:table-row>
        <table:table-row table:style-name="ro1">
          <table:table-cell office:value-type="string">
            <text:p>28.7285189333344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28518933334431">
            <text:p>0.2285189333</text:p>
          </table:table-cell>
        </table:table-row>
        <table:table-row table:style-name="ro1">
          <table:table-cell office:value-type="string">
            <text:p>29.7088005333344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8800533334497">
            <text:p>0.2088005333</text:p>
          </table:table-cell>
        </table:table-row>
        <table:table-row table:style-name="ro1">
          <table:table-cell office:value-type="string">
            <text:p>31.0460202666668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46020266666872">
            <text:p>0.5460202667</text:p>
          </table:table-cell>
        </table:table-row>
        <table:table-row table:style-name="ro1">
          <table:table-cell office:value-type="string">
            <text:p>31.7135168000000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3516800000047">
            <text:p>0.2135168</text:p>
          </table:table-cell>
        </table:table-row>
        <table:table-row table:style-name="ro1">
          <table:table-cell office:value-type="string">
            <text:p>33.0460645333356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46064533335638">
            <text:p>0.5460645333</text:p>
          </table:table-cell>
        </table:table-row>
        <table:table-row table:style-name="ro1">
          <table:table-cell office:value-type="string">
            <text:p>34.0311114666702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31111466670218">
            <text:p>0.5311114667</text:p>
          </table:table-cell>
        </table:table-row>
        <table:table-row table:style-name="ro1">
          <table:table-cell office:value-type="string">
            <text:p>34.7099024000050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9902400005085">
            <text:p>0.2099024</text:p>
          </table:table-cell>
        </table:table-row>
        <table:table-row table:style-name="ro1">
          <table:table-cell office:value-type="string">
            <text:p>35.72520426668000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25204266680009">
            <text:p>0.2252042667</text:p>
          </table:table-cell>
        </table:table-row>
        <table:table-row table:style-name="ro1">
          <table:table-cell office:value-type="string">
            <text:p>36.7197322666821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9732266682158">
            <text:p>0.2197322667</text:p>
          </table:table-cell>
        </table:table-row>
        <table:table-row table:style-name="ro1">
          <table:table-cell office:value-type="string">
            <text:p>38.08683840001217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86838400012177">
            <text:p>0.5868384</text:p>
          </table:table-cell>
        </table:table-row>
        <table:table-row table:style-name="ro1">
          <table:table-cell office:value-type="string">
            <text:p>38.9813018666838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81301866683836">
            <text:p>0.4813018667</text:p>
          </table:table-cell>
        </table:table-row>
        <table:table-row table:style-name="ro1">
          <table:table-cell office:value-type="string">
            <text:p>39.9050090666846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05009066684627">
            <text:p>0.4050090667</text:p>
          </table:table-cell>
        </table:table-row>
        <table:table-row table:style-name="ro1">
          <table:table-cell office:value-type="string">
            <text:p>40.71651840001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65184000186">
            <text:p>0.2165184</text:p>
          </table:table-cell>
        </table:table-row>
        <table:table-row table:style-name="ro1">
          <table:table-cell office:value-type="string">
            <text:p>42.053034666691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5303466669119">
            <text:p>0.5530346667</text:p>
          </table:table-cell>
        </table:table-row>
        <table:table-row table:style-name="ro1">
          <table:table-cell office:value-type="string">
            <text:p>42.7023194666874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2319466687477">
            <text:p>0.2023194667</text:p>
          </table:table-cell>
        </table:table-row>
        <table:table-row table:style-name="ro1">
          <table:table-cell office:value-type="string">
            <text:p>44.0695125333574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69512533357418">
            <text:p>0.5695125334</text:p>
          </table:table-cell>
        </table:table-row>
        <table:table-row table:style-name="ro1">
          <table:table-cell office:value-type="string">
            <text:p>44.9968410666908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96841066690813">
            <text:p>0.4968410667</text:p>
          </table:table-cell>
        </table:table-row>
        <table:table-row table:style-name="ro1">
          <table:table-cell office:value-type="string">
            <text:p>45.9009381333592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00938133359233">
            <text:p>0.4009381334</text:p>
          </table:table-cell>
        </table:table-row>
        <table:table-row table:style-name="ro1">
          <table:table-cell office:value-type="string">
            <text:p>47.0070976000273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07097600027365">
            <text:p>0.5070976</text:p>
          </table:table-cell>
        </table:table-row>
        <table:table-row table:style-name="ro1">
          <table:table-cell office:value-type="string">
            <text:p>47.709320000027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932000002766">
            <text:p>0.20932</text:p>
          </table:table-cell>
        </table:table-row>
        <table:table-row table:style-name="ro1">
          <table:table-cell office:value-type="string">
            <text:p>48.9579381333627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457938133362731">
            <text:p>0.4579381334</text:p>
          </table:table-cell>
        </table:table-row>
        <table:table-row table:style-name="ro1">
          <table:table-cell office:value-type="string">
            <text:p>50.0538917333633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553891733363329">
            <text:p>0.5538917334</text:p>
          </table:table-cell>
        </table:table-row>
        <table:table-row table:style-name="ro1">
          <table:table-cell office:value-type="string">
            <text:p>50.7172688000306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17268800030631">
            <text:p>0.2172688</text:p>
          </table:table-cell>
        </table:table-row>
        <table:table-row table:style-name="ro1">
          <table:table-cell office:value-type="string">
            <text:p>51.7082757333643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8275733364374">
            <text:p>0.2082757334</text:p>
          </table:table-cell>
        </table:table-row>
        <table:table-row table:style-name="ro1">
          <table:table-cell office:value-type="string">
            <text:p>52.6995312000317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9531200031764">
            <text:p>0.1995312</text:p>
          </table:table-cell>
        </table:table-row>
        <table:table-row table:style-name="ro1">
          <table:table-cell office:value-type="string">
            <text:p>53.7075594666992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7559466699216">
            <text:p>0.2075594667</text:p>
          </table:table-cell>
        </table:table-row>
        <table:table-row table:style-name="ro1">
          <table:table-cell office:value-type="string">
            <text:p>54.708565333367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856533336719">
            <text:p>0.2085653334</text:p>
          </table:table-cell>
        </table:table-row>
        <table:table-row table:style-name="ro1">
          <table:table-cell office:value-type="string">
            <text:p>55.69719040003430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7190400034309">
            <text:p>0.1971904</text:p>
          </table:table-cell>
        </table:table-row>
        <table:table-row table:style-name="ro1">
          <table:table-cell office:value-type="string">
            <text:p>56.6773733333681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77373333368188">
            <text:p>0.1773733334</text:p>
          </table:table-cell>
        </table:table-row>
        <table:table-row table:style-name="ro1">
          <table:table-cell office:value-type="string">
            <text:p>57.6830672000357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83067200035701">
            <text:p>0.1830672</text:p>
          </table:table-cell>
        </table:table-row>
        <table:table-row table:style-name="ro1">
          <table:table-cell office:value-type="string">
            <text:p>58.6944720000362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4472000036271">
            <text:p>0.194472</text:p>
          </table:table-cell>
        </table:table-row>
        <table:table-row table:style-name="ro1">
          <table:table-cell office:value-type="string">
            <text:p>59.707218133370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20721813337061">
            <text:p>0.2072181334</text:p>
          </table:table-cell>
        </table:table-row>
        <table:table-row table:style-name="ro1">
          <table:table-cell office:value-type="string">
            <text:p>60.6764298667049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76429866704936">
            <text:p>0.1764298667</text:p>
          </table:table-cell>
        </table:table-row>
        <table:table-row table:style-name="ro1">
          <table:table-cell office:value-type="string">
            <text:p>61.6729818667064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72981866706472">
            <text:p>0.1729818667</text:p>
          </table:table-cell>
        </table:table-row>
        <table:table-row table:style-name="ro1">
          <table:table-cell office:value-type="string">
            <text:p>62.69813813337394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98138133373945">
            <text:p>0.1981381334</text:p>
          </table:table-cell>
        </table:table-row>
        <table:table-row table:style-name="ro1">
          <table:table-cell office:value-type="string">
            <text:p>63.667187200041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718720004144">
            <text:p>0.1671872</text:p>
          </table:table-cell>
        </table:table-row>
        <table:table-row table:style-name="ro1">
          <table:table-cell office:value-type="string">
            <text:p>64.6667685333788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6768533378885">
            <text:p>0.1667685334</text:p>
          </table:table-cell>
        </table:table-row>
        <table:table-row table:style-name="ro1">
          <table:table-cell office:value-type="string">
            <text:p>65.66277973338293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779733382934">
            <text:p>0.1627797334</text:p>
          </table:table-cell>
        </table:table-row>
        <table:table-row table:style-name="ro1">
          <table:table-cell office:value-type="string">
            <text:p>66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67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68.6626298667291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629866729191">
            <text:p>0.1626298667</text:p>
          </table:table-cell>
        </table:table-row>
        <table:table-row table:style-name="ro1">
          <table:table-cell office:value-type="string">
            <text:p>69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0.6626762667367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676266736767">
            <text:p>0.1626762667</text:p>
          </table:table-cell>
        </table:table-row>
        <table:table-row table:style-name="ro1">
          <table:table-cell office:value-type="string">
            <text:p>71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2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3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4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5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6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7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8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79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0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1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2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3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4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5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6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7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8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89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0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1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2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3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4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5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6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7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8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  <table:table-row table:style-name="ro1">
          <table:table-cell office:value-type="string">
            <text:p>99.662496000000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0:</text:p>
          </table:table-cell>
          <table:table-cell office:value-type="float" office:value="0.162496000000004">
            <text:p>0.162496</text:p>
          </table:table-cell>
        </table:table-row>
      </table:table>
      <table:table table:name="Sheet1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3159466666666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43159466666667">
            <text:p>0.2431594667</text:p>
          </table:table-cell>
        </table:table-row>
        <table:table-row table:style-name="ro1">
          <table:table-cell office:value-type="string">
            <text:p>1.66295680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">
            <text:p>0.1629568</text:p>
          </table:table-cell>
        </table:table-row>
        <table:table-row table:style-name="ro1">
          <table:table-cell office:value-type="string">
            <text:p>2.66295679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">
            <text:p>0.1629568</text:p>
          </table:table-cell>
        </table:table-row>
        <table:table-row table:style-name="ro1">
          <table:table-cell office:value-type="string">
            <text:p>3.66295679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">
            <text:p>0.1629568</text:p>
          </table:table-cell>
        </table:table-row>
        <table:table-row table:style-name="ro1">
          <table:table-cell office:value-type="string">
            <text:p>4.6629567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799999999">
            <text:p>0.1629568</text:p>
          </table:table-cell>
        </table:table-row>
        <table:table-row table:style-name="ro1">
          <table:table-cell office:value-type="string">
            <text:p>5.6629567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799999999">
            <text:p>0.1629568</text:p>
          </table:table-cell>
        </table:table-row>
        <table:table-row table:style-name="ro1">
          <table:table-cell office:value-type="string">
            <text:p>6.6629567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799999999">
            <text:p>0.1629568</text:p>
          </table:table-cell>
        </table:table-row>
        <table:table-row table:style-name="ro1">
          <table:table-cell office:value-type="string">
            <text:p>7.662956799999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799999999">
            <text:p>0.1629568</text:p>
          </table:table-cell>
        </table:table-row>
        <table:table-row table:style-name="ro1">
          <table:table-cell office:value-type="string">
            <text:p>8.66295680000000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5">
            <text:p>0.1629568</text:p>
          </table:table-cell>
        </table:table-row>
        <table:table-row table:style-name="ro1">
          <table:table-cell office:value-type="string">
            <text:p>9.66295680000000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5">
            <text:p>0.1629568</text:p>
          </table:table-cell>
        </table:table-row>
        <table:table-row table:style-name="ro1">
          <table:table-cell office:value-type="string">
            <text:p>10.8810389333335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381038933333585">
            <text:p>0.3810389333</text:p>
          </table:table-cell>
        </table:table-row>
        <table:table-row table:style-name="ro1">
          <table:table-cell office:value-type="string">
            <text:p>11.6917349333337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1734933333738">
            <text:p>0.1917349333</text:p>
          </table:table-cell>
        </table:table-row>
        <table:table-row table:style-name="ro1">
          <table:table-cell office:value-type="string">
            <text:p>12.7149920000008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4992000000844">
            <text:p>0.214992</text:p>
          </table:table-cell>
        </table:table-row>
        <table:table-row table:style-name="ro1">
          <table:table-cell office:value-type="string">
            <text:p>13.7274272000006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7427200000637">
            <text:p>0.2274272</text:p>
          </table:table-cell>
        </table:table-row>
        <table:table-row table:style-name="ro1">
          <table:table-cell office:value-type="string">
            <text:p>14.6982917333339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8291733333965">
            <text:p>0.1982917333</text:p>
          </table:table-cell>
        </table:table-row>
        <table:table-row table:style-name="ro1">
          <table:table-cell office:value-type="string">
            <text:p>15.8814880000003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381488000000365">
            <text:p>0.381488</text:p>
          </table:table-cell>
        </table:table-row>
        <table:table-row table:style-name="ro1">
          <table:table-cell office:value-type="string">
            <text:p>16.707798400000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779840000057">
            <text:p>0.2077984</text:p>
          </table:table-cell>
        </table:table-row>
        <table:table-row table:style-name="ro1">
          <table:table-cell office:value-type="string">
            <text:p>17.7151786666672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5178666667278">
            <text:p>0.2151786667</text:p>
          </table:table-cell>
        </table:table-row>
        <table:table-row table:style-name="ro1">
          <table:table-cell office:value-type="string">
            <text:p>18.7092544000003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9254400000354">
            <text:p>0.2092544</text:p>
          </table:table-cell>
        </table:table-row>
        <table:table-row table:style-name="ro1">
          <table:table-cell office:value-type="string">
            <text:p>19.7113408000003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1340800000375">
            <text:p>0.2113408</text:p>
          </table:table-cell>
        </table:table-row>
        <table:table-row table:style-name="ro1">
          <table:table-cell office:value-type="string">
            <text:p>20.9151872000015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415187200001508">
            <text:p>0.4151872</text:p>
          </table:table-cell>
        </table:table-row>
        <table:table-row table:style-name="ro1">
          <table:table-cell office:value-type="string">
            <text:p>21.698835200002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883520000208">
            <text:p>0.1988352</text:p>
          </table:table-cell>
        </table:table-row>
        <table:table-row table:style-name="ro1">
          <table:table-cell office:value-type="string">
            <text:p>22.7223808000004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2380800000405">
            <text:p>0.2223808</text:p>
          </table:table-cell>
        </table:table-row>
        <table:table-row table:style-name="ro1">
          <table:table-cell office:value-type="string">
            <text:p>23.6923136000012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2313600001224">
            <text:p>0.1923136</text:p>
          </table:table-cell>
        </table:table-row>
        <table:table-row table:style-name="ro1">
          <table:table-cell office:value-type="string">
            <text:p>25.029868800000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52986880000017">
            <text:p>0.5298688</text:p>
          </table:table-cell>
        </table:table-row>
        <table:table-row table:style-name="ro1">
          <table:table-cell office:value-type="string">
            <text:p>25.7284208000010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8420800001018">
            <text:p>0.2284208</text:p>
          </table:table-cell>
        </table:table-row>
        <table:table-row table:style-name="ro1">
          <table:table-cell office:value-type="string">
            <text:p>26.71526186666732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5261866667323">
            <text:p>0.2152618667</text:p>
          </table:table-cell>
        </table:table-row>
        <table:table-row table:style-name="ro1">
          <table:table-cell office:value-type="string">
            <text:p>27.744749866666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4474986666641">
            <text:p>0.2447498667</text:p>
          </table:table-cell>
        </table:table-row>
        <table:table-row table:style-name="ro1">
          <table:table-cell office:value-type="string">
            <text:p>29.00855946666719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508559466667194">
            <text:p>0.5085594667</text:p>
          </table:table-cell>
        </table:table-row>
        <table:table-row table:style-name="ro1">
          <table:table-cell office:value-type="string">
            <text:p>29.7092229333344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9222933334498">
            <text:p>0.2092229333</text:p>
          </table:table-cell>
        </table:table-row>
        <table:table-row table:style-name="ro1">
          <table:table-cell office:value-type="string">
            <text:p>31.0126698666667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512669866666762">
            <text:p>0.5126698667</text:p>
          </table:table-cell>
        </table:table-row>
        <table:table-row table:style-name="ro1">
          <table:table-cell office:value-type="string">
            <text:p>31.708347733333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834773333338">
            <text:p>0.2083477333</text:p>
          </table:table-cell>
        </table:table-row>
        <table:table-row table:style-name="ro1">
          <table:table-cell office:value-type="string">
            <text:p>32.7178405333383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7840533338318">
            <text:p>0.2178405333</text:p>
          </table:table-cell>
        </table:table-row>
        <table:table-row table:style-name="ro1">
          <table:table-cell office:value-type="string">
            <text:p>33.722120000005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212000000529">
            <text:p>0.22212</text:p>
          </table:table-cell>
        </table:table-row>
        <table:table-row table:style-name="ro1">
          <table:table-cell office:value-type="string">
            <text:p>34.714928533338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492853333848">
            <text:p>0.2149285333</text:p>
          </table:table-cell>
        </table:table-row>
        <table:table-row table:style-name="ro1">
          <table:table-cell office:value-type="string">
            <text:p>35.6892149333461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89214933346108">
            <text:p>0.1892149333</text:p>
          </table:table-cell>
        </table:table-row>
        <table:table-row table:style-name="ro1">
          <table:table-cell office:value-type="string">
            <text:p>36.72447466668223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4474666682234">
            <text:p>0.2244746667</text:p>
          </table:table-cell>
        </table:table-row>
        <table:table-row table:style-name="ro1">
          <table:table-cell office:value-type="string">
            <text:p>37.7049776000165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4977600016569">
            <text:p>0.2049776</text:p>
          </table:table-cell>
        </table:table-row>
        <table:table-row table:style-name="ro1">
          <table:table-cell office:value-type="string">
            <text:p>38.7254272000180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5427200018061">
            <text:p>0.2254272</text:p>
          </table:table-cell>
        </table:table-row>
        <table:table-row table:style-name="ro1">
          <table:table-cell office:value-type="string">
            <text:p>39.7091674666846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9167466684633">
            <text:p>0.2091674667</text:p>
          </table:table-cell>
        </table:table-row>
        <table:table-row table:style-name="ro1">
          <table:table-cell office:value-type="string">
            <text:p>40.694564266685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4564266685831">
            <text:p>0.1945642667</text:p>
          </table:table-cell>
        </table:table-row>
        <table:table-row table:style-name="ro1">
          <table:table-cell office:value-type="string">
            <text:p>41.994709866687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494709866687991">
            <text:p>0.4947098667</text:p>
          </table:table-cell>
        </table:table-row>
        <table:table-row table:style-name="ro1">
          <table:table-cell office:value-type="string">
            <text:p>42.7200944000207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20094400020798">
            <text:p>0.2200944</text:p>
          </table:table-cell>
        </table:table-row>
        <table:table-row table:style-name="ro1">
          <table:table-cell office:value-type="string">
            <text:p>43.9787306666904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478730666690431">
            <text:p>0.4787306667</text:p>
          </table:table-cell>
        </table:table-row>
        <table:table-row table:style-name="ro1">
          <table:table-cell office:value-type="string">
            <text:p>44.7101930666912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10193066691296">
            <text:p>0.2101930667</text:p>
          </table:table-cell>
        </table:table-row>
        <table:table-row table:style-name="ro1">
          <table:table-cell office:value-type="string">
            <text:p>45.7039024000246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3902400024603">
            <text:p>0.2039024</text:p>
          </table:table-cell>
        </table:table-row>
        <table:table-row table:style-name="ro1">
          <table:table-cell office:value-type="string">
            <text:p>46.704806400027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480640002706">
            <text:p>0.2048064</text:p>
          </table:table-cell>
        </table:table-row>
        <table:table-row table:style-name="ro1">
          <table:table-cell office:value-type="string">
            <text:p>47.6857914666944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85791466694454">
            <text:p>0.1857914667</text:p>
          </table:table-cell>
        </table:table-row>
        <table:table-row table:style-name="ro1">
          <table:table-cell office:value-type="string">
            <text:p>48.8929914666963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392991466696337">
            <text:p>0.3929914667</text:p>
          </table:table-cell>
        </table:table-row>
        <table:table-row table:style-name="ro1">
          <table:table-cell office:value-type="string">
            <text:p>49.7048624000300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4862400030024">
            <text:p>0.2048624</text:p>
          </table:table-cell>
        </table:table-row>
        <table:table-row table:style-name="ro1">
          <table:table-cell office:value-type="string">
            <text:p>50.7081013333636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8101333363615">
            <text:p>0.2081013334</text:p>
          </table:table-cell>
        </table:table-row>
        <table:table-row table:style-name="ro1">
          <table:table-cell office:value-type="string">
            <text:p>51.68818826669757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88188266697573">
            <text:p>0.1881882667</text:p>
          </table:table-cell>
        </table:table-row>
        <table:table-row table:style-name="ro1">
          <table:table-cell office:value-type="string">
            <text:p>52.6907957333647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90795733364766">
            <text:p>0.1907957334</text:p>
          </table:table-cell>
        </table:table-row>
        <table:table-row table:style-name="ro1">
          <table:table-cell office:value-type="string">
            <text:p>53.7000922666992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0092266699215">
            <text:p>0.2000922667</text:p>
          </table:table-cell>
        </table:table-row>
        <table:table-row table:style-name="ro1">
          <table:table-cell office:value-type="string">
            <text:p>54.7095168000334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9516800033406">
            <text:p>0.2095168</text:p>
          </table:table-cell>
        </table:table-row>
        <table:table-row table:style-name="ro1">
          <table:table-cell office:value-type="string">
            <text:p>55.6754197333673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75419733367399">
            <text:p>0.1754197334</text:p>
          </table:table-cell>
        </table:table-row>
        <table:table-row table:style-name="ro1">
          <table:table-cell office:value-type="string">
            <text:p>56.7053866667019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205386666701948">
            <text:p>0.2053866667</text:p>
          </table:table-cell>
        </table:table-row>
        <table:table-row table:style-name="ro1">
          <table:table-cell office:value-type="string">
            <text:p>57.6693712000356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9371200035691">
            <text:p>0.1693712</text:p>
          </table:table-cell>
        </table:table-row>
        <table:table-row table:style-name="ro1">
          <table:table-cell office:value-type="string">
            <text:p>58.6717690667028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71769066702865">
            <text:p>0.1717690667</text:p>
          </table:table-cell>
        </table:table-row>
        <table:table-row table:style-name="ro1">
          <table:table-cell office:value-type="string">
            <text:p>59.6665653333702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6565333370215">
            <text:p>0.1665653334</text:p>
          </table:table-cell>
        </table:table-row>
        <table:table-row table:style-name="ro1">
          <table:table-cell office:value-type="string">
            <text:p>60.6634245333713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3424533371348">
            <text:p>0.1634245334</text:p>
          </table:table-cell>
        </table:table-row>
        <table:table-row table:style-name="ro1">
          <table:table-cell office:value-type="string">
            <text:p>61.6644997333726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4499733372629">
            <text:p>0.1644997334</text:p>
          </table:table-cell>
        </table:table-row>
        <table:table-row table:style-name="ro1">
          <table:table-cell office:value-type="string">
            <text:p>62.6724906667070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72490666707091">
            <text:p>0.1724906667</text:p>
          </table:table-cell>
        </table:table-row>
        <table:table-row table:style-name="ro1">
          <table:table-cell office:value-type="string">
            <text:p>63.6637781333746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3778133374692">
            <text:p>0.1637781334</text:p>
          </table:table-cell>
        </table:table-row>
        <table:table-row table:style-name="ro1">
          <table:table-cell office:value-type="string">
            <text:p>64.6659365333788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5936533378883">
            <text:p>0.1659365334</text:p>
          </table:table-cell>
        </table:table-row>
        <table:table-row table:style-name="ro1">
          <table:table-cell office:value-type="string">
            <text:p>65.6631829333829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3182933382927">
            <text:p>0.1631829334</text:p>
          </table:table-cell>
        </table:table-row>
        <table:table-row table:style-name="ro1">
          <table:table-cell office:value-type="string">
            <text:p>66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67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68.663090666729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309066672919">
            <text:p>0.1630906667</text:p>
          </table:table-cell>
        </table:table-row>
        <table:table-row table:style-name="ro1">
          <table:table-cell office:value-type="string">
            <text:p>69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0.6630794667367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3079466736761">
            <text:p>0.1630794667</text:p>
          </table:table-cell>
        </table:table-row>
        <table:table-row table:style-name="ro1">
          <table:table-cell office:value-type="string">
            <text:p>71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2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3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4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5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6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7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8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79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0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1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2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3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4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5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6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7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8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89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0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1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2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3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4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5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6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7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8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  <table:table-row table:style-name="ro1">
          <table:table-cell office:value-type="string">
            <text:p>99.6629568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1:</text:p>
          </table:table-cell>
          <table:table-cell office:value-type="float" office:value="0.162956800000003">
            <text:p>0.1629568</text:p>
          </table:table-cell>
        </table:table-row>
      </table:table>
      <table:table table:name="Sheet1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4081066666666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44081066666667">
            <text:p>0.2440810667</text:p>
          </table:table-cell>
        </table:table-row>
        <table:table-row table:style-name="ro1">
          <table:table-cell office:value-type="string">
            <text:p>1.66387840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">
            <text:p>0.1638784</text:p>
          </table:table-cell>
        </table:table-row>
        <table:table-row table:style-name="ro1">
          <table:table-cell office:value-type="string">
            <text:p>2.66387839999999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">
            <text:p>0.1638784</text:p>
          </table:table-cell>
        </table:table-row>
        <table:table-row table:style-name="ro1">
          <table:table-cell office:value-type="string">
            <text:p>3.66387839999999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">
            <text:p>0.1638784</text:p>
          </table:table-cell>
        </table:table-row>
        <table:table-row table:style-name="ro1">
          <table:table-cell office:value-type="string">
            <text:p>4.6638783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399999999">
            <text:p>0.1638784</text:p>
          </table:table-cell>
        </table:table-row>
        <table:table-row table:style-name="ro1">
          <table:table-cell office:value-type="string">
            <text:p>5.6638783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399999999">
            <text:p>0.1638784</text:p>
          </table:table-cell>
        </table:table-row>
        <table:table-row table:style-name="ro1">
          <table:table-cell office:value-type="string">
            <text:p>6.6638783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399999999">
            <text:p>0.1638784</text:p>
          </table:table-cell>
        </table:table-row>
        <table:table-row table:style-name="ro1">
          <table:table-cell office:value-type="string">
            <text:p>7.6638783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399999999">
            <text:p>0.1638784</text:p>
          </table:table-cell>
        </table:table-row>
        <table:table-row table:style-name="ro1">
          <table:table-cell office:value-type="string">
            <text:p>8.66387840000000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7">
            <text:p>0.1638784</text:p>
          </table:table-cell>
        </table:table-row>
        <table:table-row table:style-name="ro1">
          <table:table-cell office:value-type="string">
            <text:p>9.66387840000000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7">
            <text:p>0.1638784</text:p>
          </table:table-cell>
        </table:table-row>
        <table:table-row table:style-name="ro1">
          <table:table-cell office:value-type="string">
            <text:p>10.6876650666669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87665066666916">
            <text:p>0.1876650667</text:p>
          </table:table-cell>
        </table:table-row>
        <table:table-row table:style-name="ro1">
          <table:table-cell office:value-type="string">
            <text:p>11.7225146666671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22514666667124">
            <text:p>0.2225146667</text:p>
          </table:table-cell>
        </table:table-row>
        <table:table-row table:style-name="ro1">
          <table:table-cell office:value-type="string">
            <text:p>12.71077440000082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0774400000826">
            <text:p>0.2107744</text:p>
          </table:table-cell>
        </table:table-row>
        <table:table-row table:style-name="ro1">
          <table:table-cell office:value-type="string">
            <text:p>13.7179872000006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7987200000659">
            <text:p>0.2179872</text:p>
          </table:table-cell>
        </table:table-row>
        <table:table-row table:style-name="ro1">
          <table:table-cell office:value-type="string">
            <text:p>14.7325008000004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32500800000475">
            <text:p>0.2325008</text:p>
          </table:table-cell>
        </table:table-row>
        <table:table-row table:style-name="ro1">
          <table:table-cell office:value-type="string">
            <text:p>16.3029082666675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802908266667501">
            <text:p>0.8029082667</text:p>
          </table:table-cell>
        </table:table-row>
        <table:table-row table:style-name="ro1">
          <table:table-cell office:value-type="string">
            <text:p>16.7335109333341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33510933334152">
            <text:p>0.2335109333</text:p>
          </table:table-cell>
        </table:table-row>
        <table:table-row table:style-name="ro1">
          <table:table-cell office:value-type="string">
            <text:p>17.71587840000061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5878400000612">
            <text:p>0.2158784</text:p>
          </table:table-cell>
        </table:table-row>
        <table:table-row table:style-name="ro1">
          <table:table-cell office:value-type="string">
            <text:p>18.7178346666670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7834666667049">
            <text:p>0.2178346667</text:p>
          </table:table-cell>
        </table:table-row>
        <table:table-row table:style-name="ro1">
          <table:table-cell office:value-type="string">
            <text:p>19.7276368000004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27636800000432">
            <text:p>0.2276368</text:p>
          </table:table-cell>
        </table:table-row>
        <table:table-row table:style-name="ro1">
          <table:table-cell office:value-type="string">
            <text:p>20.708663466667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866346666789">
            <text:p>0.2086634667</text:p>
          </table:table-cell>
        </table:table-row>
        <table:table-row table:style-name="ro1">
          <table:table-cell office:value-type="string">
            <text:p>21.7051349333354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5134933335415">
            <text:p>0.2051349333</text:p>
          </table:table-cell>
        </table:table-row>
        <table:table-row table:style-name="ro1">
          <table:table-cell office:value-type="string">
            <text:p>22.706549866668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654986666808">
            <text:p>0.2065498667</text:p>
          </table:table-cell>
        </table:table-row>
        <table:table-row table:style-name="ro1">
          <table:table-cell office:value-type="string">
            <text:p>23.7063957333335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6395733333547">
            <text:p>0.2063957333</text:p>
          </table:table-cell>
        </table:table-row>
        <table:table-row table:style-name="ro1">
          <table:table-cell office:value-type="string">
            <text:p>25.7989183999999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1.29891839999996">
            <text:p>1.2989184</text:p>
          </table:table-cell>
        </table:table-row>
        <table:table-row table:style-name="ro1">
          <table:table-cell office:value-type="string">
            <text:p>26.0151338666671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515133866667188">
            <text:p>0.5151338667</text:p>
          </table:table-cell>
        </table:table-row>
        <table:table-row table:style-name="ro1">
          <table:table-cell office:value-type="string">
            <text:p>26.718478933333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8478933333991">
            <text:p>0.2184789333</text:p>
          </table:table-cell>
        </table:table-row>
        <table:table-row table:style-name="ro1">
          <table:table-cell office:value-type="string">
            <text:p>27.7116624000001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1662400000183">
            <text:p>0.2116624</text:p>
          </table:table-cell>
        </table:table-row>
        <table:table-row table:style-name="ro1">
          <table:table-cell office:value-type="string">
            <text:p>28.7094725333344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9472533334406">
            <text:p>0.2094725333</text:p>
          </table:table-cell>
        </table:table-row>
        <table:table-row table:style-name="ro1">
          <table:table-cell office:value-type="string">
            <text:p>30.0780240000002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578024000000205">
            <text:p>0.578024</text:p>
          </table:table-cell>
        </table:table-row>
        <table:table-row table:style-name="ro1">
          <table:table-cell office:value-type="string">
            <text:p>31.0608128000001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560812800000125">
            <text:p>0.5608128</text:p>
          </table:table-cell>
        </table:table-row>
        <table:table-row table:style-name="ro1">
          <table:table-cell office:value-type="string">
            <text:p>31.7262890666667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26289066666784">
            <text:p>0.2262890667</text:p>
          </table:table-cell>
        </table:table-row>
        <table:table-row table:style-name="ro1">
          <table:table-cell office:value-type="string">
            <text:p>33.0012410666698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501241066669849">
            <text:p>0.5012410667</text:p>
          </table:table-cell>
        </table:table-row>
        <table:table-row table:style-name="ro1">
          <table:table-cell office:value-type="string">
            <text:p>33.7149904000051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4990400005185">
            <text:p>0.2149904</text:p>
          </table:table-cell>
        </table:table-row>
        <table:table-row table:style-name="ro1">
          <table:table-cell office:value-type="string">
            <text:p>34.7111568000050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1156800005099">
            <text:p>0.2111568</text:p>
          </table:table-cell>
        </table:table-row>
        <table:table-row table:style-name="ro1">
          <table:table-cell office:value-type="string">
            <text:p>35.71573226667181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5732266671814">
            <text:p>0.2157322667</text:p>
          </table:table-cell>
        </table:table-row>
        <table:table-row table:style-name="ro1">
          <table:table-cell office:value-type="string">
            <text:p>36.7160394666821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6039466682105">
            <text:p>0.2160394667</text:p>
          </table:table-cell>
        </table:table-row>
        <table:table-row table:style-name="ro1">
          <table:table-cell office:value-type="string">
            <text:p>37.7299909333499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29990933349946">
            <text:p>0.2299909333</text:p>
          </table:table-cell>
        </table:table-row>
        <table:table-row table:style-name="ro1">
          <table:table-cell office:value-type="string">
            <text:p>38.94831840001945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448318400019453">
            <text:p>0.4483184</text:p>
          </table:table-cell>
        </table:table-row>
        <table:table-row table:style-name="ro1">
          <table:table-cell office:value-type="string">
            <text:p>39.6970304000180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7030400018072">
            <text:p>0.1970304</text:p>
          </table:table-cell>
        </table:table-row>
        <table:table-row table:style-name="ro1">
          <table:table-cell office:value-type="string">
            <text:p>40.71777066668527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7770666685276">
            <text:p>0.2177706667</text:p>
          </table:table-cell>
        </table:table-row>
        <table:table-row table:style-name="ro1">
          <table:table-cell office:value-type="string">
            <text:p>41.73012320002005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30123200020053">
            <text:p>0.2301232</text:p>
          </table:table-cell>
        </table:table-row>
        <table:table-row table:style-name="ro1">
          <table:table-cell office:value-type="string">
            <text:p>42.71675360002204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6753600022045">
            <text:p>0.2167536</text:p>
          </table:table-cell>
        </table:table-row>
        <table:table-row table:style-name="ro1">
          <table:table-cell office:value-type="string">
            <text:p>43.7125482666905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2548266690547">
            <text:p>0.2125482667</text:p>
          </table:table-cell>
        </table:table-row>
        <table:table-row table:style-name="ro1">
          <table:table-cell office:value-type="string">
            <text:p>45.0511493333575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551149333357515">
            <text:p>0.5511493334</text:p>
          </table:table-cell>
        </table:table-row>
        <table:table-row table:style-name="ro1">
          <table:table-cell office:value-type="string">
            <text:p>45.7027546666912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2754666691298">
            <text:p>0.2027546667</text:p>
          </table:table-cell>
        </table:table-row>
        <table:table-row table:style-name="ro1">
          <table:table-cell office:value-type="string">
            <text:p>46.7244778666934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24477866693405">
            <text:p>0.2244778667</text:p>
          </table:table-cell>
        </table:table-row>
        <table:table-row table:style-name="ro1">
          <table:table-cell office:value-type="string">
            <text:p>47.6915408000275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1540800027596">
            <text:p>0.1915408</text:p>
          </table:table-cell>
        </table:table-row>
        <table:table-row table:style-name="ro1">
          <table:table-cell office:value-type="string">
            <text:p>48.70046506669542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0465066695422">
            <text:p>0.2004650667</text:p>
          </table:table-cell>
        </table:table-row>
        <table:table-row table:style-name="ro1">
          <table:table-cell office:value-type="string">
            <text:p>49.710633600029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063360002929">
            <text:p>0.2106336</text:p>
          </table:table-cell>
        </table:table-row>
        <table:table-row table:style-name="ro1">
          <table:table-cell office:value-type="string">
            <text:p>50.9274528000306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427452800030608">
            <text:p>0.4274528</text:p>
          </table:table-cell>
        </table:table-row>
        <table:table-row table:style-name="ro1">
          <table:table-cell office:value-type="string">
            <text:p>51.69891306669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89130666975">
            <text:p>0.1989130667</text:p>
          </table:table-cell>
        </table:table-row>
        <table:table-row table:style-name="ro1">
          <table:table-cell office:value-type="string">
            <text:p>52.6950661333651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5066133365138">
            <text:p>0.1950661334</text:p>
          </table:table-cell>
        </table:table-row>
        <table:table-row table:style-name="ro1">
          <table:table-cell office:value-type="string">
            <text:p>53.70343573336582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3435733365822">
            <text:p>0.2034357334</text:p>
          </table:table-cell>
        </table:table-row>
        <table:table-row table:style-name="ro1">
          <table:table-cell office:value-type="string">
            <text:p>54.71744426670004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7444266700042">
            <text:p>0.2174442667</text:p>
          </table:table-cell>
        </table:table-row>
        <table:table-row table:style-name="ro1">
          <table:table-cell office:value-type="string">
            <text:p>55.6817770667009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81777066700938">
            <text:p>0.1817770667</text:p>
          </table:table-cell>
        </table:table-row>
        <table:table-row table:style-name="ro1">
          <table:table-cell office:value-type="string">
            <text:p>56.6953258667018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5325866701829">
            <text:p>0.1953258667</text:p>
          </table:table-cell>
        </table:table-row>
        <table:table-row table:style-name="ro1">
          <table:table-cell office:value-type="string">
            <text:p>57.698600000035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860000003537">
            <text:p>0.1986</text:p>
          </table:table-cell>
        </table:table-row>
        <table:table-row table:style-name="ro1">
          <table:table-cell office:value-type="string">
            <text:p>58.7012469333692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1246933369255">
            <text:p>0.2012469334</text:p>
          </table:table-cell>
        </table:table-row>
        <table:table-row table:style-name="ro1">
          <table:table-cell office:value-type="string">
            <text:p>59.7023392000369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2339200036931">
            <text:p>0.2023392</text:p>
          </table:table-cell>
        </table:table-row>
        <table:table-row table:style-name="ro1">
          <table:table-cell office:value-type="string">
            <text:p>60.6944725333713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94472533371375">
            <text:p>0.1944725334</text:p>
          </table:table-cell>
        </table:table-row>
        <table:table-row table:style-name="ro1">
          <table:table-cell office:value-type="string">
            <text:p>61.89842400004007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398424000040073">
            <text:p>0.398424</text:p>
          </table:table-cell>
        </table:table-row>
        <table:table-row table:style-name="ro1">
          <table:table-cell office:value-type="string">
            <text:p>62.7156400000407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15640000040786">
            <text:p>0.21564</text:p>
          </table:table-cell>
        </table:table-row>
        <table:table-row table:style-name="ro1">
          <table:table-cell office:value-type="string">
            <text:p>63.70524213337490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5242133374909">
            <text:p>0.2052421334</text:p>
          </table:table-cell>
        </table:table-row>
        <table:table-row table:style-name="ro1">
          <table:table-cell office:value-type="string">
            <text:p>64.7071402667122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20714026671223">
            <text:p>0.2071402667</text:p>
          </table:table-cell>
        </table:table-row>
        <table:table-row table:style-name="ro1">
          <table:table-cell office:value-type="string">
            <text:p>65.6653973333833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5397333383311">
            <text:p>0.1653973334</text:p>
          </table:table-cell>
        </table:table-row>
        <table:table-row table:style-name="ro1">
          <table:table-cell office:value-type="string">
            <text:p>66.6640192000535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4019200053559">
            <text:p>0.1640192001</text:p>
          </table:table-cell>
        </table:table-row>
        <table:table-row table:style-name="ro1">
          <table:table-cell office:value-type="string">
            <text:p>67.664138133391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413813339183">
            <text:p>0.1641381334</text:p>
          </table:table-cell>
        </table:table-row>
        <table:table-row table:style-name="ro1">
          <table:table-cell office:value-type="string">
            <text:p>68.6640122667291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4012266729188">
            <text:p>0.1640122667</text:p>
          </table:table-cell>
        </table:table-row>
        <table:table-row table:style-name="ro1">
          <table:table-cell office:value-type="string">
            <text:p>69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0.6638858667367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85866736749">
            <text:p>0.1638858667</text:p>
          </table:table-cell>
        </table:table-row>
        <table:table-row table:style-name="ro1">
          <table:table-cell office:value-type="string">
            <text:p>71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2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3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4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5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6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7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8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79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0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1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2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3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4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5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6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7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8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89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0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1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2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3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4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5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6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7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8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  <table:table-row table:style-name="ro1">
          <table:table-cell office:value-type="string">
            <text:p>99.6638784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2:</text:p>
          </table:table-cell>
          <table:table-cell office:value-type="float" office:value="0.163878400000002">
            <text:p>0.1638784</text:p>
          </table:table-cell>
        </table:table-row>
      </table:table>
      <table:table table:name="Sheet1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622128000000000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2128">
            <text:p>0.122128</text:p>
          </table:table-cell>
        </table:table-row>
        <table:table-row table:style-name="ro1">
          <table:table-cell office:value-type="string">
            <text:p>1.58358186666666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66">
            <text:p>0.0835818667</text:p>
          </table:table-cell>
        </table:table-row>
        <table:table-row table:style-name="ro1">
          <table:table-cell office:value-type="string">
            <text:p>2.58358186666666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66">
            <text:p>0.0835818667</text:p>
          </table:table-cell>
        </table:table-row>
        <table:table-row table:style-name="ro1">
          <table:table-cell office:value-type="string">
            <text:p>3.58358186666666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66">
            <text:p>0.0835818667</text:p>
          </table:table-cell>
        </table:table-row>
        <table:table-row table:style-name="ro1">
          <table:table-cell office:value-type="string">
            <text:p>4.583581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52">
            <text:p>0.0835818667</text:p>
          </table:table-cell>
        </table:table-row>
        <table:table-row table:style-name="ro1">
          <table:table-cell office:value-type="string">
            <text:p>5.583581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52">
            <text:p>0.0835818667</text:p>
          </table:table-cell>
        </table:table-row>
        <table:table-row table:style-name="ro1">
          <table:table-cell office:value-type="string">
            <text:p>6.583581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52">
            <text:p>0.0835818667</text:p>
          </table:table-cell>
        </table:table-row>
        <table:table-row table:style-name="ro1">
          <table:table-cell office:value-type="string">
            <text:p>7.583581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52">
            <text:p>0.0835818667</text:p>
          </table:table-cell>
        </table:table-row>
        <table:table-row table:style-name="ro1">
          <table:table-cell office:value-type="string">
            <text:p>8.58358186666667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732">
            <text:p>0.0835818667</text:p>
          </table:table-cell>
        </table:table-row>
        <table:table-row table:style-name="ro1">
          <table:table-cell office:value-type="string">
            <text:p>9.58358186666667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732">
            <text:p>0.0835818667</text:p>
          </table:table-cell>
        </table:table-row>
        <table:table-row table:style-name="ro1">
          <table:table-cell office:value-type="string">
            <text:p>11.0086544000004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50865440000042">
            <text:p>0.5086544</text:p>
          </table:table-cell>
        </table:table-row>
        <table:table-row table:style-name="ro1">
          <table:table-cell office:value-type="string">
            <text:p>11.6246064000005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4606400000591">
            <text:p>0.1246064</text:p>
          </table:table-cell>
        </table:table-row>
        <table:table-row table:style-name="ro1">
          <table:table-cell office:value-type="string">
            <text:p>12.5980192000007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980192000007634">
            <text:p>0.0980192</text:p>
          </table:table-cell>
        </table:table-row>
        <table:table-row table:style-name="ro1">
          <table:table-cell office:value-type="string">
            <text:p>13.620718400000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071840000057">
            <text:p>0.1207184</text:p>
          </table:table-cell>
        </table:table-row>
        <table:table-row table:style-name="ro1">
          <table:table-cell office:value-type="string">
            <text:p>14.624775466667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477546666787">
            <text:p>0.1247754667</text:p>
          </table:table-cell>
        </table:table-row>
        <table:table-row table:style-name="ro1">
          <table:table-cell office:value-type="string">
            <text:p>15.6373941333342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7394133334233">
            <text:p>0.1373941333</text:p>
          </table:table-cell>
        </table:table-row>
        <table:table-row table:style-name="ro1">
          <table:table-cell office:value-type="string">
            <text:p>16.8376842666671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337684266667125">
            <text:p>0.3376842667</text:p>
          </table:table-cell>
        </table:table-row>
        <table:table-row table:style-name="ro1">
          <table:table-cell office:value-type="string">
            <text:p>17.62925013333391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9250133333912">
            <text:p>0.1292501333</text:p>
          </table:table-cell>
        </table:table-row>
        <table:table-row table:style-name="ro1">
          <table:table-cell office:value-type="string">
            <text:p>18.633956266666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3956266666992">
            <text:p>0.1339562667</text:p>
          </table:table-cell>
        </table:table-row>
        <table:table-row table:style-name="ro1">
          <table:table-cell office:value-type="string">
            <text:p>19.8103338666671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310333866667154">
            <text:p>0.3103338667</text:p>
          </table:table-cell>
        </table:table-row>
        <table:table-row table:style-name="ro1">
          <table:table-cell office:value-type="string">
            <text:p>20.625010133333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501013333361">
            <text:p>0.1250101333</text:p>
          </table:table-cell>
        </table:table-row>
        <table:table-row table:style-name="ro1">
          <table:table-cell office:value-type="string">
            <text:p>21.6386789333346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8678933334617">
            <text:p>0.1386789333</text:p>
          </table:table-cell>
        </table:table-row>
        <table:table-row table:style-name="ro1">
          <table:table-cell office:value-type="string">
            <text:p>22.8839253333336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383925333333693">
            <text:p>0.3839253333</text:p>
          </table:table-cell>
        </table:table-row>
        <table:table-row table:style-name="ro1">
          <table:table-cell office:value-type="string">
            <text:p>23.6314074666666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1407466666662">
            <text:p>0.1314074667</text:p>
          </table:table-cell>
        </table:table-row>
        <table:table-row table:style-name="ro1">
          <table:table-cell office:value-type="string">
            <text:p>24.6396288000007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9628800000789">
            <text:p>0.1396288</text:p>
          </table:table-cell>
        </table:table-row>
        <table:table-row table:style-name="ro1">
          <table:table-cell office:value-type="string">
            <text:p>25.6232645333340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3264533334059">
            <text:p>0.1232645333</text:p>
          </table:table-cell>
        </table:table-row>
        <table:table-row table:style-name="ro1">
          <table:table-cell office:value-type="string">
            <text:p>26.6397802666670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9780266667064">
            <text:p>0.1397802667</text:p>
          </table:table-cell>
        </table:table-row>
        <table:table-row table:style-name="ro1">
          <table:table-cell office:value-type="string">
            <text:p>27.65379306666662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53793066666626">
            <text:p>0.1537930667</text:p>
          </table:table-cell>
        </table:table-row>
        <table:table-row table:style-name="ro1">
          <table:table-cell office:value-type="string">
            <text:p>28.8449584000010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344958400001065">
            <text:p>0.3449584</text:p>
          </table:table-cell>
        </table:table-row>
        <table:table-row table:style-name="ro1">
          <table:table-cell office:value-type="string">
            <text:p>29.629659733333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965973333333">
            <text:p>0.1296597333</text:p>
          </table:table-cell>
        </table:table-row>
        <table:table-row table:style-name="ro1">
          <table:table-cell office:value-type="string">
            <text:p>30.6205162666665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0516266666506">
            <text:p>0.1205162667</text:p>
          </table:table-cell>
        </table:table-row>
        <table:table-row table:style-name="ro1">
          <table:table-cell office:value-type="string">
            <text:p>31.6186527999997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8652799999769">
            <text:p>0.1186528</text:p>
          </table:table-cell>
        </table:table-row>
        <table:table-row table:style-name="ro1">
          <table:table-cell office:value-type="string">
            <text:p>32.6281552000004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8155200000485">
            <text:p>0.1281552</text:p>
          </table:table-cell>
        </table:table-row>
        <table:table-row table:style-name="ro1">
          <table:table-cell office:value-type="string">
            <text:p>33.8692837333363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369283733336346">
            <text:p>0.3692837333</text:p>
          </table:table-cell>
        </table:table-row>
        <table:table-row table:style-name="ro1">
          <table:table-cell office:value-type="string">
            <text:p>34.6259088000034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5908800003472">
            <text:p>0.1259088</text:p>
          </table:table-cell>
        </table:table-row>
        <table:table-row table:style-name="ro1">
          <table:table-cell office:value-type="string">
            <text:p>35.6411728000073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41172800007318">
            <text:p>0.1411728</text:p>
          </table:table-cell>
        </table:table-row>
        <table:table-row table:style-name="ro1">
          <table:table-cell office:value-type="string">
            <text:p>36.6277813333481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7781333348103">
            <text:p>0.1277813333</text:p>
          </table:table-cell>
        </table:table-row>
        <table:table-row table:style-name="ro1">
          <table:table-cell office:value-type="string">
            <text:p>37.6408773333491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40877333349152">
            <text:p>0.1408773333</text:p>
          </table:table-cell>
        </table:table-row>
        <table:table-row table:style-name="ro1">
          <table:table-cell office:value-type="string">
            <text:p>38.6415578666842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41557866684259">
            <text:p>0.1415578667</text:p>
          </table:table-cell>
        </table:table-row>
        <table:table-row table:style-name="ro1">
          <table:table-cell office:value-type="string">
            <text:p>39.6569898666869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56989866686956">
            <text:p>0.1569898667</text:p>
          </table:table-cell>
        </table:table-row>
        <table:table-row table:style-name="ro1">
          <table:table-cell office:value-type="string">
            <text:p>40.6107200000212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0720000021225">
            <text:p>0.11072</text:p>
          </table:table-cell>
        </table:table-row>
        <table:table-row table:style-name="ro1">
          <table:table-cell office:value-type="string">
            <text:p>41.6416661333570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41666133357049">
            <text:p>0.1416661334</text:p>
          </table:table-cell>
        </table:table-row>
        <table:table-row table:style-name="ro1">
          <table:table-cell office:value-type="string">
            <text:p>42.64075680002154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40756800021542">
            <text:p>0.1407568</text:p>
          </table:table-cell>
        </table:table-row>
        <table:table-row table:style-name="ro1">
          <table:table-cell office:value-type="string">
            <text:p>43.6349781333567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4978133356775">
            <text:p>0.1349781334</text:p>
          </table:table-cell>
        </table:table-row>
        <table:table-row table:style-name="ro1">
          <table:table-cell office:value-type="string">
            <text:p>44.6273408000242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7340800024257">
            <text:p>0.1273408</text:p>
          </table:table-cell>
        </table:table-row>
        <table:table-row table:style-name="ro1">
          <table:table-cell office:value-type="string">
            <text:p>45.6362240000249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6224000024967">
            <text:p>0.136224</text:p>
          </table:table-cell>
        </table:table-row>
        <table:table-row table:style-name="ro1">
          <table:table-cell office:value-type="string">
            <text:p>46.6238336000261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3833600026188">
            <text:p>0.1238336</text:p>
          </table:table-cell>
        </table:table-row>
        <table:table-row table:style-name="ro1">
          <table:table-cell office:value-type="string">
            <text:p>47.631521600027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3152160002759">
            <text:p>0.1315216</text:p>
          </table:table-cell>
        </table:table-row>
        <table:table-row table:style-name="ro1">
          <table:table-cell office:value-type="string">
            <text:p>48.6140496000283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4049600028316">
            <text:p>0.1140496</text:p>
          </table:table-cell>
        </table:table-row>
        <table:table-row table:style-name="ro1">
          <table:table-cell office:value-type="string">
            <text:p>49.62350186669571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3501866695712">
            <text:p>0.1235018667</text:p>
          </table:table-cell>
        </table:table-row>
        <table:table-row table:style-name="ro1">
          <table:table-cell office:value-type="string">
            <text:p>50.6192672000302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9267200030272">
            <text:p>0.1192672</text:p>
          </table:table-cell>
        </table:table-row>
        <table:table-row table:style-name="ro1">
          <table:table-cell office:value-type="string">
            <text:p>51.6013530666977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1353066697762">
            <text:p>0.1013530667</text:p>
          </table:table-cell>
        </table:table-row>
        <table:table-row table:style-name="ro1">
          <table:table-cell office:value-type="string">
            <text:p>52.6100298666980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0029866698071">
            <text:p>0.1100298667</text:p>
          </table:table-cell>
        </table:table-row>
        <table:table-row table:style-name="ro1">
          <table:table-cell office:value-type="string">
            <text:p>53.617718400032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771840003248">
            <text:p>0.1177184</text:p>
          </table:table-cell>
        </table:table-row>
        <table:table-row table:style-name="ro1">
          <table:table-cell office:value-type="string">
            <text:p>54.6163664000333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6366400033307">
            <text:p>0.1163664</text:p>
          </table:table-cell>
        </table:table-row>
        <table:table-row table:style-name="ro1">
          <table:table-cell office:value-type="string">
            <text:p>55.6061397333673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6139733367371">
            <text:p>0.1061397334</text:p>
          </table:table-cell>
        </table:table-row>
        <table:table-row table:style-name="ro1">
          <table:table-cell office:value-type="string">
            <text:p>56.5974997333684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974997333684016">
            <text:p>0.0974997334</text:p>
          </table:table-cell>
        </table:table-row>
        <table:table-row table:style-name="ro1">
          <table:table-cell office:value-type="string">
            <text:p>57.59020320003584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902032000358446">
            <text:p>0.0902032</text:p>
          </table:table-cell>
        </table:table-row>
        <table:table-row table:style-name="ro1">
          <table:table-cell office:value-type="string">
            <text:p>58.6245477333692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24547733369205">
            <text:p>0.1245477334</text:p>
          </table:table-cell>
        </table:table-row>
        <table:table-row table:style-name="ro1">
          <table:table-cell office:value-type="string">
            <text:p>59.61462506670389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4625066703894">
            <text:p>0.1146250667</text:p>
          </table:table-cell>
        </table:table-row>
        <table:table-row table:style-name="ro1">
          <table:table-cell office:value-type="string">
            <text:p>60.6034032000380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3403200038052">
            <text:p>0.1034032</text:p>
          </table:table-cell>
        </table:table-row>
        <table:table-row table:style-name="ro1">
          <table:table-cell office:value-type="string">
            <text:p>61.6118597333726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11859733372697">
            <text:p>0.1118597334</text:p>
          </table:table-cell>
        </table:table-row>
        <table:table-row table:style-name="ro1">
          <table:table-cell office:value-type="string">
            <text:p>62.6096965333738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9696533373878">
            <text:p>0.1096965334</text:p>
          </table:table-cell>
        </table:table-row>
        <table:table-row table:style-name="ro1">
          <table:table-cell office:value-type="string">
            <text:p>63.5890944000414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90944000414109">
            <text:p>0.0890944</text:p>
          </table:table-cell>
        </table:table-row>
        <table:table-row table:style-name="ro1">
          <table:table-cell office:value-type="string">
            <text:p>64.6076906667109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7690666710951">
            <text:p>0.1076906667</text:p>
          </table:table-cell>
        </table:table-row>
        <table:table-row table:style-name="ro1">
          <table:table-cell office:value-type="string">
            <text:p>65.584168533382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41685333826518">
            <text:p>0.0841685334</text:p>
          </table:table-cell>
        </table:table-row>
        <table:table-row table:style-name="ro1">
          <table:table-cell office:value-type="string">
            <text:p>66.6000426667187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100042666718778">
            <text:p>0.1000426667</text:p>
          </table:table-cell>
        </table:table-row>
        <table:table-row table:style-name="ro1">
          <table:table-cell office:value-type="string">
            <text:p>67.5917840000584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917840000584249">
            <text:p>0.0917840001</text:p>
          </table:table-cell>
        </table:table-row>
        <table:table-row table:style-name="ro1">
          <table:table-cell office:value-type="string">
            <text:p>68.5922320000624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922320000624808">
            <text:p>0.0922320001</text:p>
          </table:table-cell>
        </table:table-row>
        <table:table-row table:style-name="ro1">
          <table:table-cell office:value-type="string">
            <text:p>69.5844458666666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44458666666554">
            <text:p>0.0844458667</text:p>
          </table:table-cell>
        </table:table-row>
        <table:table-row table:style-name="ro1">
          <table:table-cell office:value-type="string">
            <text:p>70.5839850666666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9850666666564">
            <text:p>0.0839850667</text:p>
          </table:table-cell>
        </table:table-row>
        <table:table-row table:style-name="ro1">
          <table:table-cell office:value-type="string">
            <text:p>71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2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3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4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5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6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7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8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9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0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1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2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3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4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5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6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7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8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89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0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1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2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3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4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5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6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7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8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99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3:</text:p>
          </table:table-cell>
          <table:table-cell office:value-type="float" office:value="0.0835818666666626">
            <text:p>0.0835818667</text:p>
          </table:table-cell>
        </table:table-row>
      </table:table>
      <table:table table:name="Sheet1_6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62258880000000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2588800000001">
            <text:p>0.1225888</text:p>
          </table:table-cell>
        </table:table-row>
        <table:table-row table:style-name="ro1">
          <table:table-cell office:value-type="string">
            <text:p>1.5849066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65">
            <text:p>0.0849066667</text:p>
          </table:table-cell>
        </table:table-row>
        <table:table-row table:style-name="ro1">
          <table:table-cell office:value-type="string">
            <text:p>2.5849066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65">
            <text:p>0.0849066667</text:p>
          </table:table-cell>
        </table:table-row>
        <table:table-row table:style-name="ro1">
          <table:table-cell office:value-type="string">
            <text:p>3.5849066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65">
            <text:p>0.0849066667</text:p>
          </table:table-cell>
        </table:table-row>
        <table:table-row table:style-name="ro1">
          <table:table-cell office:value-type="string">
            <text:p>4.58490666666666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52">
            <text:p>0.0849066667</text:p>
          </table:table-cell>
        </table:table-row>
        <table:table-row table:style-name="ro1">
          <table:table-cell office:value-type="string">
            <text:p>5.58490666666666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52">
            <text:p>0.0849066667</text:p>
          </table:table-cell>
        </table:table-row>
        <table:table-row table:style-name="ro1">
          <table:table-cell office:value-type="string">
            <text:p>6.58490666666666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52">
            <text:p>0.0849066667</text:p>
          </table:table-cell>
        </table:table-row>
        <table:table-row table:style-name="ro1">
          <table:table-cell office:value-type="string">
            <text:p>7.58490666666666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652">
            <text:p>0.0849066667</text:p>
          </table:table-cell>
        </table:table-row>
        <table:table-row table:style-name="ro1">
          <table:table-cell office:value-type="string">
            <text:p>8.5849066666666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74">
            <text:p>0.0849066667</text:p>
          </table:table-cell>
        </table:table-row>
        <table:table-row table:style-name="ro1">
          <table:table-cell office:value-type="string">
            <text:p>9.5849066666666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74">
            <text:p>0.0849066667</text:p>
          </table:table-cell>
        </table:table-row>
        <table:table-row table:style-name="ro1">
          <table:table-cell office:value-type="string">
            <text:p>10.6393904000001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9390400000103">
            <text:p>0.1393904</text:p>
          </table:table-cell>
        </table:table-row>
        <table:table-row table:style-name="ro1">
          <table:table-cell office:value-type="string">
            <text:p>11.6389157333337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8915733333741">
            <text:p>0.1389157333</text:p>
          </table:table-cell>
        </table:table-row>
        <table:table-row table:style-name="ro1">
          <table:table-cell office:value-type="string">
            <text:p>12.6420576000009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2057600000966">
            <text:p>0.1420576</text:p>
          </table:table-cell>
        </table:table-row>
        <table:table-row table:style-name="ro1">
          <table:table-cell office:value-type="string">
            <text:p>13.8078666666677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07866666667792">
            <text:p>0.3078666667</text:p>
          </table:table-cell>
        </table:table-row>
        <table:table-row table:style-name="ro1">
          <table:table-cell office:value-type="string">
            <text:p>14.6243722666678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4372266667871">
            <text:p>0.1243722667</text:p>
          </table:table-cell>
        </table:table-row>
        <table:table-row table:style-name="ro1">
          <table:table-cell office:value-type="string">
            <text:p>15.76974613333397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269746133333973">
            <text:p>0.2697461333</text:p>
          </table:table-cell>
        </table:table-row>
        <table:table-row table:style-name="ro1">
          <table:table-cell office:value-type="string">
            <text:p>16.6531690666673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53169066667392">
            <text:p>0.1531690667</text:p>
          </table:table-cell>
        </table:table-row>
        <table:table-row table:style-name="ro1">
          <table:table-cell office:value-type="string">
            <text:p>17.6022506666677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02250666667707">
            <text:p>0.1022506667</text:p>
          </table:table-cell>
        </table:table-row>
        <table:table-row table:style-name="ro1">
          <table:table-cell office:value-type="string">
            <text:p>18.6519296000012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51929600001211">
            <text:p>0.1519296</text:p>
          </table:table-cell>
        </table:table-row>
        <table:table-row table:style-name="ro1">
          <table:table-cell office:value-type="string">
            <text:p>19.6302229333337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0222933333719">
            <text:p>0.1302229333</text:p>
          </table:table-cell>
        </table:table-row>
        <table:table-row table:style-name="ro1">
          <table:table-cell office:value-type="string">
            <text:p>20.6342581333337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4258133333713">
            <text:p>0.1342581333</text:p>
          </table:table-cell>
        </table:table-row>
        <table:table-row table:style-name="ro1">
          <table:table-cell office:value-type="string">
            <text:p>21.6237802666679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3780266667975">
            <text:p>0.1237802667</text:p>
          </table:table-cell>
        </table:table-row>
        <table:table-row table:style-name="ro1">
          <table:table-cell office:value-type="string">
            <text:p>22.61219200000117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12192000001173">
            <text:p>0.112192</text:p>
          </table:table-cell>
        </table:table-row>
        <table:table-row table:style-name="ro1">
          <table:table-cell office:value-type="string">
            <text:p>23.9233002666674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423300266667489">
            <text:p>0.4233002667</text:p>
          </table:table-cell>
        </table:table-row>
        <table:table-row table:style-name="ro1">
          <table:table-cell office:value-type="string">
            <text:p>24.6301605333335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0160533333584">
            <text:p>0.1301605333</text:p>
          </table:table-cell>
        </table:table-row>
        <table:table-row table:style-name="ro1">
          <table:table-cell office:value-type="string">
            <text:p>25.64863520000002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8635200000026">
            <text:p>0.1486352</text:p>
          </table:table-cell>
        </table:table-row>
        <table:table-row table:style-name="ro1">
          <table:table-cell office:value-type="string">
            <text:p>26.6358111999998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5811199999885">
            <text:p>0.1358112</text:p>
          </table:table-cell>
        </table:table-row>
        <table:table-row table:style-name="ro1">
          <table:table-cell office:value-type="string">
            <text:p>27.6335898666665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3589866666501">
            <text:p>0.1335898667</text:p>
          </table:table-cell>
        </table:table-row>
        <table:table-row table:style-name="ro1">
          <table:table-cell office:value-type="string">
            <text:p>28.6274709333334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7470933333456">
            <text:p>0.1274709333</text:p>
          </table:table-cell>
        </table:table-row>
        <table:table-row table:style-name="ro1">
          <table:table-cell office:value-type="string">
            <text:p>29.632353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2353600000002">
            <text:p>0.1323536</text:p>
          </table:table-cell>
        </table:table-row>
        <table:table-row table:style-name="ro1">
          <table:table-cell office:value-type="string">
            <text:p>30.6516309333332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51630933333244">
            <text:p>0.1516309333</text:p>
          </table:table-cell>
        </table:table-row>
        <table:table-row table:style-name="ro1">
          <table:table-cell office:value-type="string">
            <text:p>31.6291807999995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180799999578">
            <text:p>0.1291808</text:p>
          </table:table-cell>
        </table:table-row>
        <table:table-row table:style-name="ro1">
          <table:table-cell office:value-type="string">
            <text:p>32.8839498666672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83949866667287">
            <text:p>0.3839498667</text:p>
          </table:table-cell>
        </table:table-row>
        <table:table-row table:style-name="ro1">
          <table:table-cell office:value-type="string">
            <text:p>33.63281600000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28160000024">
            <text:p>0.132816</text:p>
          </table:table-cell>
        </table:table-row>
        <table:table-row table:style-name="ro1">
          <table:table-cell office:value-type="string">
            <text:p>34.62631200000347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6312000003473">
            <text:p>0.126312</text:p>
          </table:table-cell>
        </table:table-row>
        <table:table-row table:style-name="ro1">
          <table:table-cell office:value-type="string">
            <text:p>35.6299146666734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914666673486">
            <text:p>0.1299146667</text:p>
          </table:table-cell>
        </table:table-row>
        <table:table-row table:style-name="ro1">
          <table:table-cell office:value-type="string">
            <text:p>36.6335920000086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3592000008669">
            <text:p>0.133592</text:p>
          </table:table-cell>
        </table:table-row>
        <table:table-row table:style-name="ro1">
          <table:table-cell office:value-type="string">
            <text:p>37.8441114666839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44111466683991">
            <text:p>0.3441114667</text:p>
          </table:table-cell>
        </table:table-row>
        <table:table-row table:style-name="ro1">
          <table:table-cell office:value-type="string">
            <text:p>38.6300400000169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0040000016905">
            <text:p>0.13004</text:p>
          </table:table-cell>
        </table:table-row>
        <table:table-row table:style-name="ro1">
          <table:table-cell office:value-type="string">
            <text:p>39.6231040000183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3104000018358">
            <text:p>0.123104</text:p>
          </table:table-cell>
        </table:table-row>
        <table:table-row table:style-name="ro1">
          <table:table-cell office:value-type="string">
            <text:p>40.6375978666871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7597866687138">
            <text:p>0.1375978667</text:p>
          </table:table-cell>
        </table:table-row>
        <table:table-row table:style-name="ro1">
          <table:table-cell office:value-type="string">
            <text:p>41.85186186668722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51861866687223">
            <text:p>0.3518618667</text:p>
          </table:table-cell>
        </table:table-row>
        <table:table-row table:style-name="ro1">
          <table:table-cell office:value-type="string">
            <text:p>42.6066560000199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06656000019903">
            <text:p>0.106656</text:p>
          </table:table-cell>
        </table:table-row>
        <table:table-row table:style-name="ro1">
          <table:table-cell office:value-type="string">
            <text:p>43.6213354666900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1335466690084">
            <text:p>0.1213354667</text:p>
          </table:table-cell>
        </table:table-row>
        <table:table-row table:style-name="ro1">
          <table:table-cell office:value-type="string">
            <text:p>44.629687466690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687466690648">
            <text:p>0.1296874667</text:p>
          </table:table-cell>
        </table:table-row>
        <table:table-row table:style-name="ro1">
          <table:table-cell office:value-type="string">
            <text:p>45.6298832000263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883200026306">
            <text:p>0.1298832</text:p>
          </table:table-cell>
        </table:table-row>
        <table:table-row table:style-name="ro1">
          <table:table-cell office:value-type="string">
            <text:p>46.8087226666942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0872266669423">
            <text:p>0.3087226667</text:p>
          </table:table-cell>
        </table:table-row>
        <table:table-row table:style-name="ro1">
          <table:table-cell office:value-type="string">
            <text:p>47.6299584000276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958400027618">
            <text:p>0.1299584</text:p>
          </table:table-cell>
        </table:table-row>
        <table:table-row table:style-name="ro1">
          <table:table-cell office:value-type="string">
            <text:p>48.620394133362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039413336236">
            <text:p>0.1203941334</text:p>
          </table:table-cell>
        </table:table-row>
        <table:table-row table:style-name="ro1">
          <table:table-cell office:value-type="string">
            <text:p>49.6346512000290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4651200029033">
            <text:p>0.1346512</text:p>
          </table:table-cell>
        </table:table-row>
        <table:table-row table:style-name="ro1">
          <table:table-cell office:value-type="string">
            <text:p>50.6346250666968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4625066696891">
            <text:p>0.1346250667</text:p>
          </table:table-cell>
        </table:table-row>
        <table:table-row table:style-name="ro1">
          <table:table-cell office:value-type="string">
            <text:p>51.638378133364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8378133364654">
            <text:p>0.1383781334</text:p>
          </table:table-cell>
        </table:table-row>
        <table:table-row table:style-name="ro1">
          <table:table-cell office:value-type="string">
            <text:p>52.615192533364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1519253336472">
            <text:p>0.1151925334</text:p>
          </table:table-cell>
        </table:table-row>
        <table:table-row table:style-name="ro1">
          <table:table-cell office:value-type="string">
            <text:p>53.6240810666993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4081066699389">
            <text:p>0.1240810667</text:p>
          </table:table-cell>
        </table:table-row>
        <table:table-row table:style-name="ro1">
          <table:table-cell office:value-type="string">
            <text:p>54.6475178666998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7517866699886">
            <text:p>0.1475178667</text:p>
          </table:table-cell>
        </table:table-row>
        <table:table-row table:style-name="ro1">
          <table:table-cell office:value-type="string">
            <text:p>55.8699285333677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69928533367762">
            <text:p>0.3699285334</text:p>
          </table:table-cell>
        </table:table-row>
        <table:table-row table:style-name="ro1">
          <table:table-cell office:value-type="string">
            <text:p>56.64385173336810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3851733368109">
            <text:p>0.1438517334</text:p>
          </table:table-cell>
        </table:table-row>
        <table:table-row table:style-name="ro1">
          <table:table-cell office:value-type="string">
            <text:p>57.6226277333691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2627733369171">
            <text:p>0.1226277334</text:p>
          </table:table-cell>
        </table:table-row>
        <table:table-row table:style-name="ro1">
          <table:table-cell office:value-type="string">
            <text:p>58.62985706670286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9857066702868">
            <text:p>0.1298570667</text:p>
          </table:table-cell>
        </table:table-row>
        <table:table-row table:style-name="ro1">
          <table:table-cell office:value-type="string">
            <text:p>59.854893866704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5489386670411">
            <text:p>0.3548938667</text:p>
          </table:table-cell>
        </table:table-row>
        <table:table-row table:style-name="ro1">
          <table:table-cell office:value-type="string">
            <text:p>60.6316938667048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31693866704801">
            <text:p>0.1316938667</text:p>
          </table:table-cell>
        </table:table-row>
        <table:table-row table:style-name="ro1">
          <table:table-cell office:value-type="string">
            <text:p>61.6163824000395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16382400039505">
            <text:p>0.1163824</text:p>
          </table:table-cell>
        </table:table-row>
        <table:table-row table:style-name="ro1">
          <table:table-cell office:value-type="string">
            <text:p>62.6158853333741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15885333374116">
            <text:p>0.1158853334</text:p>
          </table:table-cell>
        </table:table-row>
        <table:table-row table:style-name="ro1">
          <table:table-cell office:value-type="string">
            <text:p>63.8403909333754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40390933375481">
            <text:p>0.3403909334</text:p>
          </table:table-cell>
        </table:table-row>
        <table:table-row table:style-name="ro1">
          <table:table-cell office:value-type="string">
            <text:p>64.878330666711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7833066671115">
            <text:p>0.3783306667</text:p>
          </table:table-cell>
        </table:table-row>
        <table:table-row table:style-name="ro1">
          <table:table-cell office:value-type="string">
            <text:p>65.6058453333817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05845333381708">
            <text:p>0.1058453334</text:p>
          </table:table-cell>
        </table:table-row>
        <table:table-row table:style-name="ro1">
          <table:table-cell office:value-type="string">
            <text:p>66.8312064000544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331206400054484">
            <text:p>0.3312064001</text:p>
          </table:table-cell>
        </table:table-row>
        <table:table-row table:style-name="ro1">
          <table:table-cell office:value-type="string">
            <text:p>67.61688480005874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16884800058742">
            <text:p>0.1168848001</text:p>
          </table:table-cell>
        </table:table-row>
        <table:table-row table:style-name="ro1">
          <table:table-cell office:value-type="string">
            <text:p>68.62066080006272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20660800062723">
            <text:p>0.1206608001</text:p>
          </table:table-cell>
        </table:table-row>
        <table:table-row table:style-name="ro1">
          <table:table-cell office:value-type="string">
            <text:p>69.642780800066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278080006666">
            <text:p>0.1427808001</text:p>
          </table:table-cell>
        </table:table-row>
        <table:table-row table:style-name="ro1">
          <table:table-cell office:value-type="string">
            <text:p>70.6478368000702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147836800070252">
            <text:p>0.1478368001</text:p>
          </table:table-cell>
        </table:table-row>
        <table:table-row table:style-name="ro1">
          <table:table-cell office:value-type="string">
            <text:p>71.5844458666666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4458666666554">
            <text:p>0.0844458667</text:p>
          </table:table-cell>
        </table:table-row>
        <table:table-row table:style-name="ro1">
          <table:table-cell office:value-type="string">
            <text:p>72.5844458666666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4458666666554">
            <text:p>0.0844458667</text:p>
          </table:table-cell>
        </table:table-row>
        <table:table-row table:style-name="ro1">
          <table:table-cell office:value-type="string">
            <text:p>73.5844458666666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4458666666554">
            <text:p>0.0844458667</text:p>
          </table:table-cell>
        </table:table-row>
        <table:table-row table:style-name="ro1">
          <table:table-cell office:value-type="string">
            <text:p>74.5844458666666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4458666666554">
            <text:p>0.0844458667</text:p>
          </table:table-cell>
        </table:table-row>
        <table:table-row table:style-name="ro1">
          <table:table-cell office:value-type="string">
            <text:p>75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76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77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78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79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0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1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2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3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4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5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6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7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8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89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0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1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2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3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4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5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6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7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8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  <table:table-row table:style-name="ro1">
          <table:table-cell office:value-type="string">
            <text:p>99.5849066666666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4:</text:p>
          </table:table-cell>
          <table:table-cell office:value-type="float" office:value="0.0849066666666545">
            <text:p>0.0849066667</text:p>
          </table:table-cell>
        </table:table-row>
      </table:table>
      <table:table table:name="Sheet1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623049600000000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3049600000001">
            <text:p>0.1230496</text:p>
          </table:table-cell>
        </table:table-row>
        <table:table-row table:style-name="ro1">
          <table:table-cell office:value-type="string">
            <text:p>1.5853098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65">
            <text:p>0.0853098667</text:p>
          </table:table-cell>
        </table:table-row>
        <table:table-row table:style-name="ro1">
          <table:table-cell office:value-type="string">
            <text:p>2.5853098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65">
            <text:p>0.0853098667</text:p>
          </table:table-cell>
        </table:table-row>
        <table:table-row table:style-name="ro1">
          <table:table-cell office:value-type="string">
            <text:p>3.58530986666666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65">
            <text:p>0.0853098667</text:p>
          </table:table-cell>
        </table:table-row>
        <table:table-row table:style-name="ro1">
          <table:table-cell office:value-type="string">
            <text:p>4.585309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52">
            <text:p>0.0853098667</text:p>
          </table:table-cell>
        </table:table-row>
        <table:table-row table:style-name="ro1">
          <table:table-cell office:value-type="string">
            <text:p>5.585309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52">
            <text:p>0.0853098667</text:p>
          </table:table-cell>
        </table:table-row>
        <table:table-row table:style-name="ro1">
          <table:table-cell office:value-type="string">
            <text:p>6.585309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52">
            <text:p>0.0853098667</text:p>
          </table:table-cell>
        </table:table-row>
        <table:table-row table:style-name="ro1">
          <table:table-cell office:value-type="string">
            <text:p>7.58530986666666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652">
            <text:p>0.0853098667</text:p>
          </table:table-cell>
        </table:table-row>
        <table:table-row table:style-name="ro1">
          <table:table-cell office:value-type="string">
            <text:p>8.58530986666667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732">
            <text:p>0.0853098667</text:p>
          </table:table-cell>
        </table:table-row>
        <table:table-row table:style-name="ro1">
          <table:table-cell office:value-type="string">
            <text:p>9.58530986666667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732">
            <text:p>0.0853098667</text:p>
          </table:table-cell>
        </table:table-row>
        <table:table-row table:style-name="ro1">
          <table:table-cell office:value-type="string">
            <text:p>10.62146773333351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1467733333512">
            <text:p>0.1214677333</text:p>
          </table:table-cell>
        </table:table-row>
        <table:table-row table:style-name="ro1">
          <table:table-cell office:value-type="string">
            <text:p>11.6494330666673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9433066667307">
            <text:p>0.1494330667</text:p>
          </table:table-cell>
        </table:table-row>
        <table:table-row table:style-name="ro1">
          <table:table-cell office:value-type="string">
            <text:p>12.6149472000008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4947200000824">
            <text:p>0.1149472</text:p>
          </table:table-cell>
        </table:table-row>
        <table:table-row table:style-name="ro1">
          <table:table-cell office:value-type="string">
            <text:p>13.63695893333394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6958933333945">
            <text:p>0.1369589333</text:p>
          </table:table-cell>
        </table:table-row>
        <table:table-row table:style-name="ro1">
          <table:table-cell office:value-type="string">
            <text:p>14.83864640000053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38646400000535">
            <text:p>0.3386464</text:p>
          </table:table-cell>
        </table:table-row>
        <table:table-row table:style-name="ro1">
          <table:table-cell office:value-type="string">
            <text:p>15.6301904000006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0190400000608">
            <text:p>0.1301904</text:p>
          </table:table-cell>
        </table:table-row>
        <table:table-row table:style-name="ro1">
          <table:table-cell office:value-type="string">
            <text:p>16.7886874666674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288687466667437">
            <text:p>0.2886874667</text:p>
          </table:table-cell>
        </table:table-row>
        <table:table-row table:style-name="ro1">
          <table:table-cell office:value-type="string">
            <text:p>17.866834666667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66834666667003">
            <text:p>0.3668346667</text:p>
          </table:table-cell>
        </table:table-row>
        <table:table-row table:style-name="ro1">
          <table:table-cell office:value-type="string">
            <text:p>18.6378682666673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7868266667347">
            <text:p>0.1378682667</text:p>
          </table:table-cell>
        </table:table-row>
        <table:table-row table:style-name="ro1">
          <table:table-cell office:value-type="string">
            <text:p>19.61723093333367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7230933333676">
            <text:p>0.1172309333</text:p>
          </table:table-cell>
        </table:table-row>
        <table:table-row table:style-name="ro1">
          <table:table-cell office:value-type="string">
            <text:p>20.8054245333337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05424533333703">
            <text:p>0.3054245333</text:p>
          </table:table-cell>
        </table:table-row>
        <table:table-row table:style-name="ro1">
          <table:table-cell office:value-type="string">
            <text:p>21.6481344000014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8134400001499">
            <text:p>0.1481344</text:p>
          </table:table-cell>
        </table:table-row>
        <table:table-row table:style-name="ro1">
          <table:table-cell office:value-type="string">
            <text:p>22.626229333335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622933333596">
            <text:p>0.1262293333</text:p>
          </table:table-cell>
        </table:table-row>
        <table:table-row table:style-name="ro1">
          <table:table-cell office:value-type="string">
            <text:p>23.6110506666667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1050666666706">
            <text:p>0.1110506667</text:p>
          </table:table-cell>
        </table:table-row>
        <table:table-row table:style-name="ro1">
          <table:table-cell office:value-type="string">
            <text:p>24.6291946666664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9194666666432">
            <text:p>0.1291946667</text:p>
          </table:table-cell>
        </table:table-row>
        <table:table-row table:style-name="ro1">
          <table:table-cell office:value-type="string">
            <text:p>25.63496533333332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4965333333327">
            <text:p>0.1349653333</text:p>
          </table:table-cell>
        </table:table-row>
        <table:table-row table:style-name="ro1">
          <table:table-cell office:value-type="string">
            <text:p>26.6412794666665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1279466666536">
            <text:p>0.1412794667</text:p>
          </table:table-cell>
        </table:table-row>
        <table:table-row table:style-name="ro1">
          <table:table-cell office:value-type="string">
            <text:p>27.61334026666734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3340266667343">
            <text:p>0.1133402667</text:p>
          </table:table-cell>
        </table:table-row>
        <table:table-row table:style-name="ro1">
          <table:table-cell office:value-type="string">
            <text:p>28.62237706666693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2377066666939">
            <text:p>0.1223770667</text:p>
          </table:table-cell>
        </table:table-row>
        <table:table-row table:style-name="ro1">
          <table:table-cell office:value-type="string">
            <text:p>29.8175653333332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1756533333321">
            <text:p>0.3175653333</text:p>
          </table:table-cell>
        </table:table-row>
        <table:table-row table:style-name="ro1">
          <table:table-cell office:value-type="string">
            <text:p>30.63476213333319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4762133333194">
            <text:p>0.1347621333</text:p>
          </table:table-cell>
        </table:table-row>
        <table:table-row table:style-name="ro1">
          <table:table-cell office:value-type="string">
            <text:p>31.6419157333334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1915733333416">
            <text:p>0.1419157333</text:p>
          </table:table-cell>
        </table:table-row>
        <table:table-row table:style-name="ro1">
          <table:table-cell office:value-type="string">
            <text:p>32.6301258666724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0125866672458">
            <text:p>0.1301258667</text:p>
          </table:table-cell>
        </table:table-row>
        <table:table-row table:style-name="ro1">
          <table:table-cell office:value-type="string">
            <text:p>33.6375141333352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7514133335252">
            <text:p>0.1375141333</text:p>
          </table:table-cell>
        </table:table-row>
        <table:table-row table:style-name="ro1">
          <table:table-cell office:value-type="string">
            <text:p>34.6365306666712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6530666671227">
            <text:p>0.1365306667</text:p>
          </table:table-cell>
        </table:table-row>
        <table:table-row table:style-name="ro1">
          <table:table-cell office:value-type="string">
            <text:p>35.61945120001114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9451200011142">
            <text:p>0.1194512</text:p>
          </table:table-cell>
        </table:table-row>
        <table:table-row table:style-name="ro1">
          <table:table-cell office:value-type="string">
            <text:p>36.6387760000084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8776000008441">
            <text:p>0.138776</text:p>
          </table:table-cell>
        </table:table-row>
        <table:table-row table:style-name="ro1">
          <table:table-cell office:value-type="string">
            <text:p>37.638864000014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886400001477">
            <text:p>0.138864</text:p>
          </table:table-cell>
        </table:table-row>
        <table:table-row table:style-name="ro1">
          <table:table-cell office:value-type="string">
            <text:p>38.6271792000180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7179200018013">
            <text:p>0.1271792</text:p>
          </table:table-cell>
        </table:table-row>
        <table:table-row table:style-name="ro1">
          <table:table-cell office:value-type="string">
            <text:p>39.625154666686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515466668625">
            <text:p>0.1251546667</text:p>
          </table:table-cell>
        </table:table-row>
        <table:table-row table:style-name="ro1">
          <table:table-cell office:value-type="string">
            <text:p>40.6227904000182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2790400018289">
            <text:p>0.1227904</text:p>
          </table:table-cell>
        </table:table-row>
        <table:table-row table:style-name="ro1">
          <table:table-cell office:value-type="string">
            <text:p>41.631468800022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146880002229">
            <text:p>0.1314688</text:p>
          </table:table-cell>
        </table:table-row>
        <table:table-row table:style-name="ro1">
          <table:table-cell office:value-type="string">
            <text:p>42.612905066688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290506668837">
            <text:p>0.1129050667</text:p>
          </table:table-cell>
        </table:table-row>
        <table:table-row table:style-name="ro1">
          <table:table-cell office:value-type="string">
            <text:p>43.6209322666900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0932266690083">
            <text:p>0.1209322667</text:p>
          </table:table-cell>
        </table:table-row>
        <table:table-row table:style-name="ro1">
          <table:table-cell office:value-type="string">
            <text:p>44.6397205333579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9720533357917">
            <text:p>0.1397205334</text:p>
          </table:table-cell>
        </table:table-row>
        <table:table-row table:style-name="ro1">
          <table:table-cell office:value-type="string">
            <text:p>45.6399120000252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9912000025227">
            <text:p>0.139912</text:p>
          </table:table-cell>
        </table:table-row>
        <table:table-row table:style-name="ro1">
          <table:table-cell office:value-type="string">
            <text:p>46.63070346669218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0703466692182">
            <text:p>0.1307034667</text:p>
          </table:table-cell>
        </table:table-row>
        <table:table-row table:style-name="ro1">
          <table:table-cell office:value-type="string">
            <text:p>47.89488160002779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94881600027794">
            <text:p>0.3948816</text:p>
          </table:table-cell>
        </table:table-row>
        <table:table-row table:style-name="ro1">
          <table:table-cell office:value-type="string">
            <text:p>48.6472277333622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7227733362207">
            <text:p>0.1472277334</text:p>
          </table:table-cell>
        </table:table-row>
        <table:table-row table:style-name="ro1">
          <table:table-cell office:value-type="string">
            <text:p>49.64177440002913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1774400029135">
            <text:p>0.1417744</text:p>
          </table:table-cell>
        </table:table-row>
        <table:table-row table:style-name="ro1">
          <table:table-cell office:value-type="string">
            <text:p>50.6307397333639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0739733363903">
            <text:p>0.1307397334</text:p>
          </table:table-cell>
        </table:table-row>
        <table:table-row table:style-name="ro1">
          <table:table-cell office:value-type="string">
            <text:p>51.6196378666977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9637866697701">
            <text:p>0.1196378667</text:p>
          </table:table-cell>
        </table:table-row>
        <table:table-row table:style-name="ro1">
          <table:table-cell office:value-type="string">
            <text:p>52.8870944000315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87094400031536">
            <text:p>0.3870944</text:p>
          </table:table-cell>
        </table:table-row>
        <table:table-row table:style-name="ro1">
          <table:table-cell office:value-type="string">
            <text:p>53.613897066699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389706669901">
            <text:p>0.1138970667</text:p>
          </table:table-cell>
        </table:table-row>
        <table:table-row table:style-name="ro1">
          <table:table-cell office:value-type="string">
            <text:p>54.6089130667003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08913066700325">
            <text:p>0.1089130667</text:p>
          </table:table-cell>
        </table:table-row>
        <table:table-row table:style-name="ro1">
          <table:table-cell office:value-type="string">
            <text:p>55.6470757333674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7075733367402">
            <text:p>0.1470757334</text:p>
          </table:table-cell>
        </table:table-row>
        <table:table-row table:style-name="ro1">
          <table:table-cell office:value-type="string">
            <text:p>56.6030245333680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03024533368092">
            <text:p>0.1030245334</text:p>
          </table:table-cell>
        </table:table-row>
        <table:table-row table:style-name="ro1">
          <table:table-cell office:value-type="string">
            <text:p>57.6252432000358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5243200035861">
            <text:p>0.1252432</text:p>
          </table:table-cell>
        </table:table-row>
        <table:table-row table:style-name="ro1">
          <table:table-cell office:value-type="string">
            <text:p>58.6403365333693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40336533369307">
            <text:p>0.1403365334</text:p>
          </table:table-cell>
        </table:table-row>
        <table:table-row table:style-name="ro1">
          <table:table-cell office:value-type="string">
            <text:p>59.7872010667040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287201066704085">
            <text:p>0.2872010667</text:p>
          </table:table-cell>
        </table:table-row>
        <table:table-row table:style-name="ro1">
          <table:table-cell office:value-type="string">
            <text:p>60.60380640003805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03806400038053">
            <text:p>0.1038064</text:p>
          </table:table-cell>
        </table:table-row>
        <table:table-row table:style-name="ro1">
          <table:table-cell office:value-type="string">
            <text:p>61.5959237333728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959237333728851">
            <text:p>0.0959237334</text:p>
          </table:table-cell>
        </table:table-row>
        <table:table-row table:style-name="ro1">
          <table:table-cell office:value-type="string">
            <text:p>62.6228613333738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22861333373884">
            <text:p>0.1228613334</text:p>
          </table:table-cell>
        </table:table-row>
        <table:table-row table:style-name="ro1">
          <table:table-cell office:value-type="string">
            <text:p>63.80272693337536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302726933375368">
            <text:p>0.3027269334</text:p>
          </table:table-cell>
        </table:table-row>
        <table:table-row table:style-name="ro1">
          <table:table-cell office:value-type="string">
            <text:p>64.6321194667109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2119466710947">
            <text:p>0.1321194667</text:p>
          </table:table-cell>
        </table:table-row>
        <table:table-row table:style-name="ro1">
          <table:table-cell office:value-type="string">
            <text:p>65.6359253333827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35925333382787">
            <text:p>0.1359253334</text:p>
          </table:table-cell>
        </table:table-row>
        <table:table-row table:style-name="ro1">
          <table:table-cell office:value-type="string">
            <text:p>66.6161194667191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116119466719113">
            <text:p>0.1161194667</text:p>
          </table:table-cell>
        </table:table-row>
        <table:table-row table:style-name="ro1">
          <table:table-cell office:value-type="string">
            <text:p>67.58787360005854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78736000585434">
            <text:p>0.0878736001</text:p>
          </table:table-cell>
        </table:table-row>
        <table:table-row table:style-name="ro1">
          <table:table-cell office:value-type="string">
            <text:p>68.5837157333958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37157333958487">
            <text:p>0.0837157334</text:p>
          </table:table-cell>
        </table:table-row>
        <table:table-row table:style-name="ro1">
          <table:table-cell office:value-type="string">
            <text:p>69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0.583581866666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35818666666626">
            <text:p>0.0835818667</text:p>
          </table:table-cell>
        </table:table-row>
        <table:table-row table:style-name="ro1">
          <table:table-cell office:value-type="string">
            <text:p>71.5848490666666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48490666666493">
            <text:p>0.0848490667</text:p>
          </table:table-cell>
        </table:table-row>
        <table:table-row table:style-name="ro1">
          <table:table-cell office:value-type="string">
            <text:p>72.5848490666666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48490666666493">
            <text:p>0.0848490667</text:p>
          </table:table-cell>
        </table:table-row>
        <table:table-row table:style-name="ro1">
          <table:table-cell office:value-type="string">
            <text:p>73.5848490666666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48490666666493">
            <text:p>0.0848490667</text:p>
          </table:table-cell>
        </table:table-row>
        <table:table-row table:style-name="ro1">
          <table:table-cell office:value-type="string">
            <text:p>74.5848490666666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48490666666493">
            <text:p>0.0848490667</text:p>
          </table:table-cell>
        </table:table-row>
        <table:table-row table:style-name="ro1">
          <table:table-cell office:value-type="string">
            <text:p>75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76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77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78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79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0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1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2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3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4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5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6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7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8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89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0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1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2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3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4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5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6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7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8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  <table:table-row table:style-name="ro1">
          <table:table-cell office:value-type="string">
            <text:p>99.5853098666666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5:</text:p>
          </table:table-cell>
          <table:table-cell office:value-type="float" office:value="0.0853098666666483">
            <text:p>0.0853098667</text:p>
          </table:table-cell>
        </table:table-row>
      </table:table>
      <table:table table:name="Sheet1_8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362026666666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43620266666667">
            <text:p>0.2436202667</text:p>
          </table:table-cell>
        </table:table-row>
        <table:table-row table:style-name="ro1">
          <table:table-cell office:value-type="string">
            <text:p>1.6634176000000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">
            <text:p>0.1634176</text:p>
          </table:table-cell>
        </table:table-row>
        <table:table-row table:style-name="ro1">
          <table:table-cell office:value-type="string">
            <text:p>2.66341759999999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">
            <text:p>0.1634176</text:p>
          </table:table-cell>
        </table:table-row>
        <table:table-row table:style-name="ro1">
          <table:table-cell office:value-type="string">
            <text:p>3.66341759999999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">
            <text:p>0.1634176</text:p>
          </table:table-cell>
        </table:table-row>
        <table:table-row table:style-name="ro1">
          <table:table-cell office:value-type="string">
            <text:p>4.6634175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599999999">
            <text:p>0.1634176</text:p>
          </table:table-cell>
        </table:table-row>
        <table:table-row table:style-name="ro1">
          <table:table-cell office:value-type="string">
            <text:p>5.6634175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599999999">
            <text:p>0.1634176</text:p>
          </table:table-cell>
        </table:table-row>
        <table:table-row table:style-name="ro1">
          <table:table-cell office:value-type="string">
            <text:p>6.6634175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599999999">
            <text:p>0.1634176</text:p>
          </table:table-cell>
        </table:table-row>
        <table:table-row table:style-name="ro1">
          <table:table-cell office:value-type="string">
            <text:p>7.66341759999999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599999999">
            <text:p>0.1634176</text:p>
          </table:table-cell>
        </table:table-row>
        <table:table-row table:style-name="ro1">
          <table:table-cell office:value-type="string">
            <text:p>8.6634176000000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6">
            <text:p>0.1634176</text:p>
          </table:table-cell>
        </table:table-row>
        <table:table-row table:style-name="ro1">
          <table:table-cell office:value-type="string">
            <text:p>9.6634176000000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6">
            <text:p>0.1634176</text:p>
          </table:table-cell>
        </table:table-row>
        <table:table-row table:style-name="ro1">
          <table:table-cell office:value-type="string">
            <text:p>10.7160448000002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6044800000205">
            <text:p>0.2160448</text:p>
          </table:table-cell>
        </table:table-row>
        <table:table-row table:style-name="ro1">
          <table:table-cell office:value-type="string">
            <text:p>11.7106234666673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0623466667304">
            <text:p>0.2106234667</text:p>
          </table:table-cell>
        </table:table-row>
        <table:table-row table:style-name="ro1">
          <table:table-cell office:value-type="string">
            <text:p>12.6858213333342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85821333334246">
            <text:p>0.1858213333</text:p>
          </table:table-cell>
        </table:table-row>
        <table:table-row table:style-name="ro1">
          <table:table-cell office:value-type="string">
            <text:p>13.7257162666673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25716266667307">
            <text:p>0.2257162667</text:p>
          </table:table-cell>
        </table:table-row>
        <table:table-row table:style-name="ro1">
          <table:table-cell office:value-type="string">
            <text:p>14.702074133333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207413333396">
            <text:p>0.2020741333</text:p>
          </table:table-cell>
        </table:table-row>
        <table:table-row table:style-name="ro1">
          <table:table-cell office:value-type="string">
            <text:p>15.7247733333335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24773333333525">
            <text:p>0.2247733333</text:p>
          </table:table-cell>
        </table:table-row>
        <table:table-row table:style-name="ro1">
          <table:table-cell office:value-type="string">
            <text:p>16.7120160000005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2016000000578">
            <text:p>0.212016</text:p>
          </table:table-cell>
        </table:table-row>
        <table:table-row table:style-name="ro1">
          <table:table-cell office:value-type="string">
            <text:p>17.7177088000006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7708800000615">
            <text:p>0.2177088</text:p>
          </table:table-cell>
        </table:table-row>
        <table:table-row table:style-name="ro1">
          <table:table-cell office:value-type="string">
            <text:p>18.70634880000033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6348800000338">
            <text:p>0.2063488</text:p>
          </table:table-cell>
        </table:table-row>
        <table:table-row table:style-name="ro1">
          <table:table-cell office:value-type="string">
            <text:p>19.7142266666670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4226666667059">
            <text:p>0.2142266667</text:p>
          </table:table-cell>
        </table:table-row>
        <table:table-row table:style-name="ro1">
          <table:table-cell office:value-type="string">
            <text:p>20.715347200001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534720000124">
            <text:p>0.2153472</text:p>
          </table:table-cell>
        </table:table-row>
        <table:table-row table:style-name="ro1">
          <table:table-cell office:value-type="string">
            <text:p>22.0304832000012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530483200001232">
            <text:p>0.5304832</text:p>
          </table:table-cell>
        </table:table-row>
        <table:table-row table:style-name="ro1">
          <table:table-cell office:value-type="string">
            <text:p>22.7032533333336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3253333333677">
            <text:p>0.2032533333</text:p>
          </table:table-cell>
        </table:table-row>
        <table:table-row table:style-name="ro1">
          <table:table-cell office:value-type="string">
            <text:p>23.7059925333335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5992533333546">
            <text:p>0.2059925333</text:p>
          </table:table-cell>
        </table:table-row>
        <table:table-row table:style-name="ro1">
          <table:table-cell office:value-type="string">
            <text:p>24.7194352000000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9435200000031">
            <text:p>0.2194352</text:p>
          </table:table-cell>
        </table:table-row>
        <table:table-row table:style-name="ro1">
          <table:table-cell office:value-type="string">
            <text:p>25.7050720000003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5072000000385">
            <text:p>0.205072</text:p>
          </table:table-cell>
        </table:table-row>
        <table:table-row table:style-name="ro1">
          <table:table-cell office:value-type="string">
            <text:p>26.7265600000006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26560000000674">
            <text:p>0.22656</text:p>
          </table:table-cell>
        </table:table-row>
        <table:table-row table:style-name="ro1">
          <table:table-cell office:value-type="string">
            <text:p>27.7126714666668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2671466666855">
            <text:p>0.2126714667</text:p>
          </table:table-cell>
        </table:table-row>
        <table:table-row table:style-name="ro1">
          <table:table-cell office:value-type="string">
            <text:p>28.719008533334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900853333441">
            <text:p>0.2190085333</text:p>
          </table:table-cell>
        </table:table-row>
        <table:table-row table:style-name="ro1">
          <table:table-cell office:value-type="string">
            <text:p>29.718901866667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890186666786">
            <text:p>0.2189018667</text:p>
          </table:table-cell>
        </table:table-row>
        <table:table-row table:style-name="ro1">
          <table:table-cell office:value-type="string">
            <text:p>30.89917600000018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399176000000182">
            <text:p>0.399176</text:p>
          </table:table-cell>
        </table:table-row>
        <table:table-row table:style-name="ro1">
          <table:table-cell office:value-type="string">
            <text:p>31.72090666666675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20906666666753">
            <text:p>0.2209066667</text:p>
          </table:table-cell>
        </table:table-row>
        <table:table-row table:style-name="ro1">
          <table:table-cell office:value-type="string">
            <text:p>32.7059045333336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5904533333658">
            <text:p>0.2059045333</text:p>
          </table:table-cell>
        </table:table-row>
        <table:table-row table:style-name="ro1">
          <table:table-cell office:value-type="string">
            <text:p>33.7116986666718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1698666671801">
            <text:p>0.2116986667</text:p>
          </table:table-cell>
        </table:table-row>
        <table:table-row table:style-name="ro1">
          <table:table-cell office:value-type="string">
            <text:p>34.7040720000049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4072000004999">
            <text:p>0.204072</text:p>
          </table:table-cell>
        </table:table-row>
        <table:table-row table:style-name="ro1">
          <table:table-cell office:value-type="string">
            <text:p>35.7207136000132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20713600013269">
            <text:p>0.2207136</text:p>
          </table:table-cell>
        </table:table-row>
        <table:table-row table:style-name="ro1">
          <table:table-cell office:value-type="string">
            <text:p>36.706746666681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674666668198">
            <text:p>0.2067466667</text:p>
          </table:table-cell>
        </table:table-row>
        <table:table-row table:style-name="ro1">
          <table:table-cell office:value-type="string">
            <text:p>37.711928000016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192800001667">
            <text:p>0.211928</text:p>
          </table:table-cell>
        </table:table-row>
        <table:table-row table:style-name="ro1">
          <table:table-cell office:value-type="string">
            <text:p>38.709228800017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922880001784">
            <text:p>0.2092288</text:p>
          </table:table-cell>
        </table:table-row>
        <table:table-row table:style-name="ro1">
          <table:table-cell office:value-type="string">
            <text:p>39.70990986668464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9909866684647">
            <text:p>0.2099098667</text:p>
          </table:table-cell>
        </table:table-row>
        <table:table-row table:style-name="ro1">
          <table:table-cell office:value-type="string">
            <text:p>40.7127088000212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12708800021275">
            <text:p>0.2127088</text:p>
          </table:table-cell>
        </table:table-row>
        <table:table-row table:style-name="ro1">
          <table:table-cell office:value-type="string">
            <text:p>41.6956421333553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95642133355392">
            <text:p>0.1956421334</text:p>
          </table:table-cell>
        </table:table-row>
        <table:table-row table:style-name="ro1">
          <table:table-cell office:value-type="string">
            <text:p>42.7027226666874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2722666687478">
            <text:p>0.2027226667</text:p>
          </table:table-cell>
        </table:table-row>
        <table:table-row table:style-name="ro1">
          <table:table-cell office:value-type="string">
            <text:p>43.7008960000237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200896000023711">
            <text:p>0.200896</text:p>
          </table:table-cell>
        </table:table-row>
        <table:table-row table:style-name="ro1">
          <table:table-cell office:value-type="string">
            <text:p>44.6748826666906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74882666690699">
            <text:p>0.1748826667</text:p>
          </table:table-cell>
        </table:table-row>
        <table:table-row table:style-name="ro1">
          <table:table-cell office:value-type="string">
            <text:p>45.6650533333580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5053333358081">
            <text:p>0.1650533334</text:p>
          </table:table-cell>
        </table:table-row>
        <table:table-row table:style-name="ro1">
          <table:table-cell office:value-type="string">
            <text:p>46.6639530666934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953066693459">
            <text:p>0.1639530667</text:p>
          </table:table-cell>
        </table:table-row>
        <table:table-row table:style-name="ro1">
          <table:table-cell office:value-type="string">
            <text:p>47.6672469333612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7246933361241">
            <text:p>0.1672469334</text:p>
          </table:table-cell>
        </table:table-row>
        <table:table-row table:style-name="ro1">
          <table:table-cell office:value-type="string">
            <text:p>48.6788176000286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78817600028651">
            <text:p>0.1788176</text:p>
          </table:table-cell>
        </table:table-row>
        <table:table-row table:style-name="ro1">
          <table:table-cell office:value-type="string">
            <text:p>49.6725370666964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72537066696457">
            <text:p>0.1725370667</text:p>
          </table:table-cell>
        </table:table-row>
        <table:table-row table:style-name="ro1">
          <table:table-cell office:value-type="string">
            <text:p>50.6644432000306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4443200030632">
            <text:p>0.1644432</text:p>
          </table:table-cell>
        </table:table-row>
        <table:table-row table:style-name="ro1">
          <table:table-cell office:value-type="string">
            <text:p>51.6656096000308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5609600030869">
            <text:p>0.1656096</text:p>
          </table:table-cell>
        </table:table-row>
        <table:table-row table:style-name="ro1">
          <table:table-cell office:value-type="string">
            <text:p>52.6639770666991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977066699118">
            <text:p>0.1639770667</text:p>
          </table:table-cell>
        </table:table-row>
        <table:table-row table:style-name="ro1">
          <table:table-cell office:value-type="string">
            <text:p>53.6653024000324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5302400032481">
            <text:p>0.1653024</text:p>
          </table:table-cell>
        </table:table-row>
        <table:table-row table:style-name="ro1">
          <table:table-cell office:value-type="string">
            <text:p>54.6646144000333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4614400033372">
            <text:p>0.1646144</text:p>
          </table:table-cell>
        </table:table-row>
        <table:table-row table:style-name="ro1">
          <table:table-cell office:value-type="string">
            <text:p>55.6652288000340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5228800034036">
            <text:p>0.1652288</text:p>
          </table:table-cell>
        </table:table-row>
        <table:table-row table:style-name="ro1">
          <table:table-cell office:value-type="string">
            <text:p>56.6633680000348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368000034801">
            <text:p>0.163368</text:p>
          </table:table-cell>
        </table:table-row>
        <table:table-row table:style-name="ro1">
          <table:table-cell office:value-type="string">
            <text:p>57.6639930667019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993066701948">
            <text:p>0.1639930667</text:p>
          </table:table-cell>
        </table:table-row>
        <table:table-row table:style-name="ro1">
          <table:table-cell office:value-type="string">
            <text:p>58.6639018667026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901866702631">
            <text:p>0.1639018667</text:p>
          </table:table-cell>
        </table:table-row>
        <table:table-row table:style-name="ro1">
          <table:table-cell office:value-type="string">
            <text:p>59.6632970667039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297066703919">
            <text:p>0.1632970667</text:p>
          </table:table-cell>
        </table:table-row>
        <table:table-row table:style-name="ro1">
          <table:table-cell office:value-type="string">
            <text:p>60.6638469333710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846933371005">
            <text:p>0.1638469334</text:p>
          </table:table-cell>
        </table:table-row>
        <table:table-row table:style-name="ro1">
          <table:table-cell office:value-type="string">
            <text:p>61.6636677333726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667733372627">
            <text:p>0.1636677334</text:p>
          </table:table-cell>
        </table:table-row>
        <table:table-row table:style-name="ro1">
          <table:table-cell office:value-type="string">
            <text:p>62.6628954667074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2895466707454">
            <text:p>0.1628954667</text:p>
          </table:table-cell>
        </table:table-row>
        <table:table-row table:style-name="ro1">
          <table:table-cell office:value-type="string">
            <text:p>63.6633749333746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374933374691">
            <text:p>0.1633749334</text:p>
          </table:table-cell>
        </table:table-row>
        <table:table-row table:style-name="ro1">
          <table:table-cell office:value-type="string">
            <text:p>64.6629461333775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2946133377574">
            <text:p>0.1629461334</text:p>
          </table:table-cell>
        </table:table-row>
        <table:table-row table:style-name="ro1">
          <table:table-cell office:value-type="string">
            <text:p>65.663735466715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73546671592">
            <text:p>0.1637354667</text:p>
          </table:table-cell>
        </table:table-row>
        <table:table-row table:style-name="ro1">
          <table:table-cell office:value-type="string">
            <text:p>66.6636160000535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616000053565">
            <text:p>0.1636160001</text:p>
          </table:table-cell>
        </table:table-row>
        <table:table-row table:style-name="ro1">
          <table:table-cell office:value-type="string">
            <text:p>67.6637349333918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734933391837">
            <text:p>0.1637349334</text:p>
          </table:table-cell>
        </table:table-row>
        <table:table-row table:style-name="ro1">
          <table:table-cell office:value-type="string">
            <text:p>68.6635514667291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551466729189">
            <text:p>0.1635514667</text:p>
          </table:table-cell>
        </table:table-row>
        <table:table-row table:style-name="ro1">
          <table:table-cell office:value-type="string">
            <text:p>69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0.6634826667367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82666736755">
            <text:p>0.1634826667</text:p>
          </table:table-cell>
        </table:table-row>
        <table:table-row table:style-name="ro1">
          <table:table-cell office:value-type="string">
            <text:p>71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2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3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4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5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6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7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8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79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0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1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2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3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4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5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6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7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8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89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0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1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2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3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4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5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6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7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8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  <table:table-row table:style-name="ro1">
          <table:table-cell office:value-type="string">
            <text:p>99.66341760000000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6:</text:p>
          </table:table-cell>
          <table:table-cell office:value-type="float" office:value="0.163417600000003">
            <text:p>0.1634176</text:p>
          </table:table-cell>
        </table:table-row>
      </table:table>
      <table:table table:name="Sheet1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4541866666666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44541866666667">
            <text:p>0.2445418667</text:p>
          </table:table-cell>
        </table:table-row>
        <table:table-row table:style-name="ro1">
          <table:table-cell office:value-type="string">
            <text:p>1.66433920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">
            <text:p>0.1643392</text:p>
          </table:table-cell>
        </table:table-row>
        <table:table-row table:style-name="ro1">
          <table:table-cell office:value-type="string">
            <text:p>2.66433919999999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">
            <text:p>0.1643392</text:p>
          </table:table-cell>
        </table:table-row>
        <table:table-row table:style-name="ro1">
          <table:table-cell office:value-type="string">
            <text:p>3.66433919999999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">
            <text:p>0.1643392</text:p>
          </table:table-cell>
        </table:table-row>
        <table:table-row table:style-name="ro1">
          <table:table-cell office:value-type="string">
            <text:p>4.664339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199999999">
            <text:p>0.1643392</text:p>
          </table:table-cell>
        </table:table-row>
        <table:table-row table:style-name="ro1">
          <table:table-cell office:value-type="string">
            <text:p>5.664339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199999999">
            <text:p>0.1643392</text:p>
          </table:table-cell>
        </table:table-row>
        <table:table-row table:style-name="ro1">
          <table:table-cell office:value-type="string">
            <text:p>6.664339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199999999">
            <text:p>0.1643392</text:p>
          </table:table-cell>
        </table:table-row>
        <table:table-row table:style-name="ro1">
          <table:table-cell office:value-type="string">
            <text:p>7.664339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199999999">
            <text:p>0.1643392</text:p>
          </table:table-cell>
        </table:table-row>
        <table:table-row table:style-name="ro1">
          <table:table-cell office:value-type="string">
            <text:p>8.66433920000000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8">
            <text:p>0.1643392</text:p>
          </table:table-cell>
        </table:table-row>
        <table:table-row table:style-name="ro1">
          <table:table-cell office:value-type="string">
            <text:p>9.66433920000000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8">
            <text:p>0.1643392</text:p>
          </table:table-cell>
        </table:table-row>
        <table:table-row table:style-name="ro1">
          <table:table-cell office:value-type="string">
            <text:p>10.7175765333335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7576533333537">
            <text:p>0.2175765333</text:p>
          </table:table-cell>
        </table:table-row>
        <table:table-row table:style-name="ro1">
          <table:table-cell office:value-type="string">
            <text:p>11.7377728000003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7772800000366">
            <text:p>0.2377728</text:p>
          </table:table-cell>
        </table:table-row>
        <table:table-row table:style-name="ro1">
          <table:table-cell office:value-type="string">
            <text:p>12.7111861333341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1186133334159">
            <text:p>0.2111861333</text:p>
          </table:table-cell>
        </table:table-row>
        <table:table-row table:style-name="ro1">
          <table:table-cell office:value-type="string">
            <text:p>13.72901013333396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9010133333968">
            <text:p>0.2290101333</text:p>
          </table:table-cell>
        </table:table-row>
        <table:table-row table:style-name="ro1">
          <table:table-cell office:value-type="string">
            <text:p>14.893042133333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39304213333385">
            <text:p>0.3930421333</text:p>
          </table:table-cell>
        </table:table-row>
        <table:table-row table:style-name="ro1">
          <table:table-cell office:value-type="string">
            <text:p>15.7495712000001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49571200000144">
            <text:p>0.2495712</text:p>
          </table:table-cell>
        </table:table-row>
        <table:table-row table:style-name="ro1">
          <table:table-cell office:value-type="string">
            <text:p>16.8751728000010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375172800001074">
            <text:p>0.3751728</text:p>
          </table:table-cell>
        </table:table-row>
        <table:table-row table:style-name="ro1">
          <table:table-cell office:value-type="string">
            <text:p>17.9279632000003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2796320000036">
            <text:p>0.4279632</text:p>
          </table:table-cell>
        </table:table-row>
        <table:table-row table:style-name="ro1">
          <table:table-cell office:value-type="string">
            <text:p>18.7020650666670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2065066667028">
            <text:p>0.2020650667</text:p>
          </table:table-cell>
        </table:table-row>
        <table:table-row table:style-name="ro1">
          <table:table-cell office:value-type="string">
            <text:p>19.7263717333337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6371733333764">
            <text:p>0.2263717333</text:p>
          </table:table-cell>
        </table:table-row>
        <table:table-row table:style-name="ro1">
          <table:table-cell office:value-type="string">
            <text:p>20.7309482666679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0948266667998">
            <text:p>0.2309482667</text:p>
          </table:table-cell>
        </table:table-row>
        <table:table-row table:style-name="ro1">
          <table:table-cell office:value-type="string">
            <text:p>21.7412352000020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41235200002006">
            <text:p>0.2412352</text:p>
          </table:table-cell>
        </table:table-row>
        <table:table-row table:style-name="ro1">
          <table:table-cell office:value-type="string">
            <text:p>22.7002922666670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0292266667006">
            <text:p>0.2002922667</text:p>
          </table:table-cell>
        </table:table-row>
        <table:table-row table:style-name="ro1">
          <table:table-cell office:value-type="string">
            <text:p>23.7177914666675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7791466667578">
            <text:p>0.2177914667</text:p>
          </table:table-cell>
        </table:table-row>
        <table:table-row table:style-name="ro1">
          <table:table-cell office:value-type="string">
            <text:p>24.72428373333352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4283733333522">
            <text:p>0.2242837333</text:p>
          </table:table-cell>
        </table:table-row>
        <table:table-row table:style-name="ro1">
          <table:table-cell office:value-type="string">
            <text:p>26.1132586666672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613258666667267">
            <text:p>0.6132586667</text:p>
          </table:table-cell>
        </table:table-row>
        <table:table-row table:style-name="ro1">
          <table:table-cell office:value-type="string">
            <text:p>27.2740127999998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774012799999891">
            <text:p>0.7740128</text:p>
          </table:table-cell>
        </table:table-row>
        <table:table-row table:style-name="ro1">
          <table:table-cell office:value-type="string">
            <text:p>27.71569653333353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5696533333535">
            <text:p>0.2156965333</text:p>
          </table:table-cell>
        </table:table-row>
        <table:table-row table:style-name="ro1">
          <table:table-cell office:value-type="string">
            <text:p>28.7334960000011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3496000001111">
            <text:p>0.233496</text:p>
          </table:table-cell>
        </table:table-row>
        <table:table-row table:style-name="ro1">
          <table:table-cell office:value-type="string">
            <text:p>29.7173402666678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7340266667858">
            <text:p>0.2173402667</text:p>
          </table:table-cell>
        </table:table-row>
        <table:table-row table:style-name="ro1">
          <table:table-cell office:value-type="string">
            <text:p>30.9226319999998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22631999999862">
            <text:p>0.422632</text:p>
          </table:table-cell>
        </table:table-row>
        <table:table-row table:style-name="ro1">
          <table:table-cell office:value-type="string">
            <text:p>31.7162005333333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6200533333385">
            <text:p>0.2162005333</text:p>
          </table:table-cell>
        </table:table-row>
        <table:table-row table:style-name="ro1">
          <table:table-cell office:value-type="string">
            <text:p>32.7244389333384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4438933338405">
            <text:p>0.2244389333</text:p>
          </table:table-cell>
        </table:table-row>
        <table:table-row table:style-name="ro1">
          <table:table-cell office:value-type="string">
            <text:p>33.9468277333365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46827733336555">
            <text:p>0.4468277333</text:p>
          </table:table-cell>
        </table:table-row>
        <table:table-row table:style-name="ro1">
          <table:table-cell office:value-type="string">
            <text:p>34.7203856000052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0385600005216">
            <text:p>0.2203856</text:p>
          </table:table-cell>
        </table:table-row>
        <table:table-row table:style-name="ro1">
          <table:table-cell office:value-type="string">
            <text:p>35.722565333346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256533334663">
            <text:p>0.2225653333</text:p>
          </table:table-cell>
        </table:table-row>
        <table:table-row table:style-name="ro1">
          <table:table-cell office:value-type="string">
            <text:p>36.7313098666831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1309866683169">
            <text:p>0.2313098667</text:p>
          </table:table-cell>
        </table:table-row>
        <table:table-row table:style-name="ro1">
          <table:table-cell office:value-type="string">
            <text:p>37.9094405333448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09440533344878">
            <text:p>0.4094405333</text:p>
          </table:table-cell>
        </table:table-row>
        <table:table-row table:style-name="ro1">
          <table:table-cell office:value-type="string">
            <text:p>38.7521536000184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52153600018474">
            <text:p>0.2521536</text:p>
          </table:table-cell>
        </table:table-row>
        <table:table-row table:style-name="ro1">
          <table:table-cell office:value-type="string">
            <text:p>39.7046917333512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4691733351225">
            <text:p>0.2046917334</text:p>
          </table:table-cell>
        </table:table-row>
        <table:table-row table:style-name="ro1">
          <table:table-cell office:value-type="string">
            <text:p>40.7098154666854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9815466685413">
            <text:p>0.2098154667</text:p>
          </table:table-cell>
        </table:table-row>
        <table:table-row table:style-name="ro1">
          <table:table-cell office:value-type="string">
            <text:p>41.7367002666868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6700266686803">
            <text:p>0.2367002667</text:p>
          </table:table-cell>
        </table:table-row>
        <table:table-row table:style-name="ro1">
          <table:table-cell office:value-type="string">
            <text:p>42.7096261333552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9626133355272">
            <text:p>0.2096261334</text:p>
          </table:table-cell>
        </table:table-row>
        <table:table-row table:style-name="ro1">
          <table:table-cell office:value-type="string">
            <text:p>44.0571648000239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57164800023905">
            <text:p>0.5571648</text:p>
          </table:table-cell>
        </table:table-row>
        <table:table-row table:style-name="ro1">
          <table:table-cell office:value-type="string">
            <text:p>44.959570666691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5957066669181">
            <text:p>0.4595706667</text:p>
          </table:table-cell>
        </table:table-row>
        <table:table-row table:style-name="ro1">
          <table:table-cell office:value-type="string">
            <text:p>46.61639466669374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1.11639466669374">
            <text:p>1.1163946667</text:p>
          </table:table-cell>
        </table:table-row>
        <table:table-row table:style-name="ro1">
          <table:table-cell office:value-type="string">
            <text:p>47.0666832000275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66683200027505">
            <text:p>0.5666832</text:p>
          </table:table-cell>
        </table:table-row>
        <table:table-row table:style-name="ro1">
          <table:table-cell office:value-type="string">
            <text:p>48.0235509333609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23550933360966">
            <text:p>0.5235509334</text:p>
          </table:table-cell>
        </table:table-row>
        <table:table-row table:style-name="ro1">
          <table:table-cell office:value-type="string">
            <text:p>48.90994613336172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09946133361729">
            <text:p>0.4099461334</text:p>
          </table:table-cell>
        </table:table-row>
        <table:table-row table:style-name="ro1">
          <table:table-cell office:value-type="string">
            <text:p>50.0074272000297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07427200029767">
            <text:p>0.5074272</text:p>
          </table:table-cell>
        </table:table-row>
        <table:table-row table:style-name="ro1">
          <table:table-cell office:value-type="string">
            <text:p>50.8849978666973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38499786669739">
            <text:p>0.3849978667</text:p>
          </table:table-cell>
        </table:table-row>
        <table:table-row table:style-name="ro1">
          <table:table-cell office:value-type="string">
            <text:p>51.9823941333645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82394133364558">
            <text:p>0.4823941334</text:p>
          </table:table-cell>
        </table:table-row>
        <table:table-row table:style-name="ro1">
          <table:table-cell office:value-type="string">
            <text:p>52.7214661333651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1466133365155">
            <text:p>0.2214661334</text:p>
          </table:table-cell>
        </table:table-row>
        <table:table-row table:style-name="ro1">
          <table:table-cell office:value-type="string">
            <text:p>53.72121440003268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1214400032686">
            <text:p>0.2212144</text:p>
          </table:table-cell>
        </table:table-row>
        <table:table-row table:style-name="ro1">
          <table:table-cell office:value-type="string">
            <text:p>54.71086506670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08650667004">
            <text:p>0.2108650667</text:p>
          </table:table-cell>
        </table:table-row>
        <table:table-row table:style-name="ro1">
          <table:table-cell office:value-type="string">
            <text:p>55.72150986670093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1509866700934">
            <text:p>0.2215098667</text:p>
          </table:table-cell>
        </table:table-row>
        <table:table-row table:style-name="ro1">
          <table:table-cell office:value-type="string">
            <text:p>57.0284693333680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28469333368093">
            <text:p>0.5284693334</text:p>
          </table:table-cell>
        </table:table-row>
        <table:table-row table:style-name="ro1">
          <table:table-cell office:value-type="string">
            <text:p>57.7138533333686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3853333368625">
            <text:p>0.2138533334</text:p>
          </table:table-cell>
        </table:table-row>
        <table:table-row table:style-name="ro1">
          <table:table-cell office:value-type="string">
            <text:p>58.71649386670253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6493866702535">
            <text:p>0.2164938667</text:p>
          </table:table-cell>
        </table:table-row>
        <table:table-row table:style-name="ro1">
          <table:table-cell office:value-type="string">
            <text:p>59.7118709333702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1870933370278">
            <text:p>0.2118709334</text:p>
          </table:table-cell>
        </table:table-row>
        <table:table-row table:style-name="ro1">
          <table:table-cell office:value-type="string">
            <text:p>61.06330080003843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63300800038434">
            <text:p>0.5633008</text:p>
          </table:table-cell>
        </table:table-row>
        <table:table-row table:style-name="ro1">
          <table:table-cell office:value-type="string">
            <text:p>61.7058266667059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5826666705967">
            <text:p>0.2058266667</text:p>
          </table:table-cell>
        </table:table-row>
        <table:table-row table:style-name="ro1">
          <table:table-cell office:value-type="string">
            <text:p>63.0588693333743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58869333374346">
            <text:p>0.5588693334</text:p>
          </table:table-cell>
        </table:table-row>
        <table:table-row table:style-name="ro1">
          <table:table-cell office:value-type="string">
            <text:p>63.9195008000416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419500800041647">
            <text:p>0.4195008</text:p>
          </table:table-cell>
        </table:table-row>
        <table:table-row table:style-name="ro1">
          <table:table-cell office:value-type="string">
            <text:p>64.7291514667125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29151466712537">
            <text:p>0.2291514667</text:p>
          </table:table-cell>
        </table:table-row>
        <table:table-row table:style-name="ro1">
          <table:table-cell office:value-type="string">
            <text:p>65.70368426671689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3684266716891">
            <text:p>0.2036842667</text:p>
          </table:table-cell>
        </table:table-row>
        <table:table-row table:style-name="ro1">
          <table:table-cell office:value-type="string">
            <text:p>66.7115989333873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1598933387364">
            <text:p>0.2115989334</text:p>
          </table:table-cell>
        </table:table-row>
        <table:table-row table:style-name="ro1">
          <table:table-cell office:value-type="string">
            <text:p>67.7114661333930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11466133393003">
            <text:p>0.2114661334</text:p>
          </table:table-cell>
        </table:table-row>
        <table:table-row table:style-name="ro1">
          <table:table-cell office:value-type="string">
            <text:p>69.0440074667319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544007466731955">
            <text:p>0.5440074667</text:p>
          </table:table-cell>
        </table:table-row>
        <table:table-row table:style-name="ro1">
          <table:table-cell office:value-type="string">
            <text:p>69.7012874667319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1287466731955">
            <text:p>0.2012874667</text:p>
          </table:table-cell>
        </table:table-row>
        <table:table-row table:style-name="ro1">
          <table:table-cell office:value-type="string">
            <text:p>70.699700266736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9970026673667">
            <text:p>0.1997002667</text:p>
          </table:table-cell>
        </table:table-row>
        <table:table-row table:style-name="ro1">
          <table:table-cell office:value-type="string">
            <text:p>71.706678400072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667840007296">
            <text:p>0.2066784001</text:p>
          </table:table-cell>
        </table:table-row>
        <table:table-row table:style-name="ro1">
          <table:table-cell office:value-type="string">
            <text:p>72.7367904000764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6790400076416">
            <text:p>0.2367904001</text:p>
          </table:table-cell>
        </table:table-row>
        <table:table-row table:style-name="ro1">
          <table:table-cell office:value-type="string">
            <text:p>73.73355840007953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33558400079531">
            <text:p>0.2335584001</text:p>
          </table:table-cell>
        </table:table-row>
        <table:table-row table:style-name="ro1">
          <table:table-cell office:value-type="string">
            <text:p>74.7024394667487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202439466748757">
            <text:p>0.2024394667</text:p>
          </table:table-cell>
        </table:table-row>
        <table:table-row table:style-name="ro1">
          <table:table-cell office:value-type="string">
            <text:p>75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6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7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8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9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0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1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2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3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4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5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6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7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8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89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0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1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2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3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4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5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6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7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8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99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7:</text:p>
          </table:table-cell>
          <table:table-cell office:value-type="float" office:value="0.164339200000001">
            <text:p>0.1643392</text:p>
          </table:table-cell>
        </table:table-row>
      </table:table>
      <table:table table:name="Sheet1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5002666666666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45002666666667">
            <text:p>0.2450026667</text:p>
          </table:table-cell>
        </table:table-row>
        <table:table-row table:style-name="ro1">
          <table:table-cell office:value-type="string">
            <text:p>1.66520320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2">
            <text:p>0.1652032</text:p>
          </table:table-cell>
        </table:table-row>
        <table:table-row table:style-name="ro1">
          <table:table-cell office:value-type="string">
            <text:p>2.66520319999999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2">
            <text:p>0.1652032</text:p>
          </table:table-cell>
        </table:table-row>
        <table:table-row table:style-name="ro1">
          <table:table-cell office:value-type="string">
            <text:p>3.66520319999999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2">
            <text:p>0.1652032</text:p>
          </table:table-cell>
        </table:table-row>
        <table:table-row table:style-name="ro1">
          <table:table-cell office:value-type="string">
            <text:p>4.665203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9">
            <text:p>0.1652032</text:p>
          </table:table-cell>
        </table:table-row>
        <table:table-row table:style-name="ro1">
          <table:table-cell office:value-type="string">
            <text:p>5.665203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9">
            <text:p>0.1652032</text:p>
          </table:table-cell>
        </table:table-row>
        <table:table-row table:style-name="ro1">
          <table:table-cell office:value-type="string">
            <text:p>6.665203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9">
            <text:p>0.1652032</text:p>
          </table:table-cell>
        </table:table-row>
        <table:table-row table:style-name="ro1">
          <table:table-cell office:value-type="string">
            <text:p>7.665203199999998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9">
            <text:p>0.1652032</text:p>
          </table:table-cell>
        </table:table-row>
        <table:table-row table:style-name="ro1">
          <table:table-cell office:value-type="string">
            <text:p>8.66520320000000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200000008">
            <text:p>0.1652032</text:p>
          </table:table-cell>
        </table:table-row>
        <table:table-row table:style-name="ro1">
          <table:table-cell office:value-type="string">
            <text:p>9.66520320000000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200000008">
            <text:p>0.1652032</text:p>
          </table:table-cell>
        </table:table-row>
        <table:table-row table:style-name="ro1">
          <table:table-cell office:value-type="string">
            <text:p>10.6973930666668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97393066666898">
            <text:p>0.1973930667</text:p>
          </table:table-cell>
        </table:table-row>
        <table:table-row table:style-name="ro1">
          <table:table-cell office:value-type="string">
            <text:p>11.70278826666709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2788266667097">
            <text:p>0.2027882667</text:p>
          </table:table-cell>
        </table:table-row>
        <table:table-row table:style-name="ro1">
          <table:table-cell office:value-type="string">
            <text:p>12.71187520000082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1875200000826">
            <text:p>0.2118752</text:p>
          </table:table-cell>
        </table:table-row>
        <table:table-row table:style-name="ro1">
          <table:table-cell office:value-type="string">
            <text:p>13.7085621333340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8562133334006">
            <text:p>0.2085621333</text:p>
          </table:table-cell>
        </table:table-row>
        <table:table-row table:style-name="ro1">
          <table:table-cell office:value-type="string">
            <text:p>14.6895578666673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89557866667315">
            <text:p>0.1895578667</text:p>
          </table:table-cell>
        </table:table-row>
        <table:table-row table:style-name="ro1">
          <table:table-cell office:value-type="string">
            <text:p>15.7253408000001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5340800000192">
            <text:p>0.2253408</text:p>
          </table:table-cell>
        </table:table-row>
        <table:table-row table:style-name="ro1">
          <table:table-cell office:value-type="string">
            <text:p>16.7116128000005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1612800000577">
            <text:p>0.2116128</text:p>
          </table:table-cell>
        </table:table-row>
        <table:table-row table:style-name="ro1">
          <table:table-cell office:value-type="string">
            <text:p>17.6833152000004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83315200000472">
            <text:p>0.1833152</text:p>
          </table:table-cell>
        </table:table-row>
        <table:table-row table:style-name="ro1">
          <table:table-cell office:value-type="string">
            <text:p>18.9071808000005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407180800000585">
            <text:p>0.4071808</text:p>
          </table:table-cell>
        </table:table-row>
        <table:table-row table:style-name="ro1">
          <table:table-cell office:value-type="string">
            <text:p>19.7304704000000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30470400000058">
            <text:p>0.2304704</text:p>
          </table:table-cell>
        </table:table-row>
        <table:table-row table:style-name="ro1">
          <table:table-cell office:value-type="string">
            <text:p>20.72541866666825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5418666668251">
            <text:p>0.2254186667</text:p>
          </table:table-cell>
        </table:table-row>
        <table:table-row table:style-name="ro1">
          <table:table-cell office:value-type="string">
            <text:p>21.707957333335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795733333544">
            <text:p>0.2079573333</text:p>
          </table:table-cell>
        </table:table-row>
        <table:table-row table:style-name="ro1">
          <table:table-cell office:value-type="string">
            <text:p>22.70849066666704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8490666667043">
            <text:p>0.2084906667</text:p>
          </table:table-cell>
        </table:table-row>
        <table:table-row table:style-name="ro1">
          <table:table-cell office:value-type="string">
            <text:p>23.708125866666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812586666689">
            <text:p>0.2081258667</text:p>
          </table:table-cell>
        </table:table-row>
        <table:table-row table:style-name="ro1">
          <table:table-cell office:value-type="string">
            <text:p>24.7198384000000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9838400000032">
            <text:p>0.2198384</text:p>
          </table:table-cell>
        </table:table-row>
        <table:table-row table:style-name="ro1">
          <table:table-cell office:value-type="string">
            <text:p>25.7292032000000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9203200000025">
            <text:p>0.2292032</text:p>
          </table:table-cell>
        </table:table-row>
        <table:table-row table:style-name="ro1">
          <table:table-cell office:value-type="string">
            <text:p>26.7090261333339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9026133333996">
            <text:p>0.2090261333</text:p>
          </table:table-cell>
        </table:table-row>
        <table:table-row table:style-name="ro1">
          <table:table-cell office:value-type="string">
            <text:p>27.7171045333335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7104533333536">
            <text:p>0.2171045333</text:p>
          </table:table-cell>
        </table:table-row>
        <table:table-row table:style-name="ro1">
          <table:table-cell office:value-type="string">
            <text:p>29.0394842666681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539484266668104">
            <text:p>0.5394842667</text:p>
          </table:table-cell>
        </table:table-row>
        <table:table-row table:style-name="ro1">
          <table:table-cell office:value-type="string">
            <text:p>29.7141573333345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4157333334505">
            <text:p>0.2141573333</text:p>
          </table:table-cell>
        </table:table-row>
        <table:table-row table:style-name="ro1">
          <table:table-cell office:value-type="string">
            <text:p>31.2514794666672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751479466667256">
            <text:p>0.7514794667</text:p>
          </table:table-cell>
        </table:table-row>
        <table:table-row table:style-name="ro1">
          <table:table-cell office:value-type="string">
            <text:p>31.71931093333341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9310933333411">
            <text:p>0.2193109333</text:p>
          </table:table-cell>
        </table:table-row>
        <table:table-row table:style-name="ro1">
          <table:table-cell office:value-type="string">
            <text:p>32.7119696000004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1969600000408">
            <text:p>0.2119696</text:p>
          </table:table-cell>
        </table:table-row>
        <table:table-row table:style-name="ro1">
          <table:table-cell office:value-type="string">
            <text:p>33.7217168000052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1716800005289">
            <text:p>0.2217168</text:p>
          </table:table-cell>
        </table:table-row>
        <table:table-row table:style-name="ro1">
          <table:table-cell office:value-type="string">
            <text:p>34.7250960000052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5096000005287">
            <text:p>0.225096</text:p>
          </table:table-cell>
        </table:table-row>
        <table:table-row table:style-name="ro1">
          <table:table-cell office:value-type="string">
            <text:p>35.7292874666800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9287466680084">
            <text:p>0.2292874667</text:p>
          </table:table-cell>
        </table:table-row>
        <table:table-row table:style-name="ro1">
          <table:table-cell office:value-type="string">
            <text:p>36.7144650666820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4465066682081">
            <text:p>0.2144650667</text:p>
          </table:table-cell>
        </table:table-row>
        <table:table-row table:style-name="ro1">
          <table:table-cell office:value-type="string">
            <text:p>37.71389493334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389493334992">
            <text:p>0.2138949333</text:p>
          </table:table-cell>
        </table:table-row>
        <table:table-row table:style-name="ro1">
          <table:table-cell office:value-type="string">
            <text:p>38.68917600001837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89176000018371">
            <text:p>0.189176</text:p>
          </table:table-cell>
        </table:table-row>
        <table:table-row table:style-name="ro1">
          <table:table-cell office:value-type="string">
            <text:p>39.71059893335132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0598933351321">
            <text:p>0.2105989334</text:p>
          </table:table-cell>
        </table:table-row>
        <table:table-row table:style-name="ro1">
          <table:table-cell office:value-type="string">
            <text:p>40.7340293333549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34029333354904">
            <text:p>0.2340293334</text:p>
          </table:table-cell>
        </table:table-row>
        <table:table-row table:style-name="ro1">
          <table:table-cell office:value-type="string">
            <text:p>41.7413146666868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41314666686861">
            <text:p>0.2413146667</text:p>
          </table:table-cell>
        </table:table-row>
        <table:table-row table:style-name="ro1">
          <table:table-cell office:value-type="string">
            <text:p>42.7237098666881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23709866688189">
            <text:p>0.2237098667</text:p>
          </table:table-cell>
        </table:table-row>
        <table:table-row table:style-name="ro1">
          <table:table-cell office:value-type="string">
            <text:p>43.90979840002276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409798400022766">
            <text:p>0.4097984</text:p>
          </table:table-cell>
        </table:table-row>
        <table:table-row table:style-name="ro1">
          <table:table-cell office:value-type="string">
            <text:p>44.7159280000240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5928000024057">
            <text:p>0.215928</text:p>
          </table:table-cell>
        </table:table-row>
        <table:table-row table:style-name="ro1">
          <table:table-cell office:value-type="string">
            <text:p>45.73092426669232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30924266692327">
            <text:p>0.2309242667</text:p>
          </table:table-cell>
        </table:table-row>
        <table:table-row table:style-name="ro1">
          <table:table-cell office:value-type="string">
            <text:p>47.0378661333604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537866133360417">
            <text:p>0.5378661334</text:p>
          </table:table-cell>
        </table:table-row>
        <table:table-row table:style-name="ro1">
          <table:table-cell office:value-type="string">
            <text:p>47.7148832000278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4883200027856">
            <text:p>0.2148832</text:p>
          </table:table-cell>
        </table:table-row>
        <table:table-row table:style-name="ro1">
          <table:table-cell office:value-type="string">
            <text:p>48.71517226669533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15172266695333">
            <text:p>0.2151722667</text:p>
          </table:table-cell>
        </table:table-row>
        <table:table-row table:style-name="ro1">
          <table:table-cell office:value-type="string">
            <text:p>49.70396213336328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203962133363284">
            <text:p>0.2039621334</text:p>
          </table:table-cell>
        </table:table-row>
        <table:table-row table:style-name="ro1">
          <table:table-cell office:value-type="string">
            <text:p>50.67733226669692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77332266696929">
            <text:p>0.1773322667</text:p>
          </table:table-cell>
        </table:table-row>
        <table:table-row table:style-name="ro1">
          <table:table-cell office:value-type="string">
            <text:p>51.686182933364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8618293336425">
            <text:p>0.1861829334</text:p>
          </table:table-cell>
        </table:table-row>
        <table:table-row table:style-name="ro1">
          <table:table-cell office:value-type="string">
            <text:p>52.6722037333648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72203733364846">
            <text:p>0.1722037334</text:p>
          </table:table-cell>
        </table:table-row>
        <table:table-row table:style-name="ro1">
          <table:table-cell office:value-type="string">
            <text:p>53.66745920003240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7459200032404">
            <text:p>0.1674592</text:p>
          </table:table-cell>
        </table:table-row>
        <table:table-row table:style-name="ro1">
          <table:table-cell office:value-type="string">
            <text:p>54.6650517333667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051733366774">
            <text:p>0.1650517334</text:p>
          </table:table-cell>
        </table:table-row>
        <table:table-row table:style-name="ro1">
          <table:table-cell office:value-type="string">
            <text:p>55.66749440003427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7494400034272">
            <text:p>0.1674944</text:p>
          </table:table-cell>
        </table:table-row>
        <table:table-row table:style-name="ro1">
          <table:table-cell office:value-type="string">
            <text:p>56.6689130667018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8913066701855">
            <text:p>0.1689130667</text:p>
          </table:table-cell>
        </table:table-row>
        <table:table-row table:style-name="ro1">
          <table:table-cell office:value-type="string">
            <text:p>57.6643962667019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96266701949">
            <text:p>0.1643962667</text:p>
          </table:table-cell>
        </table:table-row>
        <table:table-row table:style-name="ro1">
          <table:table-cell office:value-type="string">
            <text:p>58.663498666702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349866670263">
            <text:p>0.1634986667</text:p>
          </table:table-cell>
        </table:table-row>
        <table:table-row table:style-name="ro1">
          <table:table-cell office:value-type="string">
            <text:p>59.6680330667038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8033066703885">
            <text:p>0.1680330667</text:p>
          </table:table-cell>
        </table:table-row>
        <table:table-row table:style-name="ro1">
          <table:table-cell office:value-type="string">
            <text:p>60.6682096000376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820960003767">
            <text:p>0.1682096</text:p>
          </table:table-cell>
        </table:table-row>
        <table:table-row table:style-name="ro1">
          <table:table-cell office:value-type="string">
            <text:p>61.664902933372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90293337263">
            <text:p>0.1649029334</text:p>
          </table:table-cell>
        </table:table-row>
        <table:table-row table:style-name="ro1">
          <table:table-cell office:value-type="string">
            <text:p>62.66672640004059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6726400040595">
            <text:p>0.1667264</text:p>
          </table:table-cell>
        </table:table-row>
        <table:table-row table:style-name="ro1">
          <table:table-cell office:value-type="string">
            <text:p>63.6644906667081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490666708183">
            <text:p>0.1644906667</text:p>
          </table:table-cell>
        </table:table-row>
        <table:table-row table:style-name="ro1">
          <table:table-cell office:value-type="string">
            <text:p>64.6637589333784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3758933378475">
            <text:p>0.1637589334</text:p>
          </table:table-cell>
        </table:table-row>
        <table:table-row table:style-name="ro1">
          <table:table-cell office:value-type="string">
            <text:p>65.66413866671591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138666715914">
            <text:p>0.1641386667</text:p>
          </table:table-cell>
        </table:table-row>
        <table:table-row table:style-name="ro1">
          <table:table-cell office:value-type="string">
            <text:p>66.66444800005356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448000053568">
            <text:p>0.1644480001</text:p>
          </table:table-cell>
        </table:table-row>
        <table:table-row table:style-name="ro1">
          <table:table-cell office:value-type="string">
            <text:p>67.66454133339182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541333391824">
            <text:p>0.1645413334</text:p>
          </table:table-cell>
        </table:table-row>
        <table:table-row table:style-name="ro1">
          <table:table-cell office:value-type="string">
            <text:p>68.6644730667291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473066729187">
            <text:p>0.1644730667</text:p>
          </table:table-cell>
        </table:table-row>
        <table:table-row table:style-name="ro1">
          <table:table-cell office:value-type="string">
            <text:p>69.6644165334016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416533401649">
            <text:p>0.1644165334</text:p>
          </table:table-cell>
        </table:table-row>
        <table:table-row table:style-name="ro1">
          <table:table-cell office:value-type="string">
            <text:p>70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1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2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3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4.66433920000000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4339200000001">
            <text:p>0.1643392</text:p>
          </table:table-cell>
        </table:table-row>
        <table:table-row table:style-name="ro1">
          <table:table-cell office:value-type="string">
            <text:p>75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76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77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78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79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0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1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2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3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4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5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6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7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8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89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0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1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2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3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4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5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6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7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8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99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8:</text:p>
          </table:table-cell>
          <table:table-cell office:value-type="float" office:value="0.165203199999993">
            <text:p>0.1652032</text:p>
          </table:table-cell>
        </table:table-row>
      </table:table>
      <table:table table:name="Sheet1_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0.745463466666666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45463466666667">
            <text:p>0.2454634667</text:p>
          </table:table-cell>
        </table:table-row>
        <table:table-row table:style-name="ro1">
          <table:table-cell office:value-type="string">
            <text:p>1.6656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string">
            <text:p>2.66566399999999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string">
            <text:p>3.66566399999999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string">
            <text:p>4.66566399999999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string">
            <text:p>5.66566399999999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string">
            <text:p>6.66566399999999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string">
            <text:p>7.665663999999998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string">
            <text:p>8.66566400000000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4000000009">
            <text:p>0.165664</text:p>
          </table:table-cell>
        </table:table-row>
        <table:table-row table:style-name="ro1">
          <table:table-cell office:value-type="string">
            <text:p>9.66566400000000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4000000009">
            <text:p>0.165664</text:p>
          </table:table-cell>
        </table:table-row>
        <table:table-row table:style-name="ro1">
          <table:table-cell office:value-type="string">
            <text:p>10.8091280000002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309128000000289">
            <text:p>0.309128</text:p>
          </table:table-cell>
        </table:table-row>
        <table:table-row table:style-name="ro1">
          <table:table-cell office:value-type="string">
            <text:p>11.717783466667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778346666707">
            <text:p>0.2177834667</text:p>
          </table:table-cell>
        </table:table-row>
        <table:table-row table:style-name="ro1">
          <table:table-cell office:value-type="string">
            <text:p>12.89551893333417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395518933334175">
            <text:p>0.3955189333</text:p>
          </table:table-cell>
        </table:table-row>
        <table:table-row table:style-name="ro1">
          <table:table-cell office:value-type="string">
            <text:p>13.9020874666678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402087466667805">
            <text:p>0.4020874667</text:p>
          </table:table-cell>
        </table:table-row>
        <table:table-row table:style-name="ro1">
          <table:table-cell office:value-type="string">
            <text:p>14.693880000000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388000000064">
            <text:p>0.19388</text:p>
          </table:table-cell>
        </table:table-row>
        <table:table-row table:style-name="ro1">
          <table:table-cell office:value-type="string">
            <text:p>15.7302688000001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026880000018">
            <text:p>0.2302688</text:p>
          </table:table-cell>
        </table:table-row>
        <table:table-row table:style-name="ro1">
          <table:table-cell office:value-type="string">
            <text:p>16.7310576000010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105760000103">
            <text:p>0.2310576</text:p>
          </table:table-cell>
        </table:table-row>
        <table:table-row table:style-name="ro1">
          <table:table-cell office:value-type="string">
            <text:p>17.73079253333396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0792533333961">
            <text:p>0.2307925333</text:p>
          </table:table-cell>
        </table:table-row>
        <table:table-row table:style-name="ro1">
          <table:table-cell office:value-type="string">
            <text:p>18.7237312000003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3731200000358">
            <text:p>0.2237312</text:p>
          </table:table-cell>
        </table:table-row>
        <table:table-row table:style-name="ro1">
          <table:table-cell office:value-type="string">
            <text:p>19.73181226666771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1812266667713">
            <text:p>0.2318122667</text:p>
          </table:table-cell>
        </table:table-row>
        <table:table-row table:style-name="ro1">
          <table:table-cell office:value-type="string">
            <text:p>20.73165866666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1658666668">
            <text:p>0.2316586667</text:p>
          </table:table-cell>
        </table:table-row>
        <table:table-row table:style-name="ro1">
          <table:table-cell office:value-type="string">
            <text:p>21.7121237333354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2123733335456">
            <text:p>0.2121237333</text:p>
          </table:table-cell>
        </table:table-row>
        <table:table-row table:style-name="ro1">
          <table:table-cell office:value-type="string">
            <text:p>22.71650773333371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6507733333717">
            <text:p>0.2165077333</text:p>
          </table:table-cell>
        </table:table-row>
        <table:table-row table:style-name="ro1">
          <table:table-cell office:value-type="string">
            <text:p>23.70772266666688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7722666666889">
            <text:p>0.2077226667</text:p>
          </table:table-cell>
        </table:table-row>
        <table:table-row table:style-name="ro1">
          <table:table-cell office:value-type="string">
            <text:p>24.74128480000015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41284800000155">
            <text:p>0.2412848</text:p>
          </table:table-cell>
        </table:table-row>
        <table:table-row table:style-name="ro1">
          <table:table-cell office:value-type="string">
            <text:p>25.73304960000003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3049600000037">
            <text:p>0.2330496</text:p>
          </table:table-cell>
        </table:table-row>
        <table:table-row table:style-name="ro1">
          <table:table-cell office:value-type="string">
            <text:p>26.72905173333402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9051733334025">
            <text:p>0.2290517333</text:p>
          </table:table-cell>
        </table:table-row>
        <table:table-row table:style-name="ro1">
          <table:table-cell office:value-type="string">
            <text:p>27.70830186666640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8301866666407">
            <text:p>0.2083018667</text:p>
          </table:table-cell>
        </table:table-row>
        <table:table-row table:style-name="ro1">
          <table:table-cell office:value-type="string">
            <text:p>28.73939040000113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9390400001135">
            <text:p>0.2393904</text:p>
          </table:table-cell>
        </table:table-row>
        <table:table-row table:style-name="ro1">
          <table:table-cell office:value-type="string">
            <text:p>29.71693706666785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6937066667857">
            <text:p>0.2169370667</text:p>
          </table:table-cell>
        </table:table-row>
        <table:table-row table:style-name="ro1">
          <table:table-cell office:value-type="string">
            <text:p>31.2571818666672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757181866667292">
            <text:p>0.7571818667</text:p>
          </table:table-cell>
        </table:table-row>
        <table:table-row table:style-name="ro1">
          <table:table-cell office:value-type="string">
            <text:p>31.73130666666683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1306666666836">
            <text:p>0.2313066667</text:p>
          </table:table-cell>
        </table:table-row>
        <table:table-row table:style-name="ro1">
          <table:table-cell office:value-type="string">
            <text:p>32.6972709333337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7270933333741">
            <text:p>0.1972709333</text:p>
          </table:table-cell>
        </table:table-row>
        <table:table-row table:style-name="ro1">
          <table:table-cell office:value-type="string">
            <text:p>33.73031413333879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30314133338794">
            <text:p>0.2303141333</text:p>
          </table:table-cell>
        </table:table-row>
        <table:table-row table:style-name="ro1">
          <table:table-cell office:value-type="string">
            <text:p>35.0017509333411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501750933341185">
            <text:p>0.5017509333</text:p>
          </table:table-cell>
        </table:table-row>
        <table:table-row table:style-name="ro1">
          <table:table-cell office:value-type="string">
            <text:p>35.7248010666800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4801066680008">
            <text:p>0.2248010667</text:p>
          </table:table-cell>
        </table:table-row>
        <table:table-row table:style-name="ro1">
          <table:table-cell office:value-type="string">
            <text:p>36.71644266668210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6442666682106">
            <text:p>0.2164426667</text:p>
          </table:table-cell>
        </table:table-row>
        <table:table-row table:style-name="ro1">
          <table:table-cell office:value-type="string">
            <text:p>37.7004570666773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0457066677359">
            <text:p>0.2004570667</text:p>
          </table:table-cell>
        </table:table-row>
        <table:table-row table:style-name="ro1">
          <table:table-cell office:value-type="string">
            <text:p>38.70794240001782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7942400017821">
            <text:p>0.2079424</text:p>
          </table:table-cell>
        </table:table-row>
        <table:table-row table:style-name="ro1">
          <table:table-cell office:value-type="string">
            <text:p>40.043089066685177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543089066685177">
            <text:p>0.5430890667</text:p>
          </table:table-cell>
        </table:table-row>
        <table:table-row table:style-name="ro1">
          <table:table-cell office:value-type="string">
            <text:p>40.72393653335477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3936533354774">
            <text:p>0.2239365334</text:p>
          </table:table-cell>
        </table:table-row>
        <table:table-row table:style-name="ro1">
          <table:table-cell office:value-type="string">
            <text:p>41.9544106666890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454410666689078">
            <text:p>0.4544106667</text:p>
          </table:table-cell>
        </table:table-row>
        <table:table-row table:style-name="ro1">
          <table:table-cell office:value-type="string">
            <text:p>42.71317386668865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3173866688656">
            <text:p>0.2131738667</text:p>
          </table:table-cell>
        </table:table-row>
        <table:table-row table:style-name="ro1">
          <table:table-cell office:value-type="string">
            <text:p>43.71214506669054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2145066690546">
            <text:p>0.2121450667</text:p>
          </table:table-cell>
        </table:table-row>
        <table:table-row table:style-name="ro1">
          <table:table-cell office:value-type="string">
            <text:p>44.71229440002426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12294400024263">
            <text:p>0.2122944</text:p>
          </table:table-cell>
        </table:table-row>
        <table:table-row table:style-name="ro1">
          <table:table-cell office:value-type="string">
            <text:p>45.7211946666924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119466669244">
            <text:p>0.2211946667</text:p>
          </table:table-cell>
        </table:table-row>
        <table:table-row table:style-name="ro1">
          <table:table-cell office:value-type="string">
            <text:p>46.72254933336024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2549333360249">
            <text:p>0.2225493334</text:p>
          </table:table-cell>
        </table:table-row>
        <table:table-row table:style-name="ro1">
          <table:table-cell office:value-type="string">
            <text:p>47.6997072000277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970720002776">
            <text:p>0.1997072</text:p>
          </table:table-cell>
        </table:table-row>
        <table:table-row table:style-name="ro1">
          <table:table-cell office:value-type="string">
            <text:p>48.70794880002885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7948800028859">
            <text:p>0.2079488</text:p>
          </table:table-cell>
        </table:table-row>
        <table:table-row table:style-name="ro1">
          <table:table-cell office:value-type="string">
            <text:p>50.01805760002993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518057600029934">
            <text:p>0.5180576</text:p>
          </table:table-cell>
        </table:table-row>
        <table:table-row table:style-name="ro1">
          <table:table-cell office:value-type="string">
            <text:p>50.70530026669705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5300266697058">
            <text:p>0.2053002667</text:p>
          </table:table-cell>
        </table:table-row>
        <table:table-row table:style-name="ro1">
          <table:table-cell office:value-type="string">
            <text:p>51.70550293336416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5502933364166">
            <text:p>0.2055029334</text:p>
          </table:table-cell>
        </table:table-row>
        <table:table-row table:style-name="ro1">
          <table:table-cell office:value-type="string">
            <text:p>52.72071360003145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20713600031452">
            <text:p>0.2207136</text:p>
          </table:table-cell>
        </table:table-row>
        <table:table-row table:style-name="ro1">
          <table:table-cell office:value-type="string">
            <text:p>53.70882453336589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8824533365899">
            <text:p>0.2088245334</text:p>
          </table:table-cell>
        </table:table-row>
        <table:table-row table:style-name="ro1">
          <table:table-cell office:value-type="string">
            <text:p>54.703609600033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360960003385">
            <text:p>0.2036096</text:p>
          </table:table-cell>
        </table:table-row>
        <table:table-row table:style-name="ro1">
          <table:table-cell office:value-type="string">
            <text:p>55.70964426670094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9644266700948">
            <text:p>0.2096442667</text:p>
          </table:table-cell>
        </table:table-row>
        <table:table-row table:style-name="ro1">
          <table:table-cell office:value-type="string">
            <text:p>57.0634304000349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56343040003496">
            <text:p>0.5634304</text:p>
          </table:table-cell>
        </table:table-row>
        <table:table-row table:style-name="ro1">
          <table:table-cell office:value-type="string">
            <text:p>57.6933733333686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337333336869">
            <text:p>0.1933733334</text:p>
          </table:table-cell>
        </table:table-row>
        <table:table-row table:style-name="ro1">
          <table:table-cell office:value-type="string">
            <text:p>58.69165600003619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165600003619">
            <text:p>0.191656</text:p>
          </table:table-cell>
        </table:table-row>
        <table:table-row table:style-name="ro1">
          <table:table-cell office:value-type="string">
            <text:p>59.7063626667035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6362666703598">
            <text:p>0.2063626667</text:p>
          </table:table-cell>
        </table:table-row>
        <table:table-row table:style-name="ro1">
          <table:table-cell office:value-type="string">
            <text:p>60.69944586670476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99445866704764">
            <text:p>0.1994458667</text:p>
          </table:table-cell>
        </table:table-row>
        <table:table-row table:style-name="ro1">
          <table:table-cell office:value-type="string">
            <text:p>61.70052053337239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200520533372398">
            <text:p>0.2005205334</text:p>
          </table:table-cell>
        </table:table-row>
        <table:table-row table:style-name="ro1">
          <table:table-cell office:value-type="string">
            <text:p>62.68613546670728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86135466707285">
            <text:p>0.1861354667</text:p>
          </table:table-cell>
        </table:table-row>
        <table:table-row table:style-name="ro1">
          <table:table-cell office:value-type="string">
            <text:p>63.68074666670818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80746666708181">
            <text:p>0.1807466667</text:p>
          </table:table-cell>
        </table:table-row>
        <table:table-row table:style-name="ro1">
          <table:table-cell office:value-type="string">
            <text:p>64.688012800045016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88012800045016">
            <text:p>0.1880128</text:p>
          </table:table-cell>
        </table:table-row>
        <table:table-row table:style-name="ro1">
          <table:table-cell office:value-type="string">
            <text:p>65.66580053338330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800533383305">
            <text:p>0.1658005334</text:p>
          </table:table-cell>
        </table:table-row>
        <table:table-row table:style-name="ro1">
          <table:table-cell office:value-type="string">
            <text:p>66.670018133385454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70018133385454">
            <text:p>0.1700181334</text:p>
          </table:table-cell>
        </table:table-row>
        <table:table-row table:style-name="ro1">
          <table:table-cell office:value-type="string">
            <text:p>67.66927520005933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9275200059332">
            <text:p>0.1692752001</text:p>
          </table:table-cell>
        </table:table-row>
        <table:table-row table:style-name="ro1">
          <table:table-cell office:value-type="string">
            <text:p>68.67605653339646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76056533396462">
            <text:p>0.1760565334</text:p>
          </table:table-cell>
        </table:table-row>
        <table:table-row table:style-name="ro1">
          <table:table-cell office:value-type="string">
            <text:p>69.68864746673477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88647466734778">
            <text:p>0.1886474667</text:p>
          </table:table-cell>
        </table:table-row>
        <table:table-row table:style-name="ro1">
          <table:table-cell office:value-type="string">
            <text:p>70.68770026673678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87700266736783">
            <text:p>0.1877002667</text:p>
          </table:table-cell>
        </table:table-row>
        <table:table-row table:style-name="ro1">
          <table:table-cell office:value-type="string">
            <text:p>71.665203199999993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string">
            <text:p>72.665302400076115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302400076115">
            <text:p>0.1653024001</text:p>
          </table:table-cell>
        </table:table-row>
        <table:table-row table:style-name="ro1">
          <table:table-cell office:value-type="string">
            <text:p>73.665398400079241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398400079241">
            <text:p>0.1653984001</text:p>
          </table:table-cell>
        </table:table-row>
        <table:table-row table:style-name="ro1">
          <table:table-cell office:value-type="string">
            <text:p>74.665878400081908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878400081908">
            <text:p>0.1658784001</text:p>
          </table:table-cell>
        </table:table-row>
        <table:table-row table:style-name="ro1">
          <table:table-cell office:value-type="string">
            <text:p>75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76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77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78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79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0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1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2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3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4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5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6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7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8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89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0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1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2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3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4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5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6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7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8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99.665663999999992:</text:p>
          </table:table-cell>
          <table:table-cell office:value-type="string">
            <text:p>Latency</text:p>
          </table:table-cell>
          <table:table-cell office:value-type="string">
            <text:p>for</text:p>
          </table:table-cell>
          <table:table-cell office:value-type="string">
            <text:p>9:</text:p>
          </table:table-cell>
          <table:table-cell office:value-type="float" office:value="0.165663999999992">
            <text:p>0.165664</text:p>
          </table:table-cell>
        </table:table-row>
      </table:table>
      <table:table table:name="latency" table:style-name="ta1">
        <table:table-column table:style-name="co8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Node0</text:p>
          </table:table-cell>
          <table:table-cell office:value-type="string">
            <text:p>Node1</text:p>
          </table:table-cell>
          <table:table-cell office:value-type="string">
            <text:p>Node2</text:p>
          </table:table-cell>
          <table:table-cell office:value-type="string">
            <text:p>Node3</text:p>
          </table:table-cell>
          <table:table-cell office:value-type="string">
            <text:p>Node4</text:p>
          </table:table-cell>
          <table:table-cell office:value-type="string">
            <text:p>Node5</text:p>
          </table:table-cell>
          <table:table-cell office:value-type="string">
            <text:p>Node6</text:p>
          </table:table-cell>
          <table:table-cell office:value-type="string">
            <text:p>Node7</text:p>
          </table:table-cell>
          <table:table-cell office:value-type="string">
            <text:p>Node8</text:p>
          </table:table-cell>
          <table:table-cell office:value-type="string">
            <text:p>Node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42698666666667">
            <text:p>0.2426986667</text:p>
          </table:table-cell>
          <table:table-cell office:value-type="float" office:value="0.243159466666667">
            <text:p>0.2431594667</text:p>
          </table:table-cell>
          <table:table-cell office:value-type="float" office:value="0.244081066666667">
            <text:p>0.2440810667</text:p>
          </table:table-cell>
          <table:table-cell office:value-type="float" office:value="0.122128">
            <text:p>0.122128</text:p>
          </table:table-cell>
          <table:table-cell office:value-type="float" office:value="0.122588800000001">
            <text:p>0.1225888</text:p>
          </table:table-cell>
          <table:table-cell office:value-type="float" office:value="0.123049600000001">
            <text:p>0.1230496</text:p>
          </table:table-cell>
          <table:table-cell office:value-type="float" office:value="0.243620266666667">
            <text:p>0.2436202667</text:p>
          </table:table-cell>
          <table:table-cell office:value-type="float" office:value="0.244541866666667">
            <text:p>0.2445418667</text:p>
          </table:table-cell>
          <table:table-cell office:value-type="float" office:value="0.245002666666667">
            <text:p>0.2450026667</text:p>
          </table:table-cell>
          <table:table-cell office:value-type="float" office:value="0.245463466666667">
            <text:p>0.2454634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2496">
            <text:p>0.162496</text:p>
          </table:table-cell>
          <table:table-cell office:value-type="float" office:value="0.1629568">
            <text:p>0.1629568</text:p>
          </table:table-cell>
          <table:table-cell office:value-type="float" office:value="0.1638784">
            <text:p>0.1638784</text:p>
          </table:table-cell>
          <table:table-cell office:value-type="float" office:value="0.0835818666666666">
            <text:p>0.0835818667</text:p>
          </table:table-cell>
          <table:table-cell office:value-type="float" office:value="0.0849066666666665">
            <text:p>0.0849066667</text:p>
          </table:table-cell>
          <table:table-cell office:value-type="float" office:value="0.0853098666666665">
            <text:p>0.0853098667</text:p>
          </table:table-cell>
          <table:table-cell office:value-type="float" office:value="0.1634176">
            <text:p>0.1634176</text:p>
          </table:table-cell>
          <table:table-cell office:value-type="float" office:value="0.1643392">
            <text:p>0.1643392</text:p>
          </table:table-cell>
          <table:table-cell office:value-type="float" office:value="0.1652032">
            <text:p>0.1652032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2496">
            <text:p>0.162496</text:p>
          </table:table-cell>
          <table:table-cell office:value-type="float" office:value="0.1629568">
            <text:p>0.1629568</text:p>
          </table:table-cell>
          <table:table-cell office:value-type="float" office:value="0.1638784">
            <text:p>0.1638784</text:p>
          </table:table-cell>
          <table:table-cell office:value-type="float" office:value="0.0835818666666666">
            <text:p>0.0835818667</text:p>
          </table:table-cell>
          <table:table-cell office:value-type="float" office:value="0.0849066666666665">
            <text:p>0.0849066667</text:p>
          </table:table-cell>
          <table:table-cell office:value-type="float" office:value="0.0853098666666665">
            <text:p>0.0853098667</text:p>
          </table:table-cell>
          <table:table-cell office:value-type="float" office:value="0.1634176">
            <text:p>0.1634176</text:p>
          </table:table-cell>
          <table:table-cell office:value-type="float" office:value="0.1643392">
            <text:p>0.1643392</text:p>
          </table:table-cell>
          <table:table-cell office:value-type="float" office:value="0.1652032">
            <text:p>0.1652032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2496">
            <text:p>0.162496</text:p>
          </table:table-cell>
          <table:table-cell office:value-type="float" office:value="0.1629568">
            <text:p>0.1629568</text:p>
          </table:table-cell>
          <table:table-cell office:value-type="float" office:value="0.1638784">
            <text:p>0.1638784</text:p>
          </table:table-cell>
          <table:table-cell office:value-type="float" office:value="0.0835818666666666">
            <text:p>0.0835818667</text:p>
          </table:table-cell>
          <table:table-cell office:value-type="float" office:value="0.0849066666666665">
            <text:p>0.0849066667</text:p>
          </table:table-cell>
          <table:table-cell office:value-type="float" office:value="0.0853098666666665">
            <text:p>0.0853098667</text:p>
          </table:table-cell>
          <table:table-cell office:value-type="float" office:value="0.1634176">
            <text:p>0.1634176</text:p>
          </table:table-cell>
          <table:table-cell office:value-type="float" office:value="0.1643392">
            <text:p>0.1643392</text:p>
          </table:table-cell>
          <table:table-cell office:value-type="float" office:value="0.1652032">
            <text:p>0.1652032</text:p>
          </table:table-cell>
          <table:table-cell office:value-type="float" office:value="0.165664">
            <text:p>0.1656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2495999999999">
            <text:p>0.162496</text:p>
          </table:table-cell>
          <table:table-cell office:value-type="float" office:value="0.162956799999999">
            <text:p>0.1629568</text:p>
          </table:table-cell>
          <table:table-cell office:value-type="float" office:value="0.163878399999999">
            <text:p>0.1638784</text:p>
          </table:table-cell>
          <table:table-cell office:value-type="float" office:value="0.0835818666666652">
            <text:p>0.0835818667</text:p>
          </table:table-cell>
          <table:table-cell office:value-type="float" office:value="0.0849066666666652">
            <text:p>0.0849066667</text:p>
          </table:table-cell>
          <table:table-cell office:value-type="float" office:value="0.0853098666666652">
            <text:p>0.0853098667</text:p>
          </table:table-cell>
          <table:table-cell office:value-type="float" office:value="0.163417599999999">
            <text:p>0.1634176</text:p>
          </table:table-cell>
          <table:table-cell office:value-type="float" office:value="0.164339199999999">
            <text:p>0.1643392</text:p>
          </table:table-cell>
          <table:table-cell office:value-type="float" office:value="0.165203199999999">
            <text:p>0.1652032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2495999999999">
            <text:p>0.162496</text:p>
          </table:table-cell>
          <table:table-cell office:value-type="float" office:value="0.162956799999999">
            <text:p>0.1629568</text:p>
          </table:table-cell>
          <table:table-cell office:value-type="float" office:value="0.163878399999999">
            <text:p>0.1638784</text:p>
          </table:table-cell>
          <table:table-cell office:value-type="float" office:value="0.0835818666666652">
            <text:p>0.0835818667</text:p>
          </table:table-cell>
          <table:table-cell office:value-type="float" office:value="0.0849066666666652">
            <text:p>0.0849066667</text:p>
          </table:table-cell>
          <table:table-cell office:value-type="float" office:value="0.0853098666666652">
            <text:p>0.0853098667</text:p>
          </table:table-cell>
          <table:table-cell office:value-type="float" office:value="0.163417599999999">
            <text:p>0.1634176</text:p>
          </table:table-cell>
          <table:table-cell office:value-type="float" office:value="0.164339199999999">
            <text:p>0.1643392</text:p>
          </table:table-cell>
          <table:table-cell office:value-type="float" office:value="0.165203199999999">
            <text:p>0.1652032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2495999999999">
            <text:p>0.162496</text:p>
          </table:table-cell>
          <table:table-cell office:value-type="float" office:value="0.162956799999999">
            <text:p>0.1629568</text:p>
          </table:table-cell>
          <table:table-cell office:value-type="float" office:value="0.163878399999999">
            <text:p>0.1638784</text:p>
          </table:table-cell>
          <table:table-cell office:value-type="float" office:value="0.0835818666666652">
            <text:p>0.0835818667</text:p>
          </table:table-cell>
          <table:table-cell office:value-type="float" office:value="0.0849066666666652">
            <text:p>0.0849066667</text:p>
          </table:table-cell>
          <table:table-cell office:value-type="float" office:value="0.0853098666666652">
            <text:p>0.0853098667</text:p>
          </table:table-cell>
          <table:table-cell office:value-type="float" office:value="0.163417599999999">
            <text:p>0.1634176</text:p>
          </table:table-cell>
          <table:table-cell office:value-type="float" office:value="0.164339199999999">
            <text:p>0.1643392</text:p>
          </table:table-cell>
          <table:table-cell office:value-type="float" office:value="0.165203199999999">
            <text:p>0.1652032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2495999999999">
            <text:p>0.162496</text:p>
          </table:table-cell>
          <table:table-cell office:value-type="float" office:value="0.162956799999999">
            <text:p>0.1629568</text:p>
          </table:table-cell>
          <table:table-cell office:value-type="float" office:value="0.163878399999999">
            <text:p>0.1638784</text:p>
          </table:table-cell>
          <table:table-cell office:value-type="float" office:value="0.0835818666666652">
            <text:p>0.0835818667</text:p>
          </table:table-cell>
          <table:table-cell office:value-type="float" office:value="0.0849066666666652">
            <text:p>0.0849066667</text:p>
          </table:table-cell>
          <table:table-cell office:value-type="float" office:value="0.0853098666666652">
            <text:p>0.0853098667</text:p>
          </table:table-cell>
          <table:table-cell office:value-type="float" office:value="0.163417599999999">
            <text:p>0.1634176</text:p>
          </table:table-cell>
          <table:table-cell office:value-type="float" office:value="0.164339199999999">
            <text:p>0.1643392</text:p>
          </table:table-cell>
          <table:table-cell office:value-type="float" office:value="0.165203199999999">
            <text:p>0.1652032</text:p>
          </table:table-cell>
          <table:table-cell office:value-type="float" office:value="0.165663999999999">
            <text:p>0.1656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5">
            <text:p>0.1629568</text:p>
          </table:table-cell>
          <table:table-cell office:value-type="float" office:value="0.163878400000007">
            <text:p>0.1638784</text:p>
          </table:table-cell>
          <table:table-cell office:value-type="float" office:value="0.0835818666666732">
            <text:p>0.0835818667</text:p>
          </table:table-cell>
          <table:table-cell office:value-type="float" office:value="0.084906666666674">
            <text:p>0.0849066667</text:p>
          </table:table-cell>
          <table:table-cell office:value-type="float" office:value="0.0853098666666732">
            <text:p>0.0853098667</text:p>
          </table:table-cell>
          <table:table-cell office:value-type="float" office:value="0.163417600000006">
            <text:p>0.1634176</text:p>
          </table:table-cell>
          <table:table-cell office:value-type="float" office:value="0.164339200000008">
            <text:p>0.1643392</text:p>
          </table:table-cell>
          <table:table-cell office:value-type="float" office:value="0.165203200000008">
            <text:p>0.1652032</text:p>
          </table:table-cell>
          <table:table-cell office:value-type="float" office:value="0.165664000000009">
            <text:p>0.1656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5">
            <text:p>0.1629568</text:p>
          </table:table-cell>
          <table:table-cell office:value-type="float" office:value="0.163878400000007">
            <text:p>0.1638784</text:p>
          </table:table-cell>
          <table:table-cell office:value-type="float" office:value="0.0835818666666732">
            <text:p>0.0835818667</text:p>
          </table:table-cell>
          <table:table-cell office:value-type="float" office:value="0.084906666666674">
            <text:p>0.0849066667</text:p>
          </table:table-cell>
          <table:table-cell office:value-type="float" office:value="0.0853098666666732">
            <text:p>0.0853098667</text:p>
          </table:table-cell>
          <table:table-cell office:value-type="float" office:value="0.163417600000006">
            <text:p>0.1634176</text:p>
          </table:table-cell>
          <table:table-cell office:value-type="float" office:value="0.164339200000008">
            <text:p>0.1643392</text:p>
          </table:table-cell>
          <table:table-cell office:value-type="float" office:value="0.165203200000008">
            <text:p>0.1652032</text:p>
          </table:table-cell>
          <table:table-cell office:value-type="float" office:value="0.165664000000009">
            <text:p>0.1656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81482666666917">
            <text:p>0.3814826667</text:p>
          </table:table-cell>
          <table:table-cell office:value-type="float" office:value="0.381038933333585">
            <text:p>0.3810389333</text:p>
          </table:table-cell>
          <table:table-cell office:value-type="float" office:value="0.187665066666916">
            <text:p>0.1876650667</text:p>
          </table:table-cell>
          <table:table-cell office:value-type="float" office:value="0.50865440000042">
            <text:p>0.5086544</text:p>
          </table:table-cell>
          <table:table-cell office:value-type="float" office:value="0.139390400000103">
            <text:p>0.1393904</text:p>
          </table:table-cell>
          <table:table-cell office:value-type="float" office:value="0.121467733333512">
            <text:p>0.1214677333</text:p>
          </table:table-cell>
          <table:table-cell office:value-type="float" office:value="0.216044800000205">
            <text:p>0.2160448</text:p>
          </table:table-cell>
          <table:table-cell office:value-type="float" office:value="0.217576533333537">
            <text:p>0.2175765333</text:p>
          </table:table-cell>
          <table:table-cell office:value-type="float" office:value="0.197393066666898">
            <text:p>0.1973930667</text:p>
          </table:table-cell>
          <table:table-cell office:value-type="float" office:value="0.309128000000289">
            <text:p>0.3091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99022933333761">
            <text:p>0.3990229333</text:p>
          </table:table-cell>
          <table:table-cell office:value-type="float" office:value="0.191734933333738">
            <text:p>0.1917349333</text:p>
          </table:table-cell>
          <table:table-cell office:value-type="float" office:value="0.222514666667124">
            <text:p>0.2225146667</text:p>
          </table:table-cell>
          <table:table-cell office:value-type="float" office:value="0.124606400000591">
            <text:p>0.1246064</text:p>
          </table:table-cell>
          <table:table-cell office:value-type="float" office:value="0.138915733333741">
            <text:p>0.1389157333</text:p>
          </table:table-cell>
          <table:table-cell office:value-type="float" office:value="0.149433066667307">
            <text:p>0.1494330667</text:p>
          </table:table-cell>
          <table:table-cell office:value-type="float" office:value="0.210623466667304">
            <text:p>0.2106234667</text:p>
          </table:table-cell>
          <table:table-cell office:value-type="float" office:value="0.237772800000366">
            <text:p>0.2377728</text:p>
          </table:table-cell>
          <table:table-cell office:value-type="float" office:value="0.202788266667097">
            <text:p>0.2027882667</text:p>
          </table:table-cell>
          <table:table-cell office:value-type="float" office:value="0.21778346666707">
            <text:p>0.2177834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09931733334161">
            <text:p>0.2099317333</text:p>
          </table:table-cell>
          <table:table-cell office:value-type="float" office:value="0.214992000000844">
            <text:p>0.214992</text:p>
          </table:table-cell>
          <table:table-cell office:value-type="float" office:value="0.210774400000826">
            <text:p>0.2107744</text:p>
          </table:table-cell>
          <table:table-cell office:value-type="float" office:value="0.0980192000007634">
            <text:p>0.0980192</text:p>
          </table:table-cell>
          <table:table-cell office:value-type="float" office:value="0.142057600000966">
            <text:p>0.1420576</text:p>
          </table:table-cell>
          <table:table-cell office:value-type="float" office:value="0.114947200000824">
            <text:p>0.1149472</text:p>
          </table:table-cell>
          <table:table-cell office:value-type="float" office:value="0.185821333334246">
            <text:p>0.1858213333</text:p>
          </table:table-cell>
          <table:table-cell office:value-type="float" office:value="0.211186133334159">
            <text:p>0.2111861333</text:p>
          </table:table-cell>
          <table:table-cell office:value-type="float" office:value="0.211875200000826">
            <text:p>0.2118752</text:p>
          </table:table-cell>
          <table:table-cell office:value-type="float" office:value="0.395518933334175">
            <text:p>0.3955189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27024000000638">
            <text:p>0.227024</text:p>
          </table:table-cell>
          <table:table-cell office:value-type="float" office:value="0.227427200000637">
            <text:p>0.2274272</text:p>
          </table:table-cell>
          <table:table-cell office:value-type="float" office:value="0.217987200000659">
            <text:p>0.2179872</text:p>
          </table:table-cell>
          <table:table-cell office:value-type="float" office:value="0.12071840000057">
            <text:p>0.1207184</text:p>
          </table:table-cell>
          <table:table-cell office:value-type="float" office:value="0.307866666667792">
            <text:p>0.3078666667</text:p>
          </table:table-cell>
          <table:table-cell office:value-type="float" office:value="0.136958933333945">
            <text:p>0.1369589333</text:p>
          </table:table-cell>
          <table:table-cell office:value-type="float" office:value="0.225716266667307">
            <text:p>0.2257162667</text:p>
          </table:table-cell>
          <table:table-cell office:value-type="float" office:value="0.229010133333968">
            <text:p>0.2290101333</text:p>
          </table:table-cell>
          <table:table-cell office:value-type="float" office:value="0.208562133334006">
            <text:p>0.2085621333</text:p>
          </table:table-cell>
          <table:table-cell office:value-type="float" office:value="0.402087466667805">
            <text:p>0.40208746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92870933333975">
            <text:p>0.1928709333</text:p>
          </table:table-cell>
          <table:table-cell office:value-type="float" office:value="0.198291733333965">
            <text:p>0.1982917333</text:p>
          </table:table-cell>
          <table:table-cell office:value-type="float" office:value="0.232500800000475">
            <text:p>0.2325008</text:p>
          </table:table-cell>
          <table:table-cell office:value-type="float" office:value="0.12477546666787">
            <text:p>0.1247754667</text:p>
          </table:table-cell>
          <table:table-cell office:value-type="float" office:value="0.124372266667871">
            <text:p>0.1243722667</text:p>
          </table:table-cell>
          <table:table-cell office:value-type="float" office:value="0.338646400000535">
            <text:p>0.3386464</text:p>
          </table:table-cell>
          <table:table-cell office:value-type="float" office:value="0.20207413333396">
            <text:p>0.2020741333</text:p>
          </table:table-cell>
          <table:table-cell office:value-type="float" office:value="0.39304213333385">
            <text:p>0.3930421333</text:p>
          </table:table-cell>
          <table:table-cell office:value-type="float" office:value="0.189557866667315">
            <text:p>0.1895578667</text:p>
          </table:table-cell>
          <table:table-cell office:value-type="float" office:value="0.19388000000064">
            <text:p>0.193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9930666666867">
            <text:p>0.2199306667</text:p>
          </table:table-cell>
          <table:table-cell office:value-type="float" office:value="0.381488000000365">
            <text:p>0.381488</text:p>
          </table:table-cell>
          <table:table-cell office:value-type="float" office:value="0.802908266667501">
            <text:p>0.8029082667</text:p>
          </table:table-cell>
          <table:table-cell office:value-type="float" office:value="0.137394133334233">
            <text:p>0.1373941333</text:p>
          </table:table-cell>
          <table:table-cell office:value-type="float" office:value="0.269746133333973">
            <text:p>0.2697461333</text:p>
          </table:table-cell>
          <table:table-cell office:value-type="float" office:value="0.130190400000608">
            <text:p>0.1301904</text:p>
          </table:table-cell>
          <table:table-cell office:value-type="float" office:value="0.224773333333525">
            <text:p>0.2247733333</text:p>
          </table:table-cell>
          <table:table-cell office:value-type="float" office:value="0.249571200000144">
            <text:p>0.2495712</text:p>
          </table:table-cell>
          <table:table-cell office:value-type="float" office:value="0.225340800000192">
            <text:p>0.2253408</text:p>
          </table:table-cell>
          <table:table-cell office:value-type="float" office:value="0.23026880000018">
            <text:p>0.23026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35563200000615">
            <text:p>0.4355632</text:p>
          </table:table-cell>
          <table:table-cell office:value-type="float" office:value="0.20779840000057">
            <text:p>0.2077984</text:p>
          </table:table-cell>
          <table:table-cell office:value-type="float" office:value="0.233510933334152">
            <text:p>0.2335109333</text:p>
          </table:table-cell>
          <table:table-cell office:value-type="float" office:value="0.337684266667125">
            <text:p>0.3376842667</text:p>
          </table:table-cell>
          <table:table-cell office:value-type="float" office:value="0.153169066667392">
            <text:p>0.1531690667</text:p>
          </table:table-cell>
          <table:table-cell office:value-type="float" office:value="0.288687466667437">
            <text:p>0.2886874667</text:p>
          </table:table-cell>
          <table:table-cell office:value-type="float" office:value="0.212016000000578">
            <text:p>0.212016</text:p>
          </table:table-cell>
          <table:table-cell office:value-type="float" office:value="0.375172800001074">
            <text:p>0.3751728</text:p>
          </table:table-cell>
          <table:table-cell office:value-type="float" office:value="0.211612800000577">
            <text:p>0.2116128</text:p>
          </table:table-cell>
          <table:table-cell office:value-type="float" office:value="0.23105760000103">
            <text:p>0.23105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94788266667199">
            <text:p>0.1947882667</text:p>
          </table:table-cell>
          <table:table-cell office:value-type="float" office:value="0.215178666667278">
            <text:p>0.2151786667</text:p>
          </table:table-cell>
          <table:table-cell office:value-type="float" office:value="0.215878400000612">
            <text:p>0.2158784</text:p>
          </table:table-cell>
          <table:table-cell office:value-type="float" office:value="0.129250133333912">
            <text:p>0.1292501333</text:p>
          </table:table-cell>
          <table:table-cell office:value-type="float" office:value="0.102250666667707">
            <text:p>0.1022506667</text:p>
          </table:table-cell>
          <table:table-cell office:value-type="float" office:value="0.366834666667003">
            <text:p>0.3668346667</text:p>
          </table:table-cell>
          <table:table-cell office:value-type="float" office:value="0.217708800000615">
            <text:p>0.2177088</text:p>
          </table:table-cell>
          <table:table-cell office:value-type="float" office:value="0.42796320000036">
            <text:p>0.4279632</text:p>
          </table:table-cell>
          <table:table-cell office:value-type="float" office:value="0.183315200000472">
            <text:p>0.1833152</text:p>
          </table:table-cell>
          <table:table-cell office:value-type="float" office:value="0.230792533333961">
            <text:p>0.2307925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09845333333693">
            <text:p>0.2098453333</text:p>
          </table:table-cell>
          <table:table-cell office:value-type="float" office:value="0.209254400000354">
            <text:p>0.2092544</text:p>
          </table:table-cell>
          <table:table-cell office:value-type="float" office:value="0.217834666667049">
            <text:p>0.2178346667</text:p>
          </table:table-cell>
          <table:table-cell office:value-type="float" office:value="0.133956266666992">
            <text:p>0.1339562667</text:p>
          </table:table-cell>
          <table:table-cell office:value-type="float" office:value="0.151929600001211">
            <text:p>0.1519296</text:p>
          </table:table-cell>
          <table:table-cell office:value-type="float" office:value="0.137868266667347">
            <text:p>0.1378682667</text:p>
          </table:table-cell>
          <table:table-cell office:value-type="float" office:value="0.206348800000338">
            <text:p>0.2063488</text:p>
          </table:table-cell>
          <table:table-cell office:value-type="float" office:value="0.202065066667028">
            <text:p>0.2020650667</text:p>
          </table:table-cell>
          <table:table-cell office:value-type="float" office:value="0.407180800000585">
            <text:p>0.4071808</text:p>
          </table:table-cell>
          <table:table-cell office:value-type="float" office:value="0.223731200000358">
            <text:p>0.22373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88778666667628">
            <text:p>0.4887786667</text:p>
          </table:table-cell>
          <table:table-cell office:value-type="float" office:value="0.211340800000375">
            <text:p>0.2113408</text:p>
          </table:table-cell>
          <table:table-cell office:value-type="float" office:value="0.227636800000432">
            <text:p>0.2276368</text:p>
          </table:table-cell>
          <table:table-cell office:value-type="float" office:value="0.310333866667154">
            <text:p>0.3103338667</text:p>
          </table:table-cell>
          <table:table-cell office:value-type="float" office:value="0.130222933333719">
            <text:p>0.1302229333</text:p>
          </table:table-cell>
          <table:table-cell office:value-type="float" office:value="0.117230933333676">
            <text:p>0.1172309333</text:p>
          </table:table-cell>
          <table:table-cell office:value-type="float" office:value="0.214226666667059">
            <text:p>0.2142266667</text:p>
          </table:table-cell>
          <table:table-cell office:value-type="float" office:value="0.226371733333764">
            <text:p>0.2263717333</text:p>
          </table:table-cell>
          <table:table-cell office:value-type="float" office:value="0.230470400000058">
            <text:p>0.2304704</text:p>
          </table:table-cell>
          <table:table-cell office:value-type="float" office:value="0.231812266667713">
            <text:p>0.2318122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03607466667847">
            <text:p>0.2036074667</text:p>
          </table:table-cell>
          <table:table-cell office:value-type="float" office:value="0.415187200001508">
            <text:p>0.4151872</text:p>
          </table:table-cell>
          <table:table-cell office:value-type="float" office:value="0.20866346666789">
            <text:p>0.2086634667</text:p>
          </table:table-cell>
          <table:table-cell office:value-type="float" office:value="0.12501013333361">
            <text:p>0.1250101333</text:p>
          </table:table-cell>
          <table:table-cell office:value-type="float" office:value="0.134258133333713">
            <text:p>0.1342581333</text:p>
          </table:table-cell>
          <table:table-cell office:value-type="float" office:value="0.305424533333703">
            <text:p>0.3054245333</text:p>
          </table:table-cell>
          <table:table-cell office:value-type="float" office:value="0.21534720000124">
            <text:p>0.2153472</text:p>
          </table:table-cell>
          <table:table-cell office:value-type="float" office:value="0.230948266667998">
            <text:p>0.2309482667</text:p>
          </table:table-cell>
          <table:table-cell office:value-type="float" office:value="0.225418666668251">
            <text:p>0.2254186667</text:p>
          </table:table-cell>
          <table:table-cell office:value-type="float" office:value="0.231658666668">
            <text:p>0.231658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20695466668836">
            <text:p>0.2206954667</text:p>
          </table:table-cell>
          <table:table-cell office:value-type="float" office:value="0.19883520000208">
            <text:p>0.1988352</text:p>
          </table:table-cell>
          <table:table-cell office:value-type="float" office:value="0.205134933335415">
            <text:p>0.2051349333</text:p>
          </table:table-cell>
          <table:table-cell office:value-type="float" office:value="0.138678933334617">
            <text:p>0.1386789333</text:p>
          </table:table-cell>
          <table:table-cell office:value-type="float" office:value="0.123780266667975">
            <text:p>0.1237802667</text:p>
          </table:table-cell>
          <table:table-cell office:value-type="float" office:value="0.148134400001499">
            <text:p>0.1481344</text:p>
          </table:table-cell>
          <table:table-cell office:value-type="float" office:value="0.530483200001232">
            <text:p>0.5304832</text:p>
          </table:table-cell>
          <table:table-cell office:value-type="float" office:value="0.241235200002006">
            <text:p>0.2412352</text:p>
          </table:table-cell>
          <table:table-cell office:value-type="float" office:value="0.20795733333544">
            <text:p>0.2079573333</text:p>
          </table:table-cell>
          <table:table-cell office:value-type="float" office:value="0.212123733335456">
            <text:p>0.2121237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38099200001074">
            <text:p>0.5380992</text:p>
          </table:table-cell>
          <table:table-cell office:value-type="float" office:value="0.222380800000405">
            <text:p>0.2223808</text:p>
          </table:table-cell>
          <table:table-cell office:value-type="float" office:value="0.20654986666808">
            <text:p>0.2065498667</text:p>
          </table:table-cell>
          <table:table-cell office:value-type="float" office:value="0.383925333333693">
            <text:p>0.3839253333</text:p>
          </table:table-cell>
          <table:table-cell office:value-type="float" office:value="0.112192000001173">
            <text:p>0.112192</text:p>
          </table:table-cell>
          <table:table-cell office:value-type="float" office:value="0.12622933333596">
            <text:p>0.1262293333</text:p>
          </table:table-cell>
          <table:table-cell office:value-type="float" office:value="0.203253333333677">
            <text:p>0.2032533333</text:p>
          </table:table-cell>
          <table:table-cell office:value-type="float" office:value="0.200292266667006">
            <text:p>0.2002922667</text:p>
          </table:table-cell>
          <table:table-cell office:value-type="float" office:value="0.208490666667043">
            <text:p>0.2084906667</text:p>
          </table:table-cell>
          <table:table-cell office:value-type="float" office:value="0.216507733333717">
            <text:p>0.2165077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8127360000117">
            <text:p>0.1812736</text:p>
          </table:table-cell>
          <table:table-cell office:value-type="float" office:value="0.192313600001224">
            <text:p>0.1923136</text:p>
          </table:table-cell>
          <table:table-cell office:value-type="float" office:value="0.206395733333547">
            <text:p>0.2063957333</text:p>
          </table:table-cell>
          <table:table-cell office:value-type="float" office:value="0.131407466666662">
            <text:p>0.1314074667</text:p>
          </table:table-cell>
          <table:table-cell office:value-type="float" office:value="0.423300266667489">
            <text:p>0.4233002667</text:p>
          </table:table-cell>
          <table:table-cell office:value-type="float" office:value="0.111050666666706">
            <text:p>0.1110506667</text:p>
          </table:table-cell>
          <table:table-cell office:value-type="float" office:value="0.205992533333546">
            <text:p>0.2059925333</text:p>
          </table:table-cell>
          <table:table-cell office:value-type="float" office:value="0.217791466667578">
            <text:p>0.2177914667</text:p>
          </table:table-cell>
          <table:table-cell office:value-type="float" office:value="0.20812586666689">
            <text:p>0.2081258667</text:p>
          </table:table-cell>
          <table:table-cell office:value-type="float" office:value="0.207722666666889">
            <text:p>0.207722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04651199999698">
            <text:p>0.4046512</text:p>
          </table:table-cell>
          <table:table-cell office:value-type="float" office:value="0.52986880000017">
            <text:p>0.5298688</text:p>
          </table:table-cell>
          <table:table-cell office:value-type="float" office:value="1.29891839999996">
            <text:p>1.2989184</text:p>
          </table:table-cell>
          <table:table-cell office:value-type="float" office:value="0.139628800000789">
            <text:p>0.1396288</text:p>
          </table:table-cell>
          <table:table-cell office:value-type="float" office:value="0.130160533333584">
            <text:p>0.1301605333</text:p>
          </table:table-cell>
          <table:table-cell office:value-type="float" office:value="0.129194666666432">
            <text:p>0.1291946667</text:p>
          </table:table-cell>
          <table:table-cell office:value-type="float" office:value="0.219435200000031">
            <text:p>0.2194352</text:p>
          </table:table-cell>
          <table:table-cell office:value-type="float" office:value="0.224283733333522">
            <text:p>0.2242837333</text:p>
          </table:table-cell>
          <table:table-cell office:value-type="float" office:value="0.219838400000032">
            <text:p>0.2198384</text:p>
          </table:table-cell>
          <table:table-cell office:value-type="float" office:value="0.241284800000155">
            <text:p>0.24128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14092266666572">
            <text:p>0.2140922667</text:p>
          </table:table-cell>
          <table:table-cell office:value-type="float" office:value="0.228420800001018">
            <text:p>0.2284208</text:p>
          </table:table-cell>
          <table:table-cell office:value-type="float" office:value="0.515133866667188">
            <text:p>0.5151338667</text:p>
          </table:table-cell>
          <table:table-cell office:value-type="float" office:value="0.123264533334059">
            <text:p>0.1232645333</text:p>
          </table:table-cell>
          <table:table-cell office:value-type="float" office:value="0.148635200000026">
            <text:p>0.1486352</text:p>
          </table:table-cell>
          <table:table-cell office:value-type="float" office:value="0.134965333333327">
            <text:p>0.1349653333</text:p>
          </table:table-cell>
          <table:table-cell office:value-type="float" office:value="0.205072000000385">
            <text:p>0.205072</text:p>
          </table:table-cell>
          <table:table-cell office:value-type="float" office:value="0.613258666667267">
            <text:p>0.6132586667</text:p>
          </table:table-cell>
          <table:table-cell office:value-type="float" office:value="0.229203200000025">
            <text:p>0.2292032</text:p>
          </table:table-cell>
          <table:table-cell office:value-type="float" office:value="0.233049600000037">
            <text:p>0.23304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55229866666762">
            <text:p>0.4552298667</text:p>
          </table:table-cell>
          <table:table-cell office:value-type="float" office:value="0.215261866667323">
            <text:p>0.2152618667</text:p>
          </table:table-cell>
          <table:table-cell office:value-type="float" office:value="0.218478933333991">
            <text:p>0.2184789333</text:p>
          </table:table-cell>
          <table:table-cell office:value-type="float" office:value="0.139780266667064">
            <text:p>0.1397802667</text:p>
          </table:table-cell>
          <table:table-cell office:value-type="float" office:value="0.135811199999885">
            <text:p>0.1358112</text:p>
          </table:table-cell>
          <table:table-cell office:value-type="float" office:value="0.141279466666536">
            <text:p>0.1412794667</text:p>
          </table:table-cell>
          <table:table-cell office:value-type="float" office:value="0.226560000000674">
            <text:p>0.22656</text:p>
          </table:table-cell>
          <table:table-cell office:value-type="float" office:value="0.774012799999891">
            <text:p>0.7740128</text:p>
          </table:table-cell>
          <table:table-cell office:value-type="float" office:value="0.209026133333996">
            <text:p>0.2090261333</text:p>
          </table:table-cell>
          <table:table-cell office:value-type="float" office:value="0.229051733334025">
            <text:p>0.2290517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01725333333474">
            <text:p>0.2017253333</text:p>
          </table:table-cell>
          <table:table-cell office:value-type="float" office:value="0.24474986666641">
            <text:p>0.2447498667</text:p>
          </table:table-cell>
          <table:table-cell office:value-type="float" office:value="0.211662400000183">
            <text:p>0.2116624</text:p>
          </table:table-cell>
          <table:table-cell office:value-type="float" office:value="0.153793066666626">
            <text:p>0.1537930667</text:p>
          </table:table-cell>
          <table:table-cell office:value-type="float" office:value="0.133589866666501">
            <text:p>0.1335898667</text:p>
          </table:table-cell>
          <table:table-cell office:value-type="float" office:value="0.113340266667343">
            <text:p>0.1133402667</text:p>
          </table:table-cell>
          <table:table-cell office:value-type="float" office:value="0.212671466666855">
            <text:p>0.2126714667</text:p>
          </table:table-cell>
          <table:table-cell office:value-type="float" office:value="0.215696533333535">
            <text:p>0.2156965333</text:p>
          </table:table-cell>
          <table:table-cell office:value-type="float" office:value="0.217104533333536">
            <text:p>0.2171045333</text:p>
          </table:table-cell>
          <table:table-cell office:value-type="float" office:value="0.208301866666407">
            <text:p>0.20830186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28518933334431">
            <text:p>0.2285189333</text:p>
          </table:table-cell>
          <table:table-cell office:value-type="float" office:value="0.508559466667194">
            <text:p>0.5085594667</text:p>
          </table:table-cell>
          <table:table-cell office:value-type="float" office:value="0.209472533334406">
            <text:p>0.2094725333</text:p>
          </table:table-cell>
          <table:table-cell office:value-type="float" office:value="0.344958400001065">
            <text:p>0.3449584</text:p>
          </table:table-cell>
          <table:table-cell office:value-type="float" office:value="0.127470933333456">
            <text:p>0.1274709333</text:p>
          </table:table-cell>
          <table:table-cell office:value-type="float" office:value="0.122377066666939">
            <text:p>0.1223770667</text:p>
          </table:table-cell>
          <table:table-cell office:value-type="float" office:value="0.21900853333441">
            <text:p>0.2190085333</text:p>
          </table:table-cell>
          <table:table-cell office:value-type="float" office:value="0.233496000001111">
            <text:p>0.233496</text:p>
          </table:table-cell>
          <table:table-cell office:value-type="float" office:value="0.539484266668104">
            <text:p>0.5394842667</text:p>
          </table:table-cell>
          <table:table-cell office:value-type="float" office:value="0.239390400001135">
            <text:p>0.23939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08800533334497">
            <text:p>0.2088005333</text:p>
          </table:table-cell>
          <table:table-cell office:value-type="float" office:value="0.209222933334498">
            <text:p>0.2092229333</text:p>
          </table:table-cell>
          <table:table-cell office:value-type="float" office:value="0.578024000000205">
            <text:p>0.578024</text:p>
          </table:table-cell>
          <table:table-cell office:value-type="float" office:value="0.12965973333333">
            <text:p>0.1296597333</text:p>
          </table:table-cell>
          <table:table-cell office:value-type="float" office:value="0.132353600000002">
            <text:p>0.1323536</text:p>
          </table:table-cell>
          <table:table-cell office:value-type="float" office:value="0.31756533333321">
            <text:p>0.3175653333</text:p>
          </table:table-cell>
          <table:table-cell office:value-type="float" office:value="0.21890186666786">
            <text:p>0.2189018667</text:p>
          </table:table-cell>
          <table:table-cell office:value-type="float" office:value="0.217340266667858">
            <text:p>0.2173402667</text:p>
          </table:table-cell>
          <table:table-cell office:value-type="float" office:value="0.214157333334505">
            <text:p>0.2141573333</text:p>
          </table:table-cell>
          <table:table-cell office:value-type="float" office:value="0.216937066667857">
            <text:p>0.21693706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46020266666872">
            <text:p>0.5460202667</text:p>
          </table:table-cell>
          <table:table-cell office:value-type="float" office:value="0.512669866666762">
            <text:p>0.5126698667</text:p>
          </table:table-cell>
          <table:table-cell office:value-type="float" office:value="0.560812800000125">
            <text:p>0.5608128</text:p>
          </table:table-cell>
          <table:table-cell office:value-type="float" office:value="0.120516266666506">
            <text:p>0.1205162667</text:p>
          </table:table-cell>
          <table:table-cell office:value-type="float" office:value="0.151630933333244">
            <text:p>0.1516309333</text:p>
          </table:table-cell>
          <table:table-cell office:value-type="float" office:value="0.134762133333194">
            <text:p>0.1347621333</text:p>
          </table:table-cell>
          <table:table-cell office:value-type="float" office:value="0.399176000000182">
            <text:p>0.399176</text:p>
          </table:table-cell>
          <table:table-cell office:value-type="float" office:value="0.422631999999862">
            <text:p>0.422632</text:p>
          </table:table-cell>
          <table:table-cell office:value-type="float" office:value="0.751479466667256">
            <text:p>0.7514794667</text:p>
          </table:table-cell>
          <table:table-cell office:value-type="float" office:value="0.757181866667292">
            <text:p>0.7571818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13516800000047">
            <text:p>0.2135168</text:p>
          </table:table-cell>
          <table:table-cell office:value-type="float" office:value="0.20834773333338">
            <text:p>0.2083477333</text:p>
          </table:table-cell>
          <table:table-cell office:value-type="float" office:value="0.226289066666784">
            <text:p>0.2262890667</text:p>
          </table:table-cell>
          <table:table-cell office:value-type="float" office:value="0.118652799999769">
            <text:p>0.1186528</text:p>
          </table:table-cell>
          <table:table-cell office:value-type="float" office:value="0.129180799999578">
            <text:p>0.1291808</text:p>
          </table:table-cell>
          <table:table-cell office:value-type="float" office:value="0.141915733333416">
            <text:p>0.1419157333</text:p>
          </table:table-cell>
          <table:table-cell office:value-type="float" office:value="0.220906666666753">
            <text:p>0.2209066667</text:p>
          </table:table-cell>
          <table:table-cell office:value-type="float" office:value="0.216200533333385">
            <text:p>0.2162005333</text:p>
          </table:table-cell>
          <table:table-cell office:value-type="float" office:value="0.219310933333411">
            <text:p>0.2193109333</text:p>
          </table:table-cell>
          <table:table-cell office:value-type="float" office:value="0.231306666666836">
            <text:p>0.23130666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46064533335638">
            <text:p>0.5460645333</text:p>
          </table:table-cell>
          <table:table-cell office:value-type="float" office:value="0.217840533338318">
            <text:p>0.2178405333</text:p>
          </table:table-cell>
          <table:table-cell office:value-type="float" office:value="0.501241066669849">
            <text:p>0.5012410667</text:p>
          </table:table-cell>
          <table:table-cell office:value-type="float" office:value="0.128155200000485">
            <text:p>0.1281552</text:p>
          </table:table-cell>
          <table:table-cell office:value-type="float" office:value="0.383949866667287">
            <text:p>0.3839498667</text:p>
          </table:table-cell>
          <table:table-cell office:value-type="float" office:value="0.130125866672458">
            <text:p>0.1301258667</text:p>
          </table:table-cell>
          <table:table-cell office:value-type="float" office:value="0.205904533333658">
            <text:p>0.2059045333</text:p>
          </table:table-cell>
          <table:table-cell office:value-type="float" office:value="0.224438933338405">
            <text:p>0.2244389333</text:p>
          </table:table-cell>
          <table:table-cell office:value-type="float" office:value="0.211969600000408">
            <text:p>0.2119696</text:p>
          </table:table-cell>
          <table:table-cell office:value-type="float" office:value="0.197270933333741">
            <text:p>0.19727093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31111466670218">
            <text:p>0.5311114667</text:p>
          </table:table-cell>
          <table:table-cell office:value-type="float" office:value="0.22212000000529">
            <text:p>0.22212</text:p>
          </table:table-cell>
          <table:table-cell office:value-type="float" office:value="0.214990400005185">
            <text:p>0.2149904</text:p>
          </table:table-cell>
          <table:table-cell office:value-type="float" office:value="0.369283733336346">
            <text:p>0.3692837333</text:p>
          </table:table-cell>
          <table:table-cell office:value-type="float" office:value="0.1328160000024">
            <text:p>0.132816</text:p>
          </table:table-cell>
          <table:table-cell office:value-type="float" office:value="0.137514133335252">
            <text:p>0.1375141333</text:p>
          </table:table-cell>
          <table:table-cell office:value-type="float" office:value="0.211698666671801">
            <text:p>0.2116986667</text:p>
          </table:table-cell>
          <table:table-cell office:value-type="float" office:value="0.446827733336555">
            <text:p>0.4468277333</text:p>
          </table:table-cell>
          <table:table-cell office:value-type="float" office:value="0.221716800005289">
            <text:p>0.2217168</text:p>
          </table:table-cell>
          <table:table-cell office:value-type="float" office:value="0.230314133338794">
            <text:p>0.23031413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09902400005085">
            <text:p>0.2099024</text:p>
          </table:table-cell>
          <table:table-cell office:value-type="float" office:value="0.21492853333848">
            <text:p>0.2149285333</text:p>
          </table:table-cell>
          <table:table-cell office:value-type="float" office:value="0.211156800005099">
            <text:p>0.2111568</text:p>
          </table:table-cell>
          <table:table-cell office:value-type="float" office:value="0.125908800003472">
            <text:p>0.1259088</text:p>
          </table:table-cell>
          <table:table-cell office:value-type="float" office:value="0.126312000003473">
            <text:p>0.126312</text:p>
          </table:table-cell>
          <table:table-cell office:value-type="float" office:value="0.136530666671227">
            <text:p>0.1365306667</text:p>
          </table:table-cell>
          <table:table-cell office:value-type="float" office:value="0.204072000004999">
            <text:p>0.204072</text:p>
          </table:table-cell>
          <table:table-cell office:value-type="float" office:value="0.220385600005216">
            <text:p>0.2203856</text:p>
          </table:table-cell>
          <table:table-cell office:value-type="float" office:value="0.225096000005287">
            <text:p>0.225096</text:p>
          </table:table-cell>
          <table:table-cell office:value-type="float" office:value="0.501750933341185">
            <text:p>0.5017509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25204266680009">
            <text:p>0.2252042667</text:p>
          </table:table-cell>
          <table:table-cell office:value-type="float" office:value="0.189214933346108">
            <text:p>0.1892149333</text:p>
          </table:table-cell>
          <table:table-cell office:value-type="float" office:value="0.215732266671814">
            <text:p>0.2157322667</text:p>
          </table:table-cell>
          <table:table-cell office:value-type="float" office:value="0.141172800007318">
            <text:p>0.1411728</text:p>
          </table:table-cell>
          <table:table-cell office:value-type="float" office:value="0.129914666673486">
            <text:p>0.1299146667</text:p>
          </table:table-cell>
          <table:table-cell office:value-type="float" office:value="0.119451200011142">
            <text:p>0.1194512</text:p>
          </table:table-cell>
          <table:table-cell office:value-type="float" office:value="0.220713600013269">
            <text:p>0.2207136</text:p>
          </table:table-cell>
          <table:table-cell office:value-type="float" office:value="0.22256533334663">
            <text:p>0.2225653333</text:p>
          </table:table-cell>
          <table:table-cell office:value-type="float" office:value="0.229287466680084">
            <text:p>0.2292874667</text:p>
          </table:table-cell>
          <table:table-cell office:value-type="float" office:value="0.224801066680008">
            <text:p>0.224801066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19732266682158">
            <text:p>0.2197322667</text:p>
          </table:table-cell>
          <table:table-cell office:value-type="float" office:value="0.224474666682234">
            <text:p>0.2244746667</text:p>
          </table:table-cell>
          <table:table-cell office:value-type="float" office:value="0.216039466682105">
            <text:p>0.2160394667</text:p>
          </table:table-cell>
          <table:table-cell office:value-type="float" office:value="0.127781333348103">
            <text:p>0.1277813333</text:p>
          </table:table-cell>
          <table:table-cell office:value-type="float" office:value="0.133592000008669">
            <text:p>0.133592</text:p>
          </table:table-cell>
          <table:table-cell office:value-type="float" office:value="0.138776000008441">
            <text:p>0.138776</text:p>
          </table:table-cell>
          <table:table-cell office:value-type="float" office:value="0.20674666668198">
            <text:p>0.2067466667</text:p>
          </table:table-cell>
          <table:table-cell office:value-type="float" office:value="0.231309866683169">
            <text:p>0.2313098667</text:p>
          </table:table-cell>
          <table:table-cell office:value-type="float" office:value="0.214465066682081">
            <text:p>0.2144650667</text:p>
          </table:table-cell>
          <table:table-cell office:value-type="float" office:value="0.216442666682106">
            <text:p>0.21644266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86838400012177">
            <text:p>0.5868384</text:p>
          </table:table-cell>
          <table:table-cell office:value-type="float" office:value="0.204977600016569">
            <text:p>0.2049776</text:p>
          </table:table-cell>
          <table:table-cell office:value-type="float" office:value="0.229990933349946">
            <text:p>0.2299909333</text:p>
          </table:table-cell>
          <table:table-cell office:value-type="float" office:value="0.140877333349152">
            <text:p>0.1408773333</text:p>
          </table:table-cell>
          <table:table-cell office:value-type="float" office:value="0.344111466683991">
            <text:p>0.3441114667</text:p>
          </table:table-cell>
          <table:table-cell office:value-type="float" office:value="0.13886400001477">
            <text:p>0.138864</text:p>
          </table:table-cell>
          <table:table-cell office:value-type="float" office:value="0.21192800001667">
            <text:p>0.211928</text:p>
          </table:table-cell>
          <table:table-cell office:value-type="float" office:value="0.409440533344878">
            <text:p>0.4094405333</text:p>
          </table:table-cell>
          <table:table-cell office:value-type="float" office:value="0.21389493334992">
            <text:p>0.2138949333</text:p>
          </table:table-cell>
          <table:table-cell office:value-type="float" office:value="0.200457066677359">
            <text:p>0.20045706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81301866683836">
            <text:p>0.4813018667</text:p>
          </table:table-cell>
          <table:table-cell office:value-type="float" office:value="0.225427200018061">
            <text:p>0.2254272</text:p>
          </table:table-cell>
          <table:table-cell office:value-type="float" office:value="0.448318400019453">
            <text:p>0.4483184</text:p>
          </table:table-cell>
          <table:table-cell office:value-type="float" office:value="0.141557866684259">
            <text:p>0.1415578667</text:p>
          </table:table-cell>
          <table:table-cell office:value-type="float" office:value="0.130040000016905">
            <text:p>0.13004</text:p>
          </table:table-cell>
          <table:table-cell office:value-type="float" office:value="0.127179200018013">
            <text:p>0.1271792</text:p>
          </table:table-cell>
          <table:table-cell office:value-type="float" office:value="0.20922880001784">
            <text:p>0.2092288</text:p>
          </table:table-cell>
          <table:table-cell office:value-type="float" office:value="0.252153600018474">
            <text:p>0.2521536</text:p>
          </table:table-cell>
          <table:table-cell office:value-type="float" office:value="0.189176000018371">
            <text:p>0.189176</text:p>
          </table:table-cell>
          <table:table-cell office:value-type="float" office:value="0.207942400017821">
            <text:p>0.20794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05009066684627">
            <text:p>0.4050090667</text:p>
          </table:table-cell>
          <table:table-cell office:value-type="float" office:value="0.209167466684633">
            <text:p>0.2091674667</text:p>
          </table:table-cell>
          <table:table-cell office:value-type="float" office:value="0.197030400018072">
            <text:p>0.1970304</text:p>
          </table:table-cell>
          <table:table-cell office:value-type="float" office:value="0.156989866686956">
            <text:p>0.1569898667</text:p>
          </table:table-cell>
          <table:table-cell office:value-type="float" office:value="0.123104000018358">
            <text:p>0.123104</text:p>
          </table:table-cell>
          <table:table-cell office:value-type="float" office:value="0.12515466668625">
            <text:p>0.1251546667</text:p>
          </table:table-cell>
          <table:table-cell office:value-type="float" office:value="0.209909866684647">
            <text:p>0.2099098667</text:p>
          </table:table-cell>
          <table:table-cell office:value-type="float" office:value="0.204691733351225">
            <text:p>0.2046917334</text:p>
          </table:table-cell>
          <table:table-cell office:value-type="float" office:value="0.210598933351321">
            <text:p>0.2105989334</text:p>
          </table:table-cell>
          <table:table-cell office:value-type="float" office:value="0.543089066685177">
            <text:p>0.54308906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165184000186">
            <text:p>0.2165184</text:p>
          </table:table-cell>
          <table:table-cell office:value-type="float" office:value="0.194564266685831">
            <text:p>0.1945642667</text:p>
          </table:table-cell>
          <table:table-cell office:value-type="float" office:value="0.217770666685276">
            <text:p>0.2177706667</text:p>
          </table:table-cell>
          <table:table-cell office:value-type="float" office:value="0.110720000021225">
            <text:p>0.11072</text:p>
          </table:table-cell>
          <table:table-cell office:value-type="float" office:value="0.137597866687138">
            <text:p>0.1375978667</text:p>
          </table:table-cell>
          <table:table-cell office:value-type="float" office:value="0.122790400018289">
            <text:p>0.1227904</text:p>
          </table:table-cell>
          <table:table-cell office:value-type="float" office:value="0.212708800021275">
            <text:p>0.2127088</text:p>
          </table:table-cell>
          <table:table-cell office:value-type="float" office:value="0.209815466685413">
            <text:p>0.2098154667</text:p>
          </table:table-cell>
          <table:table-cell office:value-type="float" office:value="0.234029333354904">
            <text:p>0.2340293334</text:p>
          </table:table-cell>
          <table:table-cell office:value-type="float" office:value="0.223936533354774">
            <text:p>0.22393653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5303466669119">
            <text:p>0.5530346667</text:p>
          </table:table-cell>
          <table:table-cell office:value-type="float" office:value="0.494709866687991">
            <text:p>0.4947098667</text:p>
          </table:table-cell>
          <table:table-cell office:value-type="float" office:value="0.230123200020053">
            <text:p>0.2301232</text:p>
          </table:table-cell>
          <table:table-cell office:value-type="float" office:value="0.141666133357049">
            <text:p>0.1416661334</text:p>
          </table:table-cell>
          <table:table-cell office:value-type="float" office:value="0.351861866687223">
            <text:p>0.3518618667</text:p>
          </table:table-cell>
          <table:table-cell office:value-type="float" office:value="0.13146880002229">
            <text:p>0.1314688</text:p>
          </table:table-cell>
          <table:table-cell office:value-type="float" office:value="0.195642133355392">
            <text:p>0.1956421334</text:p>
          </table:table-cell>
          <table:table-cell office:value-type="float" office:value="0.236700266686803">
            <text:p>0.2367002667</text:p>
          </table:table-cell>
          <table:table-cell office:value-type="float" office:value="0.241314666686861">
            <text:p>0.2413146667</text:p>
          </table:table-cell>
          <table:table-cell office:value-type="float" office:value="0.454410666689078">
            <text:p>0.454410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02319466687477">
            <text:p>0.2023194667</text:p>
          </table:table-cell>
          <table:table-cell office:value-type="float" office:value="0.220094400020798">
            <text:p>0.2200944</text:p>
          </table:table-cell>
          <table:table-cell office:value-type="float" office:value="0.216753600022045">
            <text:p>0.2167536</text:p>
          </table:table-cell>
          <table:table-cell office:value-type="float" office:value="0.140756800021542">
            <text:p>0.1407568</text:p>
          </table:table-cell>
          <table:table-cell office:value-type="float" office:value="0.106656000019903">
            <text:p>0.106656</text:p>
          </table:table-cell>
          <table:table-cell office:value-type="float" office:value="0.11290506668837">
            <text:p>0.1129050667</text:p>
          </table:table-cell>
          <table:table-cell office:value-type="float" office:value="0.202722666687478">
            <text:p>0.2027226667</text:p>
          </table:table-cell>
          <table:table-cell office:value-type="float" office:value="0.209626133355272">
            <text:p>0.2096261334</text:p>
          </table:table-cell>
          <table:table-cell office:value-type="float" office:value="0.223709866688189">
            <text:p>0.2237098667</text:p>
          </table:table-cell>
          <table:table-cell office:value-type="float" office:value="0.213173866688656">
            <text:p>0.21317386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69512533357418">
            <text:p>0.5695125334</text:p>
          </table:table-cell>
          <table:table-cell office:value-type="float" office:value="0.478730666690431">
            <text:p>0.4787306667</text:p>
          </table:table-cell>
          <table:table-cell office:value-type="float" office:value="0.212548266690547">
            <text:p>0.2125482667</text:p>
          </table:table-cell>
          <table:table-cell office:value-type="float" office:value="0.134978133356775">
            <text:p>0.1349781334</text:p>
          </table:table-cell>
          <table:table-cell office:value-type="float" office:value="0.121335466690084">
            <text:p>0.1213354667</text:p>
          </table:table-cell>
          <table:table-cell office:value-type="float" office:value="0.120932266690083">
            <text:p>0.1209322667</text:p>
          </table:table-cell>
          <table:table-cell office:value-type="float" office:value="0.200896000023711">
            <text:p>0.200896</text:p>
          </table:table-cell>
          <table:table-cell office:value-type="float" office:value="0.557164800023905">
            <text:p>0.5571648</text:p>
          </table:table-cell>
          <table:table-cell office:value-type="float" office:value="0.409798400022766">
            <text:p>0.4097984</text:p>
          </table:table-cell>
          <table:table-cell office:value-type="float" office:value="0.212145066690546">
            <text:p>0.21214506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96841066690813">
            <text:p>0.4968410667</text:p>
          </table:table-cell>
          <table:table-cell office:value-type="float" office:value="0.210193066691296">
            <text:p>0.2101930667</text:p>
          </table:table-cell>
          <table:table-cell office:value-type="float" office:value="0.551149333357515">
            <text:p>0.5511493334</text:p>
          </table:table-cell>
          <table:table-cell office:value-type="float" office:value="0.127340800024257">
            <text:p>0.1273408</text:p>
          </table:table-cell>
          <table:table-cell office:value-type="float" office:value="0.129687466690648">
            <text:p>0.1296874667</text:p>
          </table:table-cell>
          <table:table-cell office:value-type="float" office:value="0.139720533357917">
            <text:p>0.1397205334</text:p>
          </table:table-cell>
          <table:table-cell office:value-type="float" office:value="0.174882666690699">
            <text:p>0.1748826667</text:p>
          </table:table-cell>
          <table:table-cell office:value-type="float" office:value="0.45957066669181">
            <text:p>0.4595706667</text:p>
          </table:table-cell>
          <table:table-cell office:value-type="float" office:value="0.215928000024057">
            <text:p>0.215928</text:p>
          </table:table-cell>
          <table:table-cell office:value-type="float" office:value="0.212294400024263">
            <text:p>0.212294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00938133359233">
            <text:p>0.4009381334</text:p>
          </table:table-cell>
          <table:table-cell office:value-type="float" office:value="0.203902400024603">
            <text:p>0.2039024</text:p>
          </table:table-cell>
          <table:table-cell office:value-type="float" office:value="0.202754666691298">
            <text:p>0.2027546667</text:p>
          </table:table-cell>
          <table:table-cell office:value-type="float" office:value="0.136224000024967">
            <text:p>0.136224</text:p>
          </table:table-cell>
          <table:table-cell office:value-type="float" office:value="0.129883200026306">
            <text:p>0.1298832</text:p>
          </table:table-cell>
          <table:table-cell office:value-type="float" office:value="0.139912000025227">
            <text:p>0.139912</text:p>
          </table:table-cell>
          <table:table-cell office:value-type="float" office:value="0.165053333358081">
            <text:p>0.1650533334</text:p>
          </table:table-cell>
          <table:table-cell office:value-type="float" office:value="1.11639466669374">
            <text:p>1.1163946667</text:p>
          </table:table-cell>
          <table:table-cell office:value-type="float" office:value="0.230924266692327">
            <text:p>0.2309242667</text:p>
          </table:table-cell>
          <table:table-cell office:value-type="float" office:value="0.22119466669244">
            <text:p>0.221194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07097600027365">
            <text:p>0.5070976</text:p>
          </table:table-cell>
          <table:table-cell office:value-type="float" office:value="0.20480640002706">
            <text:p>0.2048064</text:p>
          </table:table-cell>
          <table:table-cell office:value-type="float" office:value="0.224477866693405">
            <text:p>0.2244778667</text:p>
          </table:table-cell>
          <table:table-cell office:value-type="float" office:value="0.123833600026188">
            <text:p>0.1238336</text:p>
          </table:table-cell>
          <table:table-cell office:value-type="float" office:value="0.30872266669423">
            <text:p>0.3087226667</text:p>
          </table:table-cell>
          <table:table-cell office:value-type="float" office:value="0.130703466692182">
            <text:p>0.1307034667</text:p>
          </table:table-cell>
          <table:table-cell office:value-type="float" office:value="0.163953066693459">
            <text:p>0.1639530667</text:p>
          </table:table-cell>
          <table:table-cell office:value-type="float" office:value="0.566683200027505">
            <text:p>0.5666832</text:p>
          </table:table-cell>
          <table:table-cell office:value-type="float" office:value="0.537866133360417">
            <text:p>0.5378661334</text:p>
          </table:table-cell>
          <table:table-cell office:value-type="float" office:value="0.222549333360249">
            <text:p>0.222549333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0932000002766">
            <text:p>0.20932</text:p>
          </table:table-cell>
          <table:table-cell office:value-type="float" office:value="0.185791466694454">
            <text:p>0.1857914667</text:p>
          </table:table-cell>
          <table:table-cell office:value-type="float" office:value="0.191540800027596">
            <text:p>0.1915408</text:p>
          </table:table-cell>
          <table:table-cell office:value-type="float" office:value="0.13152160002759">
            <text:p>0.1315216</text:p>
          </table:table-cell>
          <table:table-cell office:value-type="float" office:value="0.129958400027618">
            <text:p>0.1299584</text:p>
          </table:table-cell>
          <table:table-cell office:value-type="float" office:value="0.394881600027794">
            <text:p>0.3948816</text:p>
          </table:table-cell>
          <table:table-cell office:value-type="float" office:value="0.167246933361241">
            <text:p>0.1672469334</text:p>
          </table:table-cell>
          <table:table-cell office:value-type="float" office:value="0.523550933360966">
            <text:p>0.5235509334</text:p>
          </table:table-cell>
          <table:table-cell office:value-type="float" office:value="0.214883200027856">
            <text:p>0.2148832</text:p>
          </table:table-cell>
          <table:table-cell office:value-type="float" office:value="0.19970720002776">
            <text:p>0.199707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57938133362731">
            <text:p>0.4579381334</text:p>
          </table:table-cell>
          <table:table-cell office:value-type="float" office:value="0.392991466696337">
            <text:p>0.3929914667</text:p>
          </table:table-cell>
          <table:table-cell office:value-type="float" office:value="0.200465066695422">
            <text:p>0.2004650667</text:p>
          </table:table-cell>
          <table:table-cell office:value-type="float" office:value="0.114049600028316">
            <text:p>0.1140496</text:p>
          </table:table-cell>
          <table:table-cell office:value-type="float" office:value="0.12039413336236">
            <text:p>0.1203941334</text:p>
          </table:table-cell>
          <table:table-cell office:value-type="float" office:value="0.147227733362207">
            <text:p>0.1472277334</text:p>
          </table:table-cell>
          <table:table-cell office:value-type="float" office:value="0.178817600028651">
            <text:p>0.1788176</text:p>
          </table:table-cell>
          <table:table-cell office:value-type="float" office:value="0.409946133361729">
            <text:p>0.4099461334</text:p>
          </table:table-cell>
          <table:table-cell office:value-type="float" office:value="0.215172266695333">
            <text:p>0.2151722667</text:p>
          </table:table-cell>
          <table:table-cell office:value-type="float" office:value="0.207948800028859">
            <text:p>0.207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53891733363329">
            <text:p>0.5538917334</text:p>
          </table:table-cell>
          <table:table-cell office:value-type="float" office:value="0.204862400030024">
            <text:p>0.2048624</text:p>
          </table:table-cell>
          <table:table-cell office:value-type="float" office:value="0.21063360002929">
            <text:p>0.2106336</text:p>
          </table:table-cell>
          <table:table-cell office:value-type="float" office:value="0.123501866695712">
            <text:p>0.1235018667</text:p>
          </table:table-cell>
          <table:table-cell office:value-type="float" office:value="0.134651200029033">
            <text:p>0.1346512</text:p>
          </table:table-cell>
          <table:table-cell office:value-type="float" office:value="0.141774400029135">
            <text:p>0.1417744</text:p>
          </table:table-cell>
          <table:table-cell office:value-type="float" office:value="0.172537066696457">
            <text:p>0.1725370667</text:p>
          </table:table-cell>
          <table:table-cell office:value-type="float" office:value="0.507427200029767">
            <text:p>0.5074272</text:p>
          </table:table-cell>
          <table:table-cell office:value-type="float" office:value="0.203962133363284">
            <text:p>0.2039621334</text:p>
          </table:table-cell>
          <table:table-cell office:value-type="float" office:value="0.518057600029934">
            <text:p>0.518057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17268800030631">
            <text:p>0.2172688</text:p>
          </table:table-cell>
          <table:table-cell office:value-type="float" office:value="0.208101333363615">
            <text:p>0.2081013334</text:p>
          </table:table-cell>
          <table:table-cell office:value-type="float" office:value="0.427452800030608">
            <text:p>0.4274528</text:p>
          </table:table-cell>
          <table:table-cell office:value-type="float" office:value="0.119267200030272">
            <text:p>0.1192672</text:p>
          </table:table-cell>
          <table:table-cell office:value-type="float" office:value="0.134625066696891">
            <text:p>0.1346250667</text:p>
          </table:table-cell>
          <table:table-cell office:value-type="float" office:value="0.130739733363903">
            <text:p>0.1307397334</text:p>
          </table:table-cell>
          <table:table-cell office:value-type="float" office:value="0.164443200030632">
            <text:p>0.1644432</text:p>
          </table:table-cell>
          <table:table-cell office:value-type="float" office:value="0.38499786669739">
            <text:p>0.3849978667</text:p>
          </table:table-cell>
          <table:table-cell office:value-type="float" office:value="0.177332266696929">
            <text:p>0.1773322667</text:p>
          </table:table-cell>
          <table:table-cell office:value-type="float" office:value="0.205300266697058">
            <text:p>0.205300266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08275733364374">
            <text:p>0.2082757334</text:p>
          </table:table-cell>
          <table:table-cell office:value-type="float" office:value="0.188188266697573">
            <text:p>0.1881882667</text:p>
          </table:table-cell>
          <table:table-cell office:value-type="float" office:value="0.1989130666975">
            <text:p>0.1989130667</text:p>
          </table:table-cell>
          <table:table-cell office:value-type="float" office:value="0.101353066697762">
            <text:p>0.1013530667</text:p>
          </table:table-cell>
          <table:table-cell office:value-type="float" office:value="0.138378133364654">
            <text:p>0.1383781334</text:p>
          </table:table-cell>
          <table:table-cell office:value-type="float" office:value="0.119637866697701">
            <text:p>0.1196378667</text:p>
          </table:table-cell>
          <table:table-cell office:value-type="float" office:value="0.165609600030869">
            <text:p>0.1656096</text:p>
          </table:table-cell>
          <table:table-cell office:value-type="float" office:value="0.482394133364558">
            <text:p>0.4823941334</text:p>
          </table:table-cell>
          <table:table-cell office:value-type="float" office:value="0.18618293336425">
            <text:p>0.1861829334</text:p>
          </table:table-cell>
          <table:table-cell office:value-type="float" office:value="0.205502933364166">
            <text:p>0.205502933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99531200031764">
            <text:p>0.1995312</text:p>
          </table:table-cell>
          <table:table-cell office:value-type="float" office:value="0.190795733364766">
            <text:p>0.1907957334</text:p>
          </table:table-cell>
          <table:table-cell office:value-type="float" office:value="0.195066133365138">
            <text:p>0.1950661334</text:p>
          </table:table-cell>
          <table:table-cell office:value-type="float" office:value="0.110029866698071">
            <text:p>0.1100298667</text:p>
          </table:table-cell>
          <table:table-cell office:value-type="float" office:value="0.11519253336472">
            <text:p>0.1151925334</text:p>
          </table:table-cell>
          <table:table-cell office:value-type="float" office:value="0.387094400031536">
            <text:p>0.3870944</text:p>
          </table:table-cell>
          <table:table-cell office:value-type="float" office:value="0.163977066699118">
            <text:p>0.1639770667</text:p>
          </table:table-cell>
          <table:table-cell office:value-type="float" office:value="0.221466133365155">
            <text:p>0.2214661334</text:p>
          </table:table-cell>
          <table:table-cell office:value-type="float" office:value="0.172203733364846">
            <text:p>0.1722037334</text:p>
          </table:table-cell>
          <table:table-cell office:value-type="float" office:value="0.220713600031452">
            <text:p>0.22071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07559466699216">
            <text:p>0.2075594667</text:p>
          </table:table-cell>
          <table:table-cell office:value-type="float" office:value="0.200092266699215">
            <text:p>0.2000922667</text:p>
          </table:table-cell>
          <table:table-cell office:value-type="float" office:value="0.203435733365822">
            <text:p>0.2034357334</text:p>
          </table:table-cell>
          <table:table-cell office:value-type="float" office:value="0.11771840003248">
            <text:p>0.1177184</text:p>
          </table:table-cell>
          <table:table-cell office:value-type="float" office:value="0.124081066699389">
            <text:p>0.1240810667</text:p>
          </table:table-cell>
          <table:table-cell office:value-type="float" office:value="0.11389706669901">
            <text:p>0.1138970667</text:p>
          </table:table-cell>
          <table:table-cell office:value-type="float" office:value="0.165302400032481">
            <text:p>0.1653024</text:p>
          </table:table-cell>
          <table:table-cell office:value-type="float" office:value="0.221214400032686">
            <text:p>0.2212144</text:p>
          </table:table-cell>
          <table:table-cell office:value-type="float" office:value="0.167459200032404">
            <text:p>0.1674592</text:p>
          </table:table-cell>
          <table:table-cell office:value-type="float" office:value="0.208824533365899">
            <text:p>0.208824533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0856533336719">
            <text:p>0.2085653334</text:p>
          </table:table-cell>
          <table:table-cell office:value-type="float" office:value="0.209516800033406">
            <text:p>0.2095168</text:p>
          </table:table-cell>
          <table:table-cell office:value-type="float" office:value="0.217444266700042">
            <text:p>0.2174442667</text:p>
          </table:table-cell>
          <table:table-cell office:value-type="float" office:value="0.116366400033307">
            <text:p>0.1163664</text:p>
          </table:table-cell>
          <table:table-cell office:value-type="float" office:value="0.147517866699886">
            <text:p>0.1475178667</text:p>
          </table:table-cell>
          <table:table-cell office:value-type="float" office:value="0.108913066700325">
            <text:p>0.1089130667</text:p>
          </table:table-cell>
          <table:table-cell office:value-type="float" office:value="0.164614400033372">
            <text:p>0.1646144</text:p>
          </table:table-cell>
          <table:table-cell office:value-type="float" office:value="0.2108650667004">
            <text:p>0.2108650667</text:p>
          </table:table-cell>
          <table:table-cell office:value-type="float" office:value="0.165051733366774">
            <text:p>0.1650517334</text:p>
          </table:table-cell>
          <table:table-cell office:value-type="float" office:value="0.20360960003385">
            <text:p>0.203609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97190400034309">
            <text:p>0.1971904</text:p>
          </table:table-cell>
          <table:table-cell office:value-type="float" office:value="0.175419733367399">
            <text:p>0.1754197334</text:p>
          </table:table-cell>
          <table:table-cell office:value-type="float" office:value="0.181777066700938">
            <text:p>0.1817770667</text:p>
          </table:table-cell>
          <table:table-cell office:value-type="float" office:value="0.106139733367371">
            <text:p>0.1061397334</text:p>
          </table:table-cell>
          <table:table-cell office:value-type="float" office:value="0.369928533367762">
            <text:p>0.3699285334</text:p>
          </table:table-cell>
          <table:table-cell office:value-type="float" office:value="0.147075733367402">
            <text:p>0.1470757334</text:p>
          </table:table-cell>
          <table:table-cell office:value-type="float" office:value="0.165228800034036">
            <text:p>0.1652288</text:p>
          </table:table-cell>
          <table:table-cell office:value-type="float" office:value="0.221509866700934">
            <text:p>0.2215098667</text:p>
          </table:table-cell>
          <table:table-cell office:value-type="float" office:value="0.167494400034272">
            <text:p>0.1674944</text:p>
          </table:table-cell>
          <table:table-cell office:value-type="float" office:value="0.209644266700948">
            <text:p>0.20964426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77373333368188">
            <text:p>0.1773733334</text:p>
          </table:table-cell>
          <table:table-cell office:value-type="float" office:value="0.205386666701948">
            <text:p>0.2053866667</text:p>
          </table:table-cell>
          <table:table-cell office:value-type="float" office:value="0.195325866701829">
            <text:p>0.1953258667</text:p>
          </table:table-cell>
          <table:table-cell office:value-type="float" office:value="0.0974997333684016">
            <text:p>0.0974997334</text:p>
          </table:table-cell>
          <table:table-cell office:value-type="float" office:value="0.143851733368109">
            <text:p>0.1438517334</text:p>
          </table:table-cell>
          <table:table-cell office:value-type="float" office:value="0.103024533368092">
            <text:p>0.1030245334</text:p>
          </table:table-cell>
          <table:table-cell office:value-type="float" office:value="0.163368000034801">
            <text:p>0.163368</text:p>
          </table:table-cell>
          <table:table-cell office:value-type="float" office:value="0.528469333368093">
            <text:p>0.5284693334</text:p>
          </table:table-cell>
          <table:table-cell office:value-type="float" office:value="0.168913066701855">
            <text:p>0.1689130667</text:p>
          </table:table-cell>
          <table:table-cell office:value-type="float" office:value="0.56343040003496">
            <text:p>0.563430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83067200035701">
            <text:p>0.1830672</text:p>
          </table:table-cell>
          <table:table-cell office:value-type="float" office:value="0.169371200035691">
            <text:p>0.1693712</text:p>
          </table:table-cell>
          <table:table-cell office:value-type="float" office:value="0.19860000003537">
            <text:p>0.1986</text:p>
          </table:table-cell>
          <table:table-cell office:value-type="float" office:value="0.0902032000358446">
            <text:p>0.0902032</text:p>
          </table:table-cell>
          <table:table-cell office:value-type="float" office:value="0.122627733369171">
            <text:p>0.1226277334</text:p>
          </table:table-cell>
          <table:table-cell office:value-type="float" office:value="0.125243200035861">
            <text:p>0.1252432</text:p>
          </table:table-cell>
          <table:table-cell office:value-type="float" office:value="0.163993066701948">
            <text:p>0.1639930667</text:p>
          </table:table-cell>
          <table:table-cell office:value-type="float" office:value="0.213853333368625">
            <text:p>0.2138533334</text:p>
          </table:table-cell>
          <table:table-cell office:value-type="float" office:value="0.164396266701949">
            <text:p>0.1643962667</text:p>
          </table:table-cell>
          <table:table-cell office:value-type="float" office:value="0.19337333336869">
            <text:p>0.193373333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94472000036271">
            <text:p>0.194472</text:p>
          </table:table-cell>
          <table:table-cell office:value-type="float" office:value="0.171769066702865">
            <text:p>0.1717690667</text:p>
          </table:table-cell>
          <table:table-cell office:value-type="float" office:value="0.201246933369255">
            <text:p>0.2012469334</text:p>
          </table:table-cell>
          <table:table-cell office:value-type="float" office:value="0.124547733369205">
            <text:p>0.1245477334</text:p>
          </table:table-cell>
          <table:table-cell office:value-type="float" office:value="0.129857066702868">
            <text:p>0.1298570667</text:p>
          </table:table-cell>
          <table:table-cell office:value-type="float" office:value="0.140336533369307">
            <text:p>0.1403365334</text:p>
          </table:table-cell>
          <table:table-cell office:value-type="float" office:value="0.163901866702631">
            <text:p>0.1639018667</text:p>
          </table:table-cell>
          <table:table-cell office:value-type="float" office:value="0.216493866702535">
            <text:p>0.2164938667</text:p>
          </table:table-cell>
          <table:table-cell office:value-type="float" office:value="0.16349866670263">
            <text:p>0.1634986667</text:p>
          </table:table-cell>
          <table:table-cell office:value-type="float" office:value="0.19165600003619">
            <text:p>0.1916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0721813337061">
            <text:p>0.2072181334</text:p>
          </table:table-cell>
          <table:table-cell office:value-type="float" office:value="0.166565333370215">
            <text:p>0.1665653334</text:p>
          </table:table-cell>
          <table:table-cell office:value-type="float" office:value="0.202339200036931">
            <text:p>0.2023392</text:p>
          </table:table-cell>
          <table:table-cell office:value-type="float" office:value="0.114625066703894">
            <text:p>0.1146250667</text:p>
          </table:table-cell>
          <table:table-cell office:value-type="float" office:value="0.35489386670411">
            <text:p>0.3548938667</text:p>
          </table:table-cell>
          <table:table-cell office:value-type="float" office:value="0.287201066704085">
            <text:p>0.2872010667</text:p>
          </table:table-cell>
          <table:table-cell office:value-type="float" office:value="0.163297066703919">
            <text:p>0.1632970667</text:p>
          </table:table-cell>
          <table:table-cell office:value-type="float" office:value="0.211870933370278">
            <text:p>0.2118709334</text:p>
          </table:table-cell>
          <table:table-cell office:value-type="float" office:value="0.168033066703885">
            <text:p>0.1680330667</text:p>
          </table:table-cell>
          <table:table-cell office:value-type="float" office:value="0.206362666703598">
            <text:p>0.2063626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76429866704936">
            <text:p>0.1764298667</text:p>
          </table:table-cell>
          <table:table-cell office:value-type="float" office:value="0.163424533371348">
            <text:p>0.1634245334</text:p>
          </table:table-cell>
          <table:table-cell office:value-type="float" office:value="0.194472533371375">
            <text:p>0.1944725334</text:p>
          </table:table-cell>
          <table:table-cell office:value-type="float" office:value="0.103403200038052">
            <text:p>0.1034032</text:p>
          </table:table-cell>
          <table:table-cell office:value-type="float" office:value="0.131693866704801">
            <text:p>0.1316938667</text:p>
          </table:table-cell>
          <table:table-cell office:value-type="float" office:value="0.103806400038053">
            <text:p>0.1038064</text:p>
          </table:table-cell>
          <table:table-cell office:value-type="float" office:value="0.163846933371005">
            <text:p>0.1638469334</text:p>
          </table:table-cell>
          <table:table-cell office:value-type="float" office:value="0.563300800038434">
            <text:p>0.5633008</text:p>
          </table:table-cell>
          <table:table-cell office:value-type="float" office:value="0.16820960003767">
            <text:p>0.1682096</text:p>
          </table:table-cell>
          <table:table-cell office:value-type="float" office:value="0.199445866704764">
            <text:p>0.19944586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72981866706472">
            <text:p>0.1729818667</text:p>
          </table:table-cell>
          <table:table-cell office:value-type="float" office:value="0.164499733372629">
            <text:p>0.1644997334</text:p>
          </table:table-cell>
          <table:table-cell office:value-type="float" office:value="0.398424000040073">
            <text:p>0.398424</text:p>
          </table:table-cell>
          <table:table-cell office:value-type="float" office:value="0.111859733372697">
            <text:p>0.1118597334</text:p>
          </table:table-cell>
          <table:table-cell office:value-type="float" office:value="0.116382400039505">
            <text:p>0.1163824</text:p>
          </table:table-cell>
          <table:table-cell office:value-type="float" office:value="0.0959237333728851">
            <text:p>0.0959237334</text:p>
          </table:table-cell>
          <table:table-cell office:value-type="float" office:value="0.163667733372627">
            <text:p>0.1636677334</text:p>
          </table:table-cell>
          <table:table-cell office:value-type="float" office:value="0.205826666705967">
            <text:p>0.2058266667</text:p>
          </table:table-cell>
          <table:table-cell office:value-type="float" office:value="0.16490293337263">
            <text:p>0.1649029334</text:p>
          </table:table-cell>
          <table:table-cell office:value-type="float" office:value="0.200520533372398">
            <text:p>0.200520533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98138133373945">
            <text:p>0.1981381334</text:p>
          </table:table-cell>
          <table:table-cell office:value-type="float" office:value="0.172490666707091">
            <text:p>0.1724906667</text:p>
          </table:table-cell>
          <table:table-cell office:value-type="float" office:value="0.215640000040786">
            <text:p>0.21564</text:p>
          </table:table-cell>
          <table:table-cell office:value-type="float" office:value="0.109696533373878">
            <text:p>0.1096965334</text:p>
          </table:table-cell>
          <table:table-cell office:value-type="float" office:value="0.115885333374116">
            <text:p>0.1158853334</text:p>
          </table:table-cell>
          <table:table-cell office:value-type="float" office:value="0.122861333373884">
            <text:p>0.1228613334</text:p>
          </table:table-cell>
          <table:table-cell office:value-type="float" office:value="0.162895466707454">
            <text:p>0.1628954667</text:p>
          </table:table-cell>
          <table:table-cell office:value-type="float" office:value="0.558869333374346">
            <text:p>0.5588693334</text:p>
          </table:table-cell>
          <table:table-cell office:value-type="float" office:value="0.166726400040595">
            <text:p>0.1667264</text:p>
          </table:table-cell>
          <table:table-cell office:value-type="float" office:value="0.186135466707285">
            <text:p>0.18613546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718720004144">
            <text:p>0.1671872</text:p>
          </table:table-cell>
          <table:table-cell office:value-type="float" office:value="0.163778133374692">
            <text:p>0.1637781334</text:p>
          </table:table-cell>
          <table:table-cell office:value-type="float" office:value="0.205242133374909">
            <text:p>0.2052421334</text:p>
          </table:table-cell>
          <table:table-cell office:value-type="float" office:value="0.0890944000414109">
            <text:p>0.0890944</text:p>
          </table:table-cell>
          <table:table-cell office:value-type="float" office:value="0.340390933375481">
            <text:p>0.3403909334</text:p>
          </table:table-cell>
          <table:table-cell office:value-type="float" office:value="0.302726933375368">
            <text:p>0.3027269334</text:p>
          </table:table-cell>
          <table:table-cell office:value-type="float" office:value="0.163374933374691">
            <text:p>0.1633749334</text:p>
          </table:table-cell>
          <table:table-cell office:value-type="float" office:value="0.419500800041647">
            <text:p>0.4195008</text:p>
          </table:table-cell>
          <table:table-cell office:value-type="float" office:value="0.164490666708183">
            <text:p>0.1644906667</text:p>
          </table:table-cell>
          <table:table-cell office:value-type="float" office:value="0.180746666708181">
            <text:p>0.180746666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6768533378885">
            <text:p>0.1667685334</text:p>
          </table:table-cell>
          <table:table-cell office:value-type="float" office:value="0.165936533378883">
            <text:p>0.1659365334</text:p>
          </table:table-cell>
          <table:table-cell office:value-type="float" office:value="0.20714026671223">
            <text:p>0.2071402667</text:p>
          </table:table-cell>
          <table:table-cell office:value-type="float" office:value="0.107690666710951">
            <text:p>0.1076906667</text:p>
          </table:table-cell>
          <table:table-cell office:value-type="float" office:value="0.37833066671115">
            <text:p>0.3783306667</text:p>
          </table:table-cell>
          <table:table-cell office:value-type="float" office:value="0.132119466710947">
            <text:p>0.1321194667</text:p>
          </table:table-cell>
          <table:table-cell office:value-type="float" office:value="0.162946133377574">
            <text:p>0.1629461334</text:p>
          </table:table-cell>
          <table:table-cell office:value-type="float" office:value="0.229151466712537">
            <text:p>0.2291514667</text:p>
          </table:table-cell>
          <table:table-cell office:value-type="float" office:value="0.163758933378475">
            <text:p>0.1637589334</text:p>
          </table:table-cell>
          <table:table-cell office:value-type="float" office:value="0.188012800045016">
            <text:p>0.18801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2779733382934">
            <text:p>0.1627797334</text:p>
          </table:table-cell>
          <table:table-cell office:value-type="float" office:value="0.163182933382927">
            <text:p>0.1631829334</text:p>
          </table:table-cell>
          <table:table-cell office:value-type="float" office:value="0.165397333383311">
            <text:p>0.1653973334</text:p>
          </table:table-cell>
          <table:table-cell office:value-type="float" office:value="0.0841685333826518">
            <text:p>0.0841685334</text:p>
          </table:table-cell>
          <table:table-cell office:value-type="float" office:value="0.105845333381708">
            <text:p>0.1058453334</text:p>
          </table:table-cell>
          <table:table-cell office:value-type="float" office:value="0.135925333382787">
            <text:p>0.1359253334</text:p>
          </table:table-cell>
          <table:table-cell office:value-type="float" office:value="0.16373546671592">
            <text:p>0.1637354667</text:p>
          </table:table-cell>
          <table:table-cell office:value-type="float" office:value="0.203684266716891">
            <text:p>0.2036842667</text:p>
          </table:table-cell>
          <table:table-cell office:value-type="float" office:value="0.164138666715914">
            <text:p>0.1641386667</text:p>
          </table:table-cell>
          <table:table-cell office:value-type="float" office:value="0.165800533383305">
            <text:p>0.165800533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4019200053559">
            <text:p>0.1640192001</text:p>
          </table:table-cell>
          <table:table-cell office:value-type="float" office:value="0.100042666718778">
            <text:p>0.1000426667</text:p>
          </table:table-cell>
          <table:table-cell office:value-type="float" office:value="0.331206400054484">
            <text:p>0.3312064001</text:p>
          </table:table-cell>
          <table:table-cell office:value-type="float" office:value="0.116119466719113">
            <text:p>0.1161194667</text:p>
          </table:table-cell>
          <table:table-cell office:value-type="float" office:value="0.163616000053565">
            <text:p>0.1636160001</text:p>
          </table:table-cell>
          <table:table-cell office:value-type="float" office:value="0.211598933387364">
            <text:p>0.2115989334</text:p>
          </table:table-cell>
          <table:table-cell office:value-type="float" office:value="0.164448000053568">
            <text:p>0.1644480001</text:p>
          </table:table-cell>
          <table:table-cell office:value-type="float" office:value="0.170018133385454">
            <text:p>0.170018133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413813339183">
            <text:p>0.1641381334</text:p>
          </table:table-cell>
          <table:table-cell office:value-type="float" office:value="0.0917840000584249">
            <text:p>0.0917840001</text:p>
          </table:table-cell>
          <table:table-cell office:value-type="float" office:value="0.116884800058742">
            <text:p>0.1168848001</text:p>
          </table:table-cell>
          <table:table-cell office:value-type="float" office:value="0.0878736000585434">
            <text:p>0.0878736001</text:p>
          </table:table-cell>
          <table:table-cell office:value-type="float" office:value="0.163734933391837">
            <text:p>0.1637349334</text:p>
          </table:table-cell>
          <table:table-cell office:value-type="float" office:value="0.211466133393003">
            <text:p>0.2114661334</text:p>
          </table:table-cell>
          <table:table-cell office:value-type="float" office:value="0.164541333391824">
            <text:p>0.1645413334</text:p>
          </table:table-cell>
          <table:table-cell office:value-type="float" office:value="0.169275200059332">
            <text:p>0.16927520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2629866729191">
            <text:p>0.1626298667</text:p>
          </table:table-cell>
          <table:table-cell office:value-type="float" office:value="0.16309066672919">
            <text:p>0.1630906667</text:p>
          </table:table-cell>
          <table:table-cell office:value-type="float" office:value="0.164012266729188">
            <text:p>0.1640122667</text:p>
          </table:table-cell>
          <table:table-cell office:value-type="float" office:value="0.0922320000624808">
            <text:p>0.0922320001</text:p>
          </table:table-cell>
          <table:table-cell office:value-type="float" office:value="0.120660800062723">
            <text:p>0.1206608001</text:p>
          </table:table-cell>
          <table:table-cell office:value-type="float" office:value="0.0837157333958487">
            <text:p>0.0837157334</text:p>
          </table:table-cell>
          <table:table-cell office:value-type="float" office:value="0.163551466729189">
            <text:p>0.1635514667</text:p>
          </table:table-cell>
          <table:table-cell office:value-type="float" office:value="0.544007466731955">
            <text:p>0.5440074667</text:p>
          </table:table-cell>
          <table:table-cell office:value-type="float" office:value="0.164473066729187">
            <text:p>0.1644730667</text:p>
          </table:table-cell>
          <table:table-cell office:value-type="float" office:value="0.176056533396462">
            <text:p>0.176056533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44458666666554">
            <text:p>0.0844458667</text:p>
          </table:table-cell>
          <table:table-cell office:value-type="float" office:value="0.14278080006666">
            <text:p>0.1427808001</text:p>
          </table:table-cell>
          <table:table-cell office:value-type="float" office:value="0.0835818666666626">
            <text:p>0.0835818667</text:p>
          </table:table-cell>
          <table:table-cell office:value-type="float" office:value="0.163417600000003">
            <text:p>0.1634176</text:p>
          </table:table-cell>
          <table:table-cell office:value-type="float" office:value="0.201287466731955">
            <text:p>0.2012874667</text:p>
          </table:table-cell>
          <table:table-cell office:value-type="float" office:value="0.164416533401649">
            <text:p>0.1644165334</text:p>
          </table:table-cell>
          <table:table-cell office:value-type="float" office:value="0.188647466734778">
            <text:p>0.18864746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2676266736767">
            <text:p>0.1626762667</text:p>
          </table:table-cell>
          <table:table-cell office:value-type="float" office:value="0.163079466736761">
            <text:p>0.1630794667</text:p>
          </table:table-cell>
          <table:table-cell office:value-type="float" office:value="0.163885866736749">
            <text:p>0.1638858667</text:p>
          </table:table-cell>
          <table:table-cell office:value-type="float" office:value="0.0839850666666564">
            <text:p>0.0839850667</text:p>
          </table:table-cell>
          <table:table-cell office:value-type="float" office:value="0.147836800070252">
            <text:p>0.1478368001</text:p>
          </table:table-cell>
          <table:table-cell office:value-type="float" office:value="0.0835818666666626">
            <text:p>0.0835818667</text:p>
          </table:table-cell>
          <table:table-cell office:value-type="float" office:value="0.163482666736755">
            <text:p>0.1634826667</text:p>
          </table:table-cell>
          <table:table-cell office:value-type="float" office:value="0.19970026673667">
            <text:p>0.1997002667</text:p>
          </table:table-cell>
          <table:table-cell office:value-type="float" office:value="0.164339200000001">
            <text:p>0.1643392</text:p>
          </table:table-cell>
          <table:table-cell office:value-type="float" office:value="0.187700266736783">
            <text:p>0.18770026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4458666666554">
            <text:p>0.0844458667</text:p>
          </table:table-cell>
          <table:table-cell office:value-type="float" office:value="0.0848490666666493">
            <text:p>0.0848490667</text:p>
          </table:table-cell>
          <table:table-cell office:value-type="float" office:value="0.163417600000003">
            <text:p>0.1634176</text:p>
          </table:table-cell>
          <table:table-cell office:value-type="float" office:value="0.20667840007296">
            <text:p>0.2066784001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4458666666554">
            <text:p>0.0844458667</text:p>
          </table:table-cell>
          <table:table-cell office:value-type="float" office:value="0.0848490666666493">
            <text:p>0.0848490667</text:p>
          </table:table-cell>
          <table:table-cell office:value-type="float" office:value="0.163417600000003">
            <text:p>0.1634176</text:p>
          </table:table-cell>
          <table:table-cell office:value-type="float" office:value="0.236790400076416">
            <text:p>0.2367904001</text:p>
          </table:table-cell>
          <table:table-cell office:value-type="float" office:value="0.164339200000001">
            <text:p>0.1643392</text:p>
          </table:table-cell>
          <table:table-cell office:value-type="float" office:value="0.165302400076115">
            <text:p>0.16530240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4458666666554">
            <text:p>0.0844458667</text:p>
          </table:table-cell>
          <table:table-cell office:value-type="float" office:value="0.0848490666666493">
            <text:p>0.0848490667</text:p>
          </table:table-cell>
          <table:table-cell office:value-type="float" office:value="0.163417600000003">
            <text:p>0.1634176</text:p>
          </table:table-cell>
          <table:table-cell office:value-type="float" office:value="0.233558400079531">
            <text:p>0.2335584001</text:p>
          </table:table-cell>
          <table:table-cell office:value-type="float" office:value="0.164339200000001">
            <text:p>0.1643392</text:p>
          </table:table-cell>
          <table:table-cell office:value-type="float" office:value="0.165398400079241">
            <text:p>0.16539840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4458666666554">
            <text:p>0.0844458667</text:p>
          </table:table-cell>
          <table:table-cell office:value-type="float" office:value="0.0848490666666493">
            <text:p>0.0848490667</text:p>
          </table:table-cell>
          <table:table-cell office:value-type="float" office:value="0.163417600000003">
            <text:p>0.1634176</text:p>
          </table:table-cell>
          <table:table-cell office:value-type="float" office:value="0.202439466748757">
            <text:p>0.2024394667</text:p>
          </table:table-cell>
          <table:table-cell office:value-type="float" office:value="0.164339200000001">
            <text:p>0.1643392</text:p>
          </table:table-cell>
          <table:table-cell office:value-type="float" office:value="0.165878400081908">
            <text:p>0.16587840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2496000000004">
            <text:p>0.162496</text:p>
          </table:table-cell>
          <table:table-cell office:value-type="float" office:value="0.162956800000003">
            <text:p>0.1629568</text:p>
          </table:table-cell>
          <table:table-cell office:value-type="float" office:value="0.163878400000002">
            <text:p>0.1638784</text:p>
          </table:table-cell>
          <table:table-cell office:value-type="float" office:value="0.0835818666666626">
            <text:p>0.0835818667</text:p>
          </table:table-cell>
          <table:table-cell office:value-type="float" office:value="0.0849066666666545">
            <text:p>0.0849066667</text:p>
          </table:table-cell>
          <table:table-cell office:value-type="float" office:value="0.0853098666666483">
            <text:p>0.0853098667</text:p>
          </table:table-cell>
          <table:table-cell office:value-type="float" office:value="0.163417600000003">
            <text:p>0.1634176</text:p>
          </table:table-cell>
          <table:table-cell office:value-type="float" office:value="0.164339200000001">
            <text:p>0.1643392</text:p>
          </table:table-cell>
          <table:table-cell office:value-type="float" office:value="0.165203199999993">
            <text:p>0.1652032</text:p>
          </table:table-cell>
          <table:table-cell office:value-type="float" office:value="0.165663999999992">
            <text:p>0.165664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2:.B101])" office:value-type="float" office:value="0.242231930677459">
            <text:p>0.2422319307</text:p>
          </table:table-cell>
          <table:table-cell table:formula="of:=AVERAGE([.C2:.C101])" office:value-type="float" office:value="0.207522378677492">
            <text:p>0.2075223787</text:p>
          </table:table-cell>
          <table:table-cell table:formula="of:=AVERAGE([.D2:.D101])" office:value-type="float" office:value="0.230067754678516">
            <text:p>0.2300677547</text:p>
          </table:table-cell>
          <table:table-cell table:formula="of:=AVERAGE([.E2:.E101])" office:value-type="float" office:value="0.121453797344396">
            <text:p>0.1214537973</text:p>
          </table:table-cell>
          <table:table-cell table:formula="of:=AVERAGE([.F2:.F101])" office:value-type="float" office:value="0.138929237345704">
            <text:p>0.1389292373</text:p>
          </table:table-cell>
          <table:table-cell table:formula="of:=AVERAGE([.G2:.G101])" office:value-type="float" office:value="0.128387962677723">
            <text:p>0.1283879627</text:p>
          </table:table-cell>
          <table:table-cell table:formula="of:=AVERAGE([.H2:.H101])" office:value-type="float" office:value="0.186023178678545">
            <text:p>0.1860231787</text:p>
          </table:table-cell>
          <table:table-cell table:formula="of:=AVERAGE([.I2:.I101])" office:value-type="float" office:value="0.267586821349065">
            <text:p>0.2675868213</text:p>
          </table:table-cell>
          <table:table-cell table:formula="of:=AVERAGE([.J2:.J101])" office:value-type="float" office:value="0.201957653345213">
            <text:p>0.2019576533</text:p>
          </table:table-cell>
          <table:table-cell table:formula="of:=AVERAGE([.K2:.K101])" office:value-type="float" office:value="0.218586624014981">
            <text:p>0.218586624</text:p>
          </table:table-cell>
        </table:table-row>
        <table:table-row table:style-name="ro1">
          <table:table-cell office:value-type="string">
            <text:p>Ave in re-con</text:p>
          </table:table-cell>
          <table:table-cell table:formula="of:=AVERAGE([.B11:.B76])" office:value-type="float" office:value="0.282092824258775">
            <text:p>0.2820928243</text:p>
          </table:table-cell>
          <table:table-cell table:formula="of:=AVERAGE([.C11:.C76])" office:value-type="float" office:value="0.229265212137613">
            <text:p>0.2292652121</text:p>
          </table:table-cell>
          <table:table-cell table:formula="of:=AVERAGE([.D11:.D76])" office:value-type="float" office:value="0.262950109108863">
            <text:p>0.2629501091</text:p>
          </table:table-cell>
          <table:table-cell table:formula="of:=AVERAGE([.E11:.E76])" office:value-type="float" office:value="0.140379547491511">
            <text:p>0.1403795475</text:p>
          </table:table-cell>
          <table:table-cell table:formula="of:=AVERAGE([.F11:.F76])" office:value-type="float" office:value="0.166188105069253">
            <text:p>0.1661881051</text:p>
          </table:table-cell>
          <table:table-cell table:formula="of:=AVERAGE([.G11:.G76])" office:value-type="float" office:value="0.150007894966254">
            <text:p>0.150007895</text:p>
          </table:table-cell>
          <table:table-cell table:formula="of:=AVERAGE([.H11:.H76])" office:value-type="float" office:value="0.196453284866481">
            <text:p>0.1964532849</text:p>
          </table:table-cell>
          <table:table-cell table:formula="of:=AVERAGE([.I11:.I76])" office:value-type="float" office:value="0.319559798003634">
            <text:p>0.319559798</text:p>
          </table:table-cell>
          <table:table-cell table:formula="of:=AVERAGE([.J11:.J76])" office:value-type="float" office:value="0.219682682846284">
            <text:p>0.2196826828</text:p>
          </table:table-cell>
          <table:table-cell table:formula="of:=AVERAGE([.K11:.K76])" office:value-type="float" office:value="0.244640711133812">
            <text:p>0.2446407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ting </meta:initial-creator>
    <meta:creation-date>2013-11-21T11:09:53</meta:creation-date>
    <meta:generator>LibreOffice/3.5$Linux_X86_64 LibreOffice_project/350m1$Build-2</meta:generator>
    <dc:date>2013-11-21T11:24:53</dc:date>
    <dc:creator>wenting </dc:creator>
    <meta:editing-duration>P0D</meta:editing-duration>
    <meta:editing-cycles>2</meta:editing-cycles>
    <meta:document-statistic meta:table-count="11" meta:cell-count="6132" meta:object-count="0"/>
  </office:meta>
</office:document-meta>
</file>